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accelerator/current.xml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accelerator/current.xml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40/Configurations2/accelerator/current.xml"/>
  <manifest:file-entry manifest:media-type="application/vnd.sun.xml.ui.configuration" manifest:full-path="Object 40/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text/xml" manifest:full-path="styles.xml"/>
  <manifest:file-entry manifest:media-type="" manifest:full-path="Object 41/Configurations2/accelerator/current.xml"/>
  <manifest:file-entry manifest:media-type="application/vnd.sun.xml.ui.configuration" manifest:full-path="Object 41/Configurations2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" manifest:full-path="Object 42/Configurations2/accelerator/current.xml"/>
  <manifest:file-entry manifest:media-type="application/vnd.sun.xml.ui.configuration" manifest:full-path="Object 42/Configurations2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" manifest:full-path="Object 43/Configurations2/accelerator/current.xml"/>
  <manifest:file-entry manifest:media-type="application/vnd.sun.xml.ui.configuration" manifest:full-path="Object 43/Configurations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" manifest:full-path="Object 44/Configurations2/accelerator/current.xml"/>
  <manifest:file-entry manifest:media-type="application/vnd.sun.xml.ui.configuration" manifest:full-path="Object 44/Configurations2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text/xml" manifest:full-path="content.xml"/>
  <manifest:file-entry manifest:media-type="" manifest:full-path="Object 45/Configurations2/accelerator/current.xml"/>
  <manifest:file-entry manifest:media-type="application/vnd.sun.xml.ui.configuration" manifest:full-path="Object 45/Configurations2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" manifest:full-path="Object 46/Configurations2/accelerator/current.xml"/>
  <manifest:file-entry manifest:media-type="application/vnd.sun.xml.ui.configuration" manifest:full-path="Object 46/Configurations2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application/binary" manifest:full-path="layout-cache"/>
  <manifest:file-entry manifest:media-type="" manifest:full-path="Object 47/Configurations2/accelerator/current.xml"/>
  <manifest:file-entry manifest:media-type="application/vnd.sun.xml.ui.configuration" manifest:full-path="Object 47/Configurations2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" manifest:full-path="Object 48/Configurations2/accelerator/current.xml"/>
  <manifest:file-entry manifest:media-type="application/vnd.sun.xml.ui.configuration" manifest:full-path="Object 48/Configurations2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" manifest:full-path="Object 49/Configurations2/accelerator/current.xml"/>
  <manifest:file-entry manifest:media-type="application/vnd.sun.xml.ui.configuration" manifest:full-path="Object 49/Configurations2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version="1.2" manifest:full-path="Object 49/"/>
  <manifest:file-entry manifest:media-type="text/xml" manifest:full-path="meta.xml"/>
  <manifest:file-entry manifest:media-type="" manifest:full-path="Object 60/Configurations2/accelerator/current.xml"/>
  <manifest:file-entry manifest:media-type="application/vnd.sun.xml.ui.configuration" manifest:full-path="Object 60/Configurations2/"/>
  <manifest:file-entry manifest:media-type="text/xml" manifest:full-path="Object 60/content.xml"/>
  <manifest:file-entry manifest:media-type="text/xml" manifest:full-path="Object 60/settings.xml"/>
  <manifest:file-entry manifest:media-type="application/vnd.oasis.opendocument.formula" manifest:version="1.2" manifest:full-path="Object 60/"/>
  <manifest:file-entry manifest:media-type="" manifest:full-path="Object 61/Configurations2/accelerator/current.xml"/>
  <manifest:file-entry manifest:media-type="application/vnd.sun.xml.ui.configuration" manifest:full-path="Object 61/Configurations2/"/>
  <manifest:file-entry manifest:media-type="text/xml" manifest:full-path="Object 61/content.xml"/>
  <manifest:file-entry manifest:media-type="text/xml" manifest:full-path="Object 61/settings.xml"/>
  <manifest:file-entry manifest:media-type="application/vnd.oasis.opendocument.formula" manifest:version="1.2" manifest:full-path="Object 61/"/>
  <manifest:file-entry manifest:media-type="" manifest:full-path="Object 62/Configurations2/accelerator/current.xml"/>
  <manifest:file-entry manifest:media-type="application/vnd.sun.xml.ui.configuration" manifest:full-path="Object 62/Configurations2/"/>
  <manifest:file-entry manifest:media-type="text/xml" manifest:full-path="Object 62/content.xml"/>
  <manifest:file-entry manifest:media-type="text/xml" manifest:full-path="Object 62/settings.xml"/>
  <manifest:file-entry manifest:media-type="application/vnd.oasis.opendocument.formula" manifest:version="1.2" manifest:full-path="Object 62/"/>
  <manifest:file-entry manifest:media-type="" manifest:full-path="Object 63/Configurations2/accelerator/current.xml"/>
  <manifest:file-entry manifest:media-type="application/vnd.sun.xml.ui.configuration" manifest:full-path="Object 63/Configurations2/"/>
  <manifest:file-entry manifest:media-type="text/xml" manifest:full-path="Object 63/content.xml"/>
  <manifest:file-entry manifest:media-type="text/xml" manifest:full-path="Object 63/settings.xml"/>
  <manifest:file-entry manifest:media-type="application/vnd.oasis.opendocument.formula" manifest:version="1.2" manifest:full-path="Object 63/"/>
  <manifest:file-entry manifest:media-type="" manifest:full-path="Object 64/Configurations2/accelerator/current.xml"/>
  <manifest:file-entry manifest:media-type="application/vnd.sun.xml.ui.configuration" manifest:full-path="Object 64/Configurations2/"/>
  <manifest:file-entry manifest:media-type="text/xml" manifest:full-path="Object 64/content.xml"/>
  <manifest:file-entry manifest:media-type="text/xml" manifest:full-path="Object 64/settings.xml"/>
  <manifest:file-entry manifest:media-type="application/vnd.oasis.opendocument.formula" manifest:version="1.2" manifest:full-path="Object 64/"/>
  <manifest:file-entry manifest:media-type="" manifest:full-path="Object 65/Configurations2/accelerator/current.xml"/>
  <manifest:file-entry manifest:media-type="application/vnd.sun.xml.ui.configuration" manifest:full-path="Object 65/Configurations2/"/>
  <manifest:file-entry manifest:media-type="text/xml" manifest:full-path="Object 65/content.xml"/>
  <manifest:file-entry manifest:media-type="text/xml" manifest:full-path="Object 65/settings.xml"/>
  <manifest:file-entry manifest:media-type="application/vnd.oasis.opendocument.formula" manifest:version="1.2" manifest:full-path="Object 65/"/>
  <manifest:file-entry manifest:media-type="" manifest:full-path="Object 66/Configurations2/accelerator/current.xml"/>
  <manifest:file-entry manifest:media-type="application/vnd.sun.xml.ui.configuration" manifest:full-path="Object 66/Configurations2/"/>
  <manifest:file-entry manifest:media-type="text/xml" manifest:full-path="Object 66/content.xml"/>
  <manifest:file-entry manifest:media-type="text/xml" manifest:full-path="Object 66/settings.xml"/>
  <manifest:file-entry manifest:media-type="application/vnd.oasis.opendocument.formula" manifest:version="1.2" manifest:full-path="Object 66/"/>
  <manifest:file-entry manifest:media-type="" manifest:full-path="Object 67/Configurations2/accelerator/current.xml"/>
  <manifest:file-entry manifest:media-type="application/vnd.sun.xml.ui.configuration" manifest:full-path="Object 67/Configurations2/"/>
  <manifest:file-entry manifest:media-type="text/xml" manifest:full-path="Object 67/content.xml"/>
  <manifest:file-entry manifest:media-type="text/xml" manifest:full-path="Object 67/settings.xml"/>
  <manifest:file-entry manifest:media-type="application/vnd.oasis.opendocument.formula" manifest:version="1.2" manifest:full-path="Object 67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68/Configurations2/accelerator/current.xml"/>
  <manifest:file-entry manifest:media-type="application/vnd.sun.xml.ui.configuration" manifest:full-path="Object 68/Configurations2/"/>
  <manifest:file-entry manifest:media-type="text/xml" manifest:full-path="Object 68/content.xml"/>
  <manifest:file-entry manifest:media-type="text/xml" manifest:full-path="Object 68/settings.xml"/>
  <manifest:file-entry manifest:media-type="application/vnd.oasis.opendocument.formula" manifest:version="1.2" manifest:full-path="Object 68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69/Configurations2/accelerator/current.xml"/>
  <manifest:file-entry manifest:media-type="application/vnd.sun.xml.ui.configuration" manifest:full-path="Object 69/Configurations2/"/>
  <manifest:file-entry manifest:media-type="text/xml" manifest:full-path="Object 69/content.xml"/>
  <manifest:file-entry manifest:media-type="text/xml" manifest:full-path="Object 69/settings.xml"/>
  <manifest:file-entry manifest:media-type="application/vnd.oasis.opendocument.formula" manifest:version="1.2" manifest:full-path="Object 69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application/rdf+xml" manifest:full-path="manifest.rdf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30/Configurations2/accelerator/current.xml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31/Configurations2/accelerator/current.xml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32/Configurations2/accelerator/current.xml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3/Configurations2/accelerator/current.xml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34/Configurations2/accelerator/current.xml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35/Configurations2/accelerator/current.xml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36/Configurations2/accelerator/current.xml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37/Configurations2/accelerator/current.xml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38/Configurations2/accelerator/current.xml"/>
  <manifest:file-entry manifest:media-type="application/vnd.sun.xml.ui.configuration" manifest:full-path="Object 38/Configurations2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39/Configurations2/accelerator/current.xml"/>
  <manifest:file-entry manifest:media-type="application/vnd.sun.xml.ui.configuration" manifest:full-path="Object 39/Configurations2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67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8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69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9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" manifest:full-path="Object 50/Configurations2/accelerator/current.xml"/>
  <manifest:file-entry manifest:media-type="application/vnd.sun.xml.ui.configuration" manifest:full-path="Object 50/Configurations2/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version="1.2" manifest:full-path="Object 50/"/>
  <manifest:file-entry manifest:media-type="" manifest:full-path="Object 51/Configurations2/accelerator/current.xml"/>
  <manifest:file-entry manifest:media-type="application/vnd.sun.xml.ui.configuration" manifest:full-path="Object 51/Configurations2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version="1.2" manifest:full-path="Object 51/"/>
  <manifest:file-entry manifest:media-type="" manifest:full-path="Object 52/Configurations2/accelerator/current.xml"/>
  <manifest:file-entry manifest:media-type="application/vnd.sun.xml.ui.configuration" manifest:full-path="Object 52/Configurations2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version="1.2" manifest:full-path="Object 52/"/>
  <manifest:file-entry manifest:media-type="text/xml" manifest:full-path="settings.xml"/>
  <manifest:file-entry manifest:media-type="" manifest:full-path="Object 53/Configurations2/accelerator/current.xml"/>
  <manifest:file-entry manifest:media-type="application/vnd.sun.xml.ui.configuration" manifest:full-path="Object 53/Configurations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" manifest:full-path="Object 54/Configurations2/accelerator/current.xml"/>
  <manifest:file-entry manifest:media-type="application/vnd.sun.xml.ui.configuration" manifest:full-path="Object 54/Configurations2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" manifest:full-path="Object 55/Configurations2/accelerator/current.xml"/>
  <manifest:file-entry manifest:media-type="application/vnd.sun.xml.ui.configuration" manifest:full-path="Object 55/Configurations2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version="1.2" manifest:full-path="Object 55/"/>
  <manifest:file-entry manifest:media-type="" manifest:full-path="Object 56/Configurations2/accelerator/current.xml"/>
  <manifest:file-entry manifest:media-type="application/vnd.sun.xml.ui.configuration" manifest:full-path="Object 56/Configurations2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version="1.2" manifest:full-path="Object 56/"/>
  <manifest:file-entry manifest:media-type="" manifest:full-path="Object 57/Configurations2/accelerator/current.xml"/>
  <manifest:file-entry manifest:media-type="application/vnd.sun.xml.ui.configuration" manifest:full-path="Object 57/Configurations2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version="1.2" manifest:full-path="Object 57/"/>
  <manifest:file-entry manifest:media-type="image/png" manifest:full-path="Thumbnails/thumbnail.png"/>
  <manifest:file-entry manifest:media-type="" manifest:full-path="Object 58/Configurations2/accelerator/current.xml"/>
  <manifest:file-entry manifest:media-type="application/vnd.sun.xml.ui.configuration" manifest:full-path="Object 58/Configurations2/"/>
  <manifest:file-entry manifest:media-type="text/xml" manifest:full-path="Object 58/content.xml"/>
  <manifest:file-entry manifest:media-type="text/xml" manifest:full-path="Object 58/settings.xml"/>
  <manifest:file-entry manifest:media-type="application/vnd.oasis.opendocument.formula" manifest:version="1.2" manifest:full-path="Object 58/"/>
  <manifest:file-entry manifest:media-type="" manifest:full-path="Object 59/Configurations2/accelerator/current.xml"/>
  <manifest:file-entry manifest:media-type="application/vnd.sun.xml.ui.configuration" manifest:full-path="Object 59/Configurations2/"/>
  <manifest:file-entry manifest:media-type="text/xml" manifest:full-path="Object 59/content.xml"/>
  <manifest:file-entry manifest:media-type="text/xml" manifest:full-path="Object 59/settings.xml"/>
  <manifest:file-entry manifest:media-type="application/vnd.oasis.opendocument.formula" manifest:version="1.2" manifest:full-path="Object 59/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text-properties style:font-name="Cambria" fo:language="ru" fo:country="RU"/>
    </style:style>
    <style:style style:name="P2" style:family="paragraph" style:parent-style-name="Text_20_body">
      <style:text-properties style:font-name="Cambria" fo:language="ru" fo:country="RU" fo:font-weight="bold" style:font-weight-asian="bold" style:font-weight-complex="bold"/>
    </style:style>
    <style:style style:name="P3" style:family="paragraph" style:parent-style-name="Text_20_body">
      <style:paragraph-properties fo:text-align="center" style:justify-single-word="false"/>
      <style:text-properties style:font-name="Cambria" fo:language="ru" fo:country="RU"/>
    </style:style>
    <style:style style:name="P4" style:family="paragraph" style:parent-style-name="Text_20_body">
      <style:text-properties style:font-name="Cambria" fo:language="ru" fo:country="RU" fo:font-style="normal" fo:font-weight="bold" style:font-style-asian="normal" style:font-weight-asian="bold" style:font-style-complex="normal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7" style:family="paragraph" style:parent-style-name="Standard">
      <style:text-properties style:font-name="Cambria"/>
    </style:style>
    <style:style style:name="P8" style:family="paragraph" style:parent-style-name="Heading_20_1">
      <style:text-properties style:font-name="Cambria"/>
    </style:style>
    <style:style style:name="P9" style:family="paragraph" style:parent-style-name="Text_20_body" style:list-style-name="L1">
      <style:text-properties style:font-name="Cambria"/>
    </style:style>
    <style:style style:name="P10" style:family="paragraph" style:parent-style-name="Text_20_body" style:list-style-name="L1">
      <style:text-properties style:font-name="Cambria" fo:language="ru" fo:country="RU"/>
    </style:style>
    <style:style style:name="P11" style:family="paragraph" style:parent-style-name="Text_20_body" style:list-style-name="L2">
      <style:text-properties style:font-name="Cambria" fo:language="ru" fo:country="RU"/>
    </style:style>
    <style:style style:name="P12" style:family="paragraph" style:parent-style-name="Text_20_body" style:list-style-name="L3">
      <style:text-properties style:font-name="Cambria" fo:language="ru" fo:country="RU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language="en" fo:country="US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weight="bold" style:font-weight-asian="bold" style:font-weight-complex="bold"/>
    </style:style>
    <style:style style:name="T5" style:family="text">
      <style:text-properties style:text-position="super 58%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<draw:frame draw:style-name="fr1" draw:name="Графический объект1" text:anchor-type="as-char" svg:width="1.011cm" svg:height="0.9cm" draw:z-index="1"><draw:image xlink:href="../images/0663.png" xlink:type="simple" xlink:show="embed" xlink:actuate="onLoad"/></draw:frame></text:p>
          </table:table-cell>
          <table:table-cell table:style-name="Table1.B1" office:value-type="string">
            <text:h text:style-name="P8" text:outline-level="1">Двигатель синхронный без успокаивающих обмоток</text:h>
          </table:table-cell>
        </table:table-row>
        <table:table-row>
          <table:table-cell table:style-name="Table1.A2" office:value-type="string">
            <text:p text:style-name="P6">в палитре</text:p>
          </table:table-cell>
          <table:table-cell table:style-name="Table1.B1" office:value-type="string">
            <text:p text:style-name="P7"/>
          </table:table-cell>
        </table:table-row>
        <table:table-row table:style-name="Table1.3">
          <table:table-cell table:style-name="Table1.A1" office:value-type="string">
            <text:p text:style-name="P5"><draw:frame draw:style-name="fr2" draw:name="Графический объект2" text:anchor-type="as-char" svg:width="2.35cm" svg:height="1.3cm" draw:z-index="0"><draw:image xlink:href="../images/0663s.png" xlink:type="simple" xlink:show="embed" xlink:actuate="onLoad"/></draw:frame></text:p>
          </table:table-cell>
          <table:table-cell table:style-name="Table1.A1" office:value-type="string">
            <text:p text:style-name="P7"/>
          </table:table-cell>
        </table:table-row>
        <table:table-row table:style-name="Table1.3">
          <table:table-cell table:style-name="Table1.A4" office:value-type="string">
            <text:p text:style-name="P6">на схеме</text:p>
          </table:table-cell>
          <table:table-cell table:style-name="Table1.B4" office:value-type="string">
            <text:p text:style-name="P7"/>
          </table:table-cell>
        </table:table-row>
        <table:table-row table:style-name="Table1.3">
          <table:table-cell table:style-name="Table1.A2" table:number-columns-spanned="2" office:value-type="string">
            <text:p text:style-name="P1">Блок реализует модель синхронного двигателя с постоянным магнитом без успокаивающих обмоток (ДС).</text:p>
            <text:p text:style-name="P2">Расчетная схема и дифференциальные уравнения ДС</text:p>
            <text:p text:style-name="P1">Расчетная схема ДС аналогична схеме асинхронного электродвигателя с добавлением контура обмотки возбуждения по оси<draw:frame draw:style-name="fr3" draw:name="Объект1" text:anchor-type="as-char" svg:width="0.527cm" svg:height="0.28cm" draw:z-index="2"><draw:object xlink:href="./Object 1" xlink:type="simple" xlink:show="embed" xlink:actuate="onLoad"/><draw:image xlink:href="./ObjectReplacements/Object 1" xlink:type="simple" xlink:show="embed" xlink:actuate="onLoad"/></draw:frame>, на который подано напряжение<draw:frame draw:style-name="fr3" draw:name="Объект2" text:anchor-type="as-char" svg:width="1.884cm" svg:height="0.621cm" draw:z-index="3"><draw:object xlink:href="./Object 2" xlink:type="simple" xlink:show="embed" xlink:actuate="onLoad"/><draw:image xlink:href="./ObjectReplacements/Object 2" xlink:type="simple" xlink:show="embed" xlink:actuate="onLoad"/></draw:frame>. Уравнения равновесия напряжений обмоток ДС имеют следующий вид (в предположении, что <text:span text:style-name="T1">статор вращается с частотой, обратной частоте вращения ротора, а ротор неподвижен</text:span>):</text:p>
            <text:p text:style-name="P1"><draw:frame draw:style-name="fr3" draw:name="Объект6" text:anchor-type="as-char" svg:width="9.931cm" svg:height="6.943cm" draw:z-index="4"><draw:object xlink:href="./Object 3" xlink:type="simple" xlink:show="embed" xlink:actuate="onLoad"/><draw:image xlink:href="./ObjectReplacements/Object 3" xlink:type="simple" xlink:show="embed" xlink:actuate="onLoad"/><svg:desc>формула</svg:desc></draw:frame>(1)</text:p>
            <text:p text:style-name="P1">Уравнение равновесия моментов имеет вид:</text:p>
            <text:p text:style-name="P1"><draw:frame draw:style-name="fr3" draw:name="Объект30" text:anchor-type="as-char" svg:width="9.652cm" svg:height="2.692cm" draw:z-index="5"><draw:object xlink:href="./Object 4" xlink:type="simple" xlink:show="embed" xlink:actuate="onLoad"/><draw:image xlink:href="./ObjectReplacements/Object 4" xlink:type="simple" xlink:show="embed" xlink:actuate="onLoad"/><svg:desc>формула</svg:desc></draw:frame>(2)</text:p>
            <text:p text:style-name="P1">В этих уравнениях:<draw:frame draw:style-name="fr3" draw:name="Объект3" text:anchor-type="as-char" svg:width="4.246cm" svg:height="0.631cm" draw:z-index="6"><draw:object xlink:href="./Object 5" xlink:type="simple" xlink:show="embed" xlink:actuate="onLoad"/><draw:image xlink:href="./ObjectReplacements/Object 5" xlink:type="simple" xlink:show="embed" xlink:actuate="onLoad"/></draw:frame>–<text:span text:style-name="T2"> </text:span>омические сопротивления обмоток статора, возбуждения, контуров пусковой (успокоительной) обмотки;</text:p>
            <text:p text:style-name="P1"><draw:frame draw:style-name="fr3" draw:name="Объект4" text:anchor-type="as-char" svg:width="8.005cm" svg:height="0.631cm" draw:z-index="7"><draw:object xlink:href="./Object 6" xlink:type="simple" xlink:show="embed" xlink:actuate="onLoad"/><draw:image xlink:href="./ObjectReplacements/Object 6" xlink:type="simple" xlink:show="embed" xlink:actuate="onLoad"/></draw:frame>–<text:span text:style-name="T2"> </text:span>токи обмоток статора и ротора;</text:p>
            <text:p text:style-name="P1"><draw:frame draw:style-name="fr3" draw:name="Объект5" text:anchor-type="as-char" svg:width="9.4cm" svg:height="0.631cm" draw:z-index="8"><draw:object xlink:href="./Object 7" xlink:type="simple" xlink:show="embed" xlink:actuate="onLoad"/><draw:image xlink:href="./ObjectReplacements/Object 7" xlink:type="simple" xlink:show="embed" xlink:actuate="onLoad"/></draw:frame>–<text:span text:style-name="T2"> </text:span>потокосцепления обмоток статора и ротора;<draw:frame draw:style-name="fr3" draw:name="Объект7" text:anchor-type="as-char" svg:width="1.175cm" svg:height="0.564cm" draw:z-index="9"><draw:object xlink:href="./Object 8" xlink:type="simple" xlink:show="embed" xlink:actuate="onLoad"/><draw:image xlink:href="./ObjectReplacements/Object 8" xlink:type="simple" xlink:show="embed" xlink:actuate="onLoad"/></draw:frame>–<text:span text:style-name="T2"> </text:span>частота вращения ротора,<draw:frame draw:style-name="fr3" draw:name="Объект9" text:anchor-type="as-char" svg:width="0.697cm" svg:height="0.621cm" draw:z-index="11"><draw:object xlink:href="./Object 10" xlink:type="simple" xlink:show="embed" xlink:actuate="onLoad"/><draw:image xlink:href="./ObjectReplacements/Object 10" xlink:type="simple" xlink:show="embed" xlink:actuate="onLoad"/><svg:desc>формула</svg:desc></draw:frame>–<text:span text:style-name="T2"> </text:span>число пар полюсов;<draw:frame draw:style-name="fr3" draw:name="Объект10" text:anchor-type="as-char" svg:width="0.755cm" svg:height="0.621cm" draw:z-index="12"><draw:object xlink:href="./Object 11" xlink:type="simple" xlink:show="embed" xlink:actuate="onLoad"/><draw:image xlink:href="./ObjectReplacements/Object 11" xlink:type="simple" xlink:show="embed" xlink:actuate="onLoad"/><svg:desc>формула</svg:desc></draw:frame>–<text:span text:style-name="T2"> </text:span>число фаз питающего напряжения;<draw:frame draw:style-name="fr3" draw:name="Объект8" text:anchor-type="as-char" svg:width="2.591cm" svg:height="0.621cm" draw:z-index="10"><draw:object xlink:href="./Object 9" xlink:type="simple" xlink:show="embed" xlink:actuate="onLoad"/><draw:image xlink:href="./ObjectReplacements/Object 9" xlink:type="simple" xlink:show="embed" xlink:actuate="onLoad"/><svg:desc>формула</svg:desc></draw:frame>–<text:span text:style-name="T2"> </text:span>частота вращения магнитного поля,<draw:frame draw:style-name="fr3" draw:name="Объект11" text:anchor-type="as-char" svg:width="1.274cm" svg:height="0.621cm" draw:z-index="13"><draw:object xlink:href="./Object 12" xlink:type="simple" xlink:show="embed" xlink:actuate="onLoad"/><draw:image xlink:href="./ObjectReplacements/Object 12" xlink:type="simple" xlink:show="embed" xlink:actuate="onLoad"/><svg:desc>формула</svg:desc></draw:frame>–<text:span text:style-name="T2"> </text:span>электромагнитный момент.</text:p>
            <text:p text:style-name="P1"><text:soft-page-break/><draw:frame draw:style-name="fr3" draw:name="Объект12" text:anchor-type="as-char" svg:width="9.888cm" svg:height="3.752cm" draw:z-index="14"><draw:object xlink:href="./Object 13" xlink:type="simple" xlink:show="embed" xlink:actuate="onLoad"/><draw:image xlink:href="./ObjectReplacements/Object 13" xlink:type="simple" xlink:show="embed" xlink:actuate="onLoad"/><svg:desc>формула</svg:desc></draw:frame>(3)</text:p>
            <text:p text:style-name="P1">где<draw:frame draw:style-name="fr3" draw:name="Объект13" text:anchor-type="as-char" svg:width="5.988cm" svg:height="0.631cm" draw:z-index="15"><draw:object xlink:href="./Object 14" xlink:type="simple" xlink:show="embed" xlink:actuate="onLoad"/><draw:image xlink:href="./ObjectReplacements/Object 14" xlink:type="simple" xlink:show="embed" xlink:actuate="onLoad"/><svg:desc>формула</svg:desc></draw:frame>–<text:span text:style-name="T2"> </text:span>собственные индуктивности контуров статора и ротора,<draw:frame draw:style-name="fr3" draw:name="Объект14" text:anchor-type="as-char" svg:width="2.203cm" svg:height="0.631cm" draw:z-index="16"><draw:object xlink:href="./Object 15" xlink:type="simple" xlink:show="embed" xlink:actuate="onLoad"/><draw:image xlink:href="./ObjectReplacements/Object 15" xlink:type="simple" xlink:show="embed" xlink:actuate="onLoad"/><svg:desc>формула</svg:desc></draw:frame>–<text:span text:style-name="T2"> </text:span>взаимные индуктивности между обмотками, лежащими по продольной или по поперечной осям. (В этой системе уравнений в приведенных к статору значениях параметров ротора символы ' (прим) опущены).</text:p>
            <text:p text:style-name="P1">Запишем выражения для потокосцеплений через основные потоки и потоки рассеяния, т.е.:</text:p>
            <text:p text:style-name="P1"><draw:frame draw:style-name="fr3" draw:name="Объект15" text:anchor-type="as-char" svg:width="6.498cm" svg:height="3.538cm" draw:z-index="17"><draw:object xlink:href="./Object 16" xlink:type="simple" xlink:show="embed" xlink:actuate="onLoad"/><draw:image xlink:href="./ObjectReplacements/Object 16" xlink:type="simple" xlink:show="embed" xlink:actuate="onLoad"/><svg:desc>формула</svg:desc></draw:frame>(4)</text:p>
            <text:p text:style-name="P1">Получаем:</text:p>
            <text:p text:style-name="P1"><draw:frame draw:style-name="fr3" draw:name="Объект16" text:anchor-type="as-char" svg:width="11.395cm" svg:height="3.896cm" draw:z-index="18"><draw:object xlink:href="./Object 17" xlink:type="simple" xlink:show="embed" xlink:actuate="onLoad"/><draw:image xlink:href="./ObjectReplacements/Object 17" xlink:type="simple" xlink:show="embed" xlink:actuate="onLoad"/><svg:desc>формула</svg:desc></draw:frame>(5)</text:p>
            <text:p text:style-name="P1">В этом случае схема замещения электрической части машины имеет вид:</text:p>
            <text:p text:style-name="P3"><draw:frame draw:style-name="fr2" draw:name="Графический объект3" text:anchor-type="as-char" svg:width="16.484cm" svg:height="5.53cm" draw:z-index="19"><draw:image xlink:href="../images/0663-ris-1.png" xlink:type="simple" xlink:show="embed" xlink:actuate="onLoad"/></draw:frame></text:p>
            <text:p text:style-name="P3">Рисунок 1</text:p>
            <text:p text:style-name="P1">Сгруппируем 1,3,4 и 2,5 уравнения системы (5). Имеем уравнения</text:p>
            <text:p text:style-name="P1"><text:soft-page-break/><draw:frame draw:style-name="fr3" draw:name="Объект17" text:anchor-type="as-char" svg:width="11.395cm" svg:height="3.896cm" draw:z-index="20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      <text:p text:style-name="P1">Или, если ввести матрицы и векторы</text:p>
            <text:p text:style-name="P1"><draw:frame draw:style-name="fr3" draw:name="Объект18" text:anchor-type="as-char" svg:width="9.888cm" svg:height="2.097cm" draw:z-index="21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      <text:p text:style-name="P1"><draw:frame draw:style-name="fr3" draw:name="Объект19" text:anchor-type="as-char" svg:width="6.673cm" svg:height="1.415cm" draw:z-index="22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      <text:p text:style-name="P1"><draw:frame draw:style-name="fr3" draw:name="Объект20" text:anchor-type="as-char" svg:width="5.904cm" svg:height="0.774cm" draw:z-index="23"><draw:object xlink:href="./Object 21" xlink:type="simple" xlink:show="embed" xlink:actuate="onLoad"/><draw:image xlink:href="./ObjectReplacements/Object 21" xlink:type="simple" xlink:show="embed" xlink:actuate="onLoad"/><svg:desc>формула</svg:desc></draw:frame></text:p>
            <text:p text:style-name="P1"><draw:frame draw:style-name="fr3" draw:name="Объект21" text:anchor-type="as-char" svg:width="4.267cm" svg:height="0.783cm" draw:z-index="24"><draw:object xlink:href="./Object 22" xlink:type="simple" xlink:show="embed" xlink:actuate="onLoad"/><draw:image xlink:href="./ObjectReplacements/Object 22" xlink:type="simple" xlink:show="embed" xlink:actuate="onLoad"/><svg:desc>формула</svg:desc></draw:frame></text:p>
            <text:p text:style-name="P1"><draw:frame draw:style-name="fr3" draw:name="Объект22" text:anchor-type="as-char" svg:width="5.265cm" svg:height="0.774cm" draw:z-index="25"><draw:object xlink:href="./Object 23" xlink:type="simple" xlink:show="embed" xlink:actuate="onLoad"/><draw:image xlink:href="./ObjectReplacements/Object 23" xlink:type="simple" xlink:show="embed" xlink:actuate="onLoad"/><svg:desc>формула</svg:desc></draw:frame></text:p>
            <text:p text:style-name="P1"><draw:frame draw:style-name="fr3" draw:name="Объект23" text:anchor-type="as-char" svg:width="3.628cm" svg:height="0.783cm" draw:z-index="26"><draw:object xlink:href="./Object 24" xlink:type="simple" xlink:show="embed" xlink:actuate="onLoad"/><draw:image xlink:href="./ObjectReplacements/Object 24" xlink:type="simple" xlink:show="embed" xlink:actuate="onLoad"/><svg:desc>формула</svg:desc></draw:frame></text:p>
            <text:p text:style-name="P1">то получаем</text:p>
            <text:p text:style-name="P1"><draw:frame draw:style-name="fr3" draw:name="Объект24" text:anchor-type="as-char" svg:width="5.741cm" svg:height="0.683cm" draw:z-index="27"><draw:object xlink:href="./Object 25" xlink:type="simple" xlink:show="embed" xlink:actuate="onLoad"/><draw:image xlink:href="./ObjectReplacements/Object 25" xlink:type="simple" xlink:show="embed" xlink:actuate="onLoad"/><svg:desc>формула</svg:desc></draw:frame>(6)</text:p>
            <text:p text:style-name="P1">В результате имеем:</text:p>
            <text:p text:style-name="P1"><draw:frame draw:style-name="fr3" draw:name="Объект25" text:anchor-type="as-char" svg:width="17.348cm" svg:height="2.097cm" draw:z-index="28"><draw:object xlink:href="./Object 26" xlink:type="simple" xlink:show="embed" xlink:actuate="onLoad"/><draw:image xlink:href="./ObjectReplacements/Object 26" xlink:type="simple" xlink:show="embed" xlink:actuate="onLoad"/><svg:desc>формула</svg:desc></draw:frame>(7)</text:p>
            <text:p text:style-name="P1"><draw:frame draw:style-name="fr3" draw:name="Объект26" text:anchor-type="as-char" svg:width="7.576cm" svg:height="1.415cm" draw:z-index="29"><draw:object xlink:href="./Object 27" xlink:type="simple" xlink:show="embed" xlink:actuate="onLoad"/><draw:image xlink:href="./ObjectReplacements/Object 27" xlink:type="simple" xlink:show="embed" xlink:actuate="onLoad"/><svg:desc>формула</svg:desc></draw:frame>(8)</text:p>
            <text:p text:style-name="P1">и можно записать:</text:p>
            <text:p text:style-name="P1"><draw:frame draw:style-name="fr3" draw:name="Объект27" text:anchor-type="as-char" svg:width="5.553cm" svg:height="2.752cm" draw:z-index="30"><draw:object xlink:href="./Object 28" xlink:type="simple" xlink:show="embed" xlink:actuate="onLoad"/><draw:image xlink:href="./ObjectReplacements/Object 28" xlink:type="simple" xlink:show="embed" xlink:actuate="onLoad"/><svg:desc>формула</svg:desc></draw:frame>(9)</text:p>
            <text:p text:style-name="P1">где<draw:frame draw:style-name="fr3" draw:name="Объект28" text:anchor-type="as-char" svg:width="3.44cm" svg:height="1.312cm" draw:z-index="33"><draw:object xlink:href="./Object 29" xlink:type="simple" xlink:show="embed" xlink:actuate="onLoad"/><draw:image xlink:href="./ObjectReplacements/Object 29" xlink:type="simple" xlink:show="embed" xlink:actuate="onLoad"/></draw:frame></text:p>
            <text:p text:style-name="P1">Исключив в исходной системе дифференциальных уравнений (1) токи, и введя обозначения:</text:p>
            <text:p text:style-name="P1"><text:soft-page-break/><draw:frame draw:style-name="fr3" draw:name="Объект29" text:anchor-type="as-char" svg:width="14.302cm" svg:height="6.452cm" draw:z-index="31"><draw:object xlink:href="./Object 30" xlink:type="simple" xlink:show="embed" xlink:actuate="onLoad"/><draw:image xlink:href="./ObjectReplacements/Object 30" xlink:type="simple" xlink:show="embed" xlink:actuate="onLoad"/><svg:desc>формула</svg:desc></draw:frame></text:p>
            <text:p text:style-name="P1">получаем систему из пяти дифференциальных уравнений первого порядка, описывающую электромагнитные процессы в синхронном двигателе:</text:p>
            <text:p text:style-name="P1"><draw:frame draw:style-name="fr3" draw:name="Объект56" text:anchor-type="as-char" svg:width="15.429cm" svg:height="6.943cm" draw:z-index="32"><draw:object xlink:href="./Object 31" xlink:type="simple" xlink:show="embed" xlink:actuate="onLoad"/><draw:image xlink:href="./ObjectReplacements/Object 31" xlink:type="simple" xlink:show="embed" xlink:actuate="onLoad"/><svg:desc>формула</svg:desc></draw:frame>(10)</text:p>
            <text:p text:style-name="P2">Уравнения, описывающие механические процессы в двигателе</text:p>
            <text:p text:style-name="P1">Рассчитаем токи<draw:frame draw:style-name="fr3" draw:name="Объект31" text:anchor-type="as-char" svg:width="2.863cm" svg:height="0.631cm" draw:z-index="34"><draw:object xlink:href="./Object 32" xlink:type="simple" xlink:show="embed" xlink:actuate="onLoad"/><draw:image xlink:href="./ObjectReplacements/Object 32" xlink:type="simple" xlink:show="embed" xlink:actuate="onLoad"/><svg:desc>формула</svg:desc></draw:frame>и введем обозначения:</text:p>
            <text:p text:style-name="P1"><draw:frame draw:style-name="fr3" draw:name="Объект32" text:anchor-type="as-char" svg:width="10.888cm" svg:height="2.512cm" draw:z-index="35"><draw:object xlink:href="./Object 33" xlink:type="simple" xlink:show="embed" xlink:actuate="onLoad"/><draw:image xlink:href="./ObjectReplacements/Object 33" xlink:type="simple" xlink:show="embed" xlink:actuate="onLoad"/></draw:frame></text:p>
            <text:p text:style-name="P1">Тогда получаем:</text:p>
            <text:p text:style-name="P1"><draw:frame draw:style-name="fr3" draw:name="Объект33" text:anchor-type="as-char" svg:width="9.677cm" svg:height="1.402cm" draw:z-index="36"><draw:object xlink:href="./Object 34" xlink:type="simple" xlink:show="embed" xlink:actuate="onLoad"/><draw:image xlink:href="./ObjectReplacements/Object 34" xlink:type="simple" xlink:show="embed" xlink:actuate="onLoad"/><svg:desc>формула</svg:desc></draw:frame>(12)</text:p>
            <text:p text:style-name="P1"><draw:frame draw:style-name="fr3" draw:name="Объект34" text:anchor-type="as-char" svg:width="9.652cm" svg:height="2.692cm" draw:z-index="37"><draw:object xlink:href="./Object 35" xlink:type="simple" xlink:show="embed" xlink:actuate="onLoad"/><draw:image xlink:href="./ObjectReplacements/Object 35" xlink:type="simple" xlink:show="embed" xlink:actuate="onLoad"/><svg:desc>формула</svg:desc></draw:frame>(13)</text:p>
            <text:p text:style-name="P1"><text:soft-page-break/><draw:frame draw:style-name="fr3" draw:name="Объект35" text:anchor-type="as-char" svg:width="6.696cm" svg:height="2.63cm" draw:z-index="38"><draw:object xlink:href="./Object 36" xlink:type="simple" xlink:show="embed" xlink:actuate="onLoad"/><draw:image xlink:href="./ObjectReplacements/Object 36" xlink:type="simple" xlink:show="embed" xlink:actuate="onLoad"/><svg:desc>формула</svg:desc></draw:frame>(14)</text:p>
            <text:p text:style-name="P1">где<draw:frame draw:style-name="fr3" draw:name="Объект41" text:anchor-type="as-char" svg:width="0.534cm" svg:height="0.549cm" draw:z-index="39"><draw:object xlink:href="./Object 42" xlink:type="simple" xlink:show="embed" xlink:actuate="onLoad"/><draw:image xlink:href="./ObjectReplacements/Object 42" xlink:type="simple" xlink:show="embed" xlink:actuate="onLoad"/><svg:desc>формула</svg:desc></draw:frame>–<text:span text:style-name="T2"> </text:span>момент инерции, приведенный к валу двигателя,<draw:frame draw:style-name="fr3" draw:name="Объект42" text:anchor-type="as-char" svg:width="1.039cm" svg:height="0.564cm" draw:z-index="40"><draw:object xlink:href="./Object 43" xlink:type="simple" xlink:show="embed" xlink:actuate="onLoad"/><draw:image xlink:href="./ObjectReplacements/Object 43" xlink:type="simple" xlink:show="embed" xlink:actuate="onLoad"/><svg:desc>формула</svg:desc></draw:frame>–<text:span text:style-name="T2"> </text:span>угол поворота вала двигателя,<draw:frame draw:style-name="fr3" draw:name="Объект43" text:anchor-type="as-char" svg:width="1.453cm" svg:height="0.621cm" draw:z-index="41"><draw:object xlink:href="./Object 44" xlink:type="simple" xlink:show="embed" xlink:actuate="onLoad"/><draw:image xlink:href="./ObjectReplacements/Object 44" xlink:type="simple" xlink:show="embed" xlink:actuate="onLoad"/><svg:desc>формула</svg:desc></draw:frame>–<text:span text:style-name="T2"> </text:span>электромагнитный момент,<draw:frame draw:style-name="fr3" draw:name="Объект44" text:anchor-type="as-char" svg:width="1.898cm" svg:height="0.621cm" draw:z-index="42"><draw:object xlink:href="./Object 45" xlink:type="simple" xlink:show="embed" xlink:actuate="onLoad"/><draw:image xlink:href="./ObjectReplacements/Object 45" xlink:type="simple" xlink:show="embed" xlink:actuate="onLoad"/><svg:desc>формула</svg:desc></draw:frame>–<text:span text:style-name="T2"> </text:span>возмущающий момент.</text:p>
            <text:p text:style-name="P2">Уравнения динамики синхронного двигателя с постоянным магнитом без успокаивающих обмоток</text:p>
            <text:p text:style-name="P1">Таким образом, уравнения динамики синхронного двигателя с постоянным магнитом без успокаивающих обмоток имеют вид:</text:p>
            <text:p text:style-name="P1"><draw:frame draw:style-name="fr3" draw:name="Объект36" text:anchor-type="as-char" svg:width="13.894cm" svg:height="6.391cm" draw:z-index="43"><draw:object xlink:href="./Object 37" xlink:type="simple" xlink:show="embed" xlink:actuate="onLoad"/><draw:image xlink:href="./ObjectReplacements/Object 37" xlink:type="simple" xlink:show="embed" xlink:actuate="onLoad"/><svg:desc>формула</svg:desc></draw:frame>(15)</text:p>
            <text:p text:style-name="P1">Согласно уравнениям (15), переменными состояния ДС являются токи статора<draw:frame draw:style-name="fr3" draw:name="Объект37" text:anchor-type="as-char" svg:width="2.863cm" svg:height="0.631cm" draw:z-index="44"><draw:object xlink:href="./Object 38" xlink:type="simple" xlink:show="embed" xlink:actuate="onLoad"/><draw:image xlink:href="./ObjectReplacements/Object 38" xlink:type="simple" xlink:show="embed" xlink:actuate="onLoad"/><svg:desc>формула</svg:desc></draw:frame>, угловая скорость вращения ротора<draw:frame draw:style-name="fr3" draw:name="Объект39" text:anchor-type="as-char" svg:width="1.175cm" svg:height="0.564cm" draw:z-index="46"><draw:object xlink:href="./Object 40" xlink:type="simple" xlink:show="embed" xlink:actuate="onLoad"/><draw:image xlink:href="./ObjectReplacements/Object 40" xlink:type="simple" xlink:show="embed" xlink:actuate="onLoad"/><svg:desc>формула</svg:desc></draw:frame>и угол поворота ротора<draw:frame draw:style-name="fr3" draw:name="Объект38" text:anchor-type="as-char" svg:width="1.039cm" svg:height="0.564cm" draw:z-index="45"><draw:object xlink:href="./Object 39" xlink:type="simple" xlink:show="embed" xlink:actuate="onLoad"/><draw:image xlink:href="./ObjectReplacements/Object 39" xlink:type="simple" xlink:show="embed" xlink:actuate="onLoad"/><svg:desc>формула</svg:desc></draw:frame>. Входными параметрами являются напряжения на обмотках статора и возмущающий момент.</text:p>
            <text:p text:style-name="P1">Блок имеет 3 входных и 3 выходных сигнала. </text:p>
            <text:p text:style-name="P2">Входные сигналы:</text:p>
            <text:list xml:id="list4739829827513784317" text:style-name="L1">
              <text:list-item>
                <text:p text:style-name="P9"><text:span text:style-name="T3">Напряжение на обмотке статора</text:span><text:span text:style-name="T3"><draw:frame draw:style-name="fr3" draw:name="Объект40" text:anchor-type="as-char" svg:width="1.552cm" svg:height="0.621cm" draw:z-index="47"><draw:object xlink:href="./Object 41" xlink:type="simple" xlink:show="embed" xlink:actuate="onLoad"/><draw:image xlink:href="./ObjectReplacements/Object 41" xlink:type="simple" xlink:show="embed" xlink:actuate="onLoad"/><svg:desc>формула</svg:desc></draw:frame></text:span><text:span text:style-name="T3">в </text:span><text:span text:style-name="T4">неподвижной</text:span><text:span text:style-name="T3"> системе координат, В.</text:span></text:p>
              </text:list-item>
              <text:list-item>
                <text:p text:style-name="P9"><text:span text:style-name="T3">Напряжение на обмотке статора</text:span><text:span text:style-name="T3"><draw:frame draw:style-name="fr3" draw:name="Объект45" text:anchor-type="as-char" svg:width="1.542cm" svg:height="0.621cm" draw:z-index="48"><draw:object xlink:href="./Object 46" xlink:type="simple" xlink:show="embed" xlink:actuate="onLoad"/><draw:image xlink:href="./ObjectReplacements/Object 46" xlink:type="simple" xlink:show="embed" xlink:actuate="onLoad"/><svg:desc>формула</svg:desc></draw:frame></text:span><text:span text:style-name="T3">в </text:span><text:span text:style-name="T4">неподвижной</text:span><text:span text:style-name="T3"> системе координат, В.</text:span></text:p>
              </text:list-item>
              <text:list-item>
                <text:p text:style-name="P10">Возмущающий момент<draw:frame draw:style-name="fr3" draw:name="Объект46" text:anchor-type="as-char" svg:width="1.45cm" svg:height="0.621cm" draw:z-index="49"><draw:object xlink:href="./Object 47" xlink:type="simple" xlink:show="embed" xlink:actuate="onLoad"/><draw:image xlink:href="./ObjectReplacements/Object 47" xlink:type="simple" xlink:show="embed" xlink:actuate="onLoad"/><svg:desc>формула</svg:desc></draw:frame>, Н·м.</text:p>
              </text:list-item>
            </text:list>
            <text:p text:style-name="P2">Выходные сигналы:</text:p>
            <text:list xml:id="list20247320" text:continue-list="list4739829827513784317" text:style-name="L1">
              <text:list-item text:start-value="1">
                <text:p text:style-name="P9">Угол <text:span text:style-name="T3">поворота</text:span> ротора<draw:frame draw:style-name="fr3" draw:name="Объект47" text:anchor-type="as-char" svg:width="1.051cm" svg:height="0.564cm" draw:z-index="50"><draw:object xlink:href="./Object 48" xlink:type="simple" xlink:show="embed" xlink:actuate="onLoad"/><draw:image xlink:href="./ObjectReplacements/Object 48" xlink:type="simple" xlink:show="embed" xlink:actuate="onLoad"/><svg:desc>формула</svg:desc></draw:frame>, рад.</text:p>
              </text:list-item>
              <text:list-item>
                <text:p text:style-name="P10">Угловая скорость вращения<draw:frame draw:style-name="fr3" draw:name="Объект48" text:anchor-type="as-char" svg:width="1.254cm" svg:height="0.564cm" draw:z-index="51"><draw:object xlink:href="./Object 49" xlink:type="simple" xlink:show="embed" xlink:actuate="onLoad"/><draw:image xlink:href="./ObjectReplacements/Object 49" xlink:type="simple" xlink:show="embed" xlink:actuate="onLoad"/><svg:desc>формула</svg:desc></draw:frame>, рад/с.</text:p>
              </text:list-item>
              <text:list-item>
                <text:p text:style-name="P10">Электромеханический момент на валу ротора<draw:frame draw:style-name="fr3" draw:name="Объект49" text:anchor-type="as-char" svg:width="1.274cm" svg:height="0.621cm" draw:z-index="52"><draw:object xlink:href="./Object 50" xlink:type="simple" xlink:show="embed" xlink:actuate="onLoad"/><draw:image xlink:href="./ObjectReplacements/Object 50" xlink:type="simple" xlink:show="embed" xlink:actuate="onLoad"/><svg:desc>формула</svg:desc></draw:frame>, Н·м.</text:p>
              </text:list-item>
            </text:list>
            <text:p text:style-name="P1">Дополнительно на третий выход можно выводить ещё два сигнала:</text:p>
            <text:list xml:id="list1385596847717582119" text:style-name="L2">
              <text:list-item>
                <text:p text:style-name="P11">Ток в обмотке статора<draw:frame draw:style-name="fr3" draw:name="Объект50" text:anchor-type="as-char" svg:width="1.312cm" svg:height="0.621cm" draw:z-index="53"><draw:object xlink:href="./Object 51" xlink:type="simple" xlink:show="embed" xlink:actuate="onLoad"/><draw:image xlink:href="./ObjectReplacements/Object 51" xlink:type="simple" xlink:show="embed" xlink:actuate="onLoad"/><svg:desc>формула</svg:desc></draw:frame>, А.</text:p>
              </text:list-item>
              <text:list-item>
                <text:p text:style-name="P11"><text:soft-page-break/>Ток в обмотке статора<draw:frame draw:style-name="fr3" draw:name="Объект51" text:anchor-type="as-char" svg:width="1.272cm" svg:height="0.631cm" draw:z-index="54"><draw:object xlink:href="./Object 52" xlink:type="simple" xlink:show="embed" xlink:actuate="onLoad"/><draw:image xlink:href="./ObjectReplacements/Object 52" xlink:type="simple" xlink:show="embed" xlink:actuate="onLoad"/><svg:desc>формула</svg:desc></draw:frame>, А.</text:p>
              </text:list-item>
            </text:list>
            <text:p text:style-name="P4">Свойства:</text:p>
            <text:list xml:id="list358120614781187029" text:style-name="L3">
              <text:list-item>
                <text:p text:style-name="P12">Сопротивление обмоток статора<draw:frame draw:style-name="fr3" draw:name="Объект52" text:anchor-type="as-char" svg:width="0.545cm" svg:height="0.549cm" draw:z-index="55"><draw:object xlink:href="./Object 53" xlink:type="simple" xlink:show="embed" xlink:actuate="onLoad"/><draw:image xlink:href="./ObjectReplacements/Object 53" xlink:type="simple" xlink:show="embed" xlink:actuate="onLoad"/><svg:desc>формула</svg:desc></draw:frame>, Ом;</text:p>
              </text:list-item>
              <text:list-item>
                <text:p text:style-name="P12">Индуктивность d-обмоток статора<draw:frame draw:style-name="fr3" draw:name="Объект53" text:anchor-type="as-char" svg:width="1.312cm" svg:height="0.621cm" draw:z-index="56"><draw:object xlink:href="./Object 54" xlink:type="simple" xlink:show="embed" xlink:actuate="onLoad"/><draw:image xlink:href="./ObjectReplacements/Object 54" xlink:type="simple" xlink:show="embed" xlink:actuate="onLoad"/><svg:desc>формула</svg:desc></draw:frame>, Гн;</text:p>
              </text:list-item>
              <text:list-item>
                <text:p text:style-name="P12">Индуктивность q-обмоток статора<draw:frame draw:style-name="fr3" draw:name="Объект54" text:anchor-type="as-char" svg:width="1.259cm" svg:height="0.614cm" draw:z-index="57"><draw:object xlink:href="./Object 55" xlink:type="simple" xlink:show="embed" xlink:actuate="onLoad"/><draw:image xlink:href="./ObjectReplacements/Object 55" xlink:type="simple" xlink:show="embed" xlink:actuate="onLoad"/><svg:desc>формула</svg:desc></draw:frame>, Гн;</text:p>
              </text:list-item>
              <text:list-item>
                <text:p text:style-name="P12">Магнитный поток от постоянного магнита через обмотки статора <text:span text:style-name="T2">I</text:span>, Вб;</text:p>
              </text:list-item>
              <text:list-item>
                <text:p text:style-name="P12">Момент инерции, приведённый к валу ротора<draw:frame draw:style-name="fr3" draw:name="Объект55" text:anchor-type="as-char" svg:width="0.534cm" svg:height="0.549cm" draw:z-index="58"><draw:object xlink:href="./Object 56" xlink:type="simple" xlink:show="embed" xlink:actuate="onLoad"/><draw:image xlink:href="./ObjectReplacements/Object 56" xlink:type="simple" xlink:show="embed" xlink:actuate="onLoad"/><svg:desc>формула</svg:desc></draw:frame>, кг·м<text:span text:style-name="T5">2</text:span>;</text:p>
              </text:list-item>
              <text:list-item>
                <text:p text:style-name="P12">Число полюсов <draw:frame draw:style-name="fr3" draw:name="Объект57" text:anchor-type="as-char" svg:width="0.697cm" svg:height="0.621cm" draw:z-index="59"><draw:object xlink:href="./Object 57" xlink:type="simple" xlink:show="embed" xlink:actuate="onLoad"/><draw:image xlink:href="./ObjectReplacements/Object 57" xlink:type="simple" xlink:show="embed" xlink:actuate="onLoad"/><svg:desc>формула</svg:desc></draw:frame>, шт.</text:p>
              </text:list-item>
              <text:list-item>
                <text:p text:style-name="P12">Число фаз питающего напряжения<draw:frame draw:style-name="fr3" draw:name="Объект58" text:anchor-type="as-char" svg:width="0.755cm" svg:height="0.621cm" draw:z-index="60"><draw:object xlink:href="./Object 58" xlink:type="simple" xlink:show="embed" xlink:actuate="onLoad"/><draw:image xlink:href="./ObjectReplacements/Object 58" xlink:type="simple" xlink:show="embed" xlink:actuate="onLoad"/><svg:desc>формула</svg:desc></draw:frame>, шт.</text:p>
              </text:list-item>
              <text:list-item>
                <text:p text:style-name="P12">Начальный угол поворота ротора<draw:frame draw:style-name="fr3" draw:name="Объект59" text:anchor-type="as-char" svg:width="1.136cm" svg:height="0.564cm" draw:z-index="61"><draw:object xlink:href="./Object 59" xlink:type="simple" xlink:show="embed" xlink:actuate="onLoad"/><draw:image xlink:href="./ObjectReplacements/Object 59" xlink:type="simple" xlink:show="embed" xlink:actuate="onLoad"/><svg:desc>формула</svg:desc></draw:frame>, рад.</text:p>
              </text:list-item>
              <text:list-item>
                <text:p text:style-name="P12">Начальная частота вращения ротора<draw:frame draw:style-name="fr3" draw:name="Объект60" text:anchor-type="as-char" svg:width="1.339cm" svg:height="0.564cm" draw:z-index="62"><draw:object xlink:href="./Object 60" xlink:type="simple" xlink:show="embed" xlink:actuate="onLoad"/><draw:image xlink:href="./ObjectReplacements/Object 60" xlink:type="simple" xlink:show="embed" xlink:actuate="onLoad"/><svg:desc>формула</svg:desc></draw:frame>, рад/c.</text:p>
              </text:list-item>
              <text:list-item>
                <text:p text:style-name="P12">Начальный ток в обмотке d статора<draw:frame draw:style-name="fr3" draw:name="Объект61" text:anchor-type="as-char" svg:width="1.221cm" svg:height="0.564cm" draw:z-index="63"><draw:object xlink:href="./Object 61" xlink:type="simple" xlink:show="embed" xlink:actuate="onLoad"/><draw:image xlink:href="./ObjectReplacements/Object 61" xlink:type="simple" xlink:show="embed" xlink:actuate="onLoad"/><svg:desc>формула</svg:desc></draw:frame>, А.</text:p>
              </text:list-item>
              <text:list-item>
                <text:p text:style-name="P12">Начальный ток в обмотке q статора<draw:frame draw:style-name="fr3" draw:name="Объект62" text:anchor-type="as-char" svg:width="1.18cm" svg:height="0.614cm" draw:z-index="64"><draw:object xlink:href="./Object 62" xlink:type="simple" xlink:show="embed" xlink:actuate="onLoad"/><draw:image xlink:href="./ObjectReplacements/Object 62" xlink:type="simple" xlink:show="embed" xlink:actuate="onLoad"/><svg:desc>формула</svg:desc></draw:frame>, А.</text:p>
              </text:list-item>
              <text:list-item>
                <text:p text:style-name="P12">Дополнительный вывод.</text:p>
              </text:list-item>
            </text:list>
            <text:p text:style-name="P2">Примечания:</text:p>
            <text:p text:style-name="P1">1) Осям<draw:frame draw:style-name="fr3" draw:name="Объект63" text:anchor-type="as-char" svg:width="0.527cm" svg:height="0.28cm" draw:z-index="65"><draw:object xlink:href="./Object 63" xlink:type="simple" xlink:show="embed" xlink:actuate="onLoad"/><draw:image xlink:href="./ObjectReplacements/Object 63" xlink:type="simple" xlink:show="embed" xlink:actuate="onLoad"/><svg:desc>формула</svg:desc></draw:frame>и<draw:frame draw:style-name="fr3" draw:name="Объект64" text:anchor-type="as-char" svg:width="0.471cm" svg:height="0.489cm" draw:z-index="66"><draw:object xlink:href="./Object 64" xlink:type="simple" xlink:show="embed" xlink:actuate="onLoad"/><draw:image xlink:href="./ObjectReplacements/Object 64" xlink:type="simple" xlink:show="embed" xlink:actuate="onLoad"/><svg:desc>формула</svg:desc></draw:frame>соответствуют индексы d и q.</text:p>
            <text:p text:style-name="P1">2) Напряжения на обмотках статора<draw:frame draw:style-name="fr3" draw:name="Объект65" text:anchor-type="as-char" svg:width="1.58cm" svg:height="0.621cm" draw:z-index="67"><draw:object xlink:href="./Object 65" xlink:type="simple" xlink:show="embed" xlink:actuate="onLoad"/><draw:image xlink:href="./ObjectReplacements/Object 65" xlink:type="simple" xlink:show="embed" xlink:actuate="onLoad"/><svg:desc>формула</svg:desc></draw:frame>и<draw:frame draw:style-name="fr3" draw:name="Объект66" text:anchor-type="as-char" svg:width="1.542cm" svg:height="0.631cm" draw:z-index="68"><draw:object xlink:href="./Object 66" xlink:type="simple" xlink:show="embed" xlink:actuate="onLoad"/><draw:image xlink:href="./ObjectReplacements/Object 66" xlink:type="simple" xlink:show="embed" xlink:actuate="onLoad"/><svg:desc>формула</svg:desc></draw:frame>являются напряжениями во вращающейся системе координат. Для получения их значений из входных напряжений<draw:frame draw:style-name="fr3" draw:name="Объект68" text:anchor-type="as-char" svg:width="1.552cm" svg:height="0.621cm" draw:z-index="70"><draw:object xlink:href="./Object 68" xlink:type="simple" xlink:show="embed" xlink:actuate="onLoad"/><draw:image xlink:href="./ObjectReplacements/Object 68" xlink:type="simple" xlink:show="embed" xlink:actuate="onLoad"/><svg:desc>формула</svg:desc></draw:frame>и<draw:frame draw:style-name="fr3" draw:name="Объект69" text:anchor-type="as-char" svg:width="1.542cm" svg:height="0.621cm" draw:z-index="71"><draw:object xlink:href="./Object 69" xlink:type="simple" xlink:show="embed" xlink:actuate="onLoad"/><draw:image xlink:href="./ObjectReplacements/Object 69" xlink:type="simple" xlink:show="embed" xlink:actuate="onLoad"/><svg:desc>формула</svg:desc></draw:frame>используются соотношения:</text:p>
            <text:p text:style-name="P1"><draw:frame draw:style-name="fr3" draw:name="Объект67" text:anchor-type="as-char" svg:width="10.993cm" svg:height="1.535cm" draw:z-index="69"><draw:object xlink:href="./Object 67" xlink:type="simple" xlink:show="embed" xlink:actuate="onLoad"/><draw:image xlink:href="./ObjectReplacements/Object 67" xlink:type="simple" xlink:show="embed" xlink:actuate="onLoad"/><svg:desc>формула</svg:desc></draw:frame></text:p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top="0cm" fo:margin-bottom="0cm"/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Двигатель синхронный без успокаивающих обмоток</dc:title>
    <dc:date>2014-12-10T00:10:00.92</dc:date>
    <meta:generator>OpenOffice/4.1.1$Win32 OpenOffice.org_project/411m6$Build-9775</meta:generator>
    <meta:editing-duration>PT5H16M6S</meta:editing-duration>
    <meta:editing-cycles>109</meta:editing-cycles>
    <meta:document-statistic meta:table-count="1" meta:image-count="3" meta:object-count="69" meta:page-count="6" meta:paragraph-count="85" meta:word-count="524" meta:character-count="3582"/>
  </office:meta>
</office:document-meta>
</file>

<file path=Object 1/content.xml><?xml version="1.0" encoding="utf-8"?>
<math xmlns="http://www.w3.org/1998/Math/MathML">
  <semantics>
    <mrow>
      <mo stretchy="false">α</mo>
    </mrow>
    <annotation encoding="StarMath 5.0">%alpha</annotation>
  </semantics>
</math>
</file>

<file path=Object 10/content.xml><?xml version="1.0" encoding="utf-8"?>
<math xmlns="http://www.w3.org/1998/Math/MathML">
  <semantics>
    <mrow>
      <msub>
        <mi>p</mi>
        <mi>п</mi>
      </msub>
    </mrow>
    <annotation encoding="StarMath 5.0">p_п</annotation>
  </semantics>
</math>
</file>

<file path=Object 11/content.xml><?xml version="1.0" encoding="utf-8"?>
<math xmlns="http://www.w3.org/1998/Math/MathML">
  <semantics>
    <mrow>
      <msub>
        <mi>p</mi>
        <mi>f</mi>
      </msub>
    </mrow>
    <annotation encoding="StarMath 5.0">p_f</annotation>
  </semantics>
</math>
</file>

<file path=Object 12/content.xml><?xml version="1.0" encoding="utf-8"?>
<math xmlns="http://www.w3.org/1998/Math/MathML">
  <semantics>
    <mrow>
      <msub>
        <mi>T</mi>
        <mi>e</mi>
      </msub>
      <mrow>
        <mo stretchy="false">(</mo>
        <mrow>
          <mi>t</mi>
        </mrow>
        <mo stretchy="false">)</mo>
      </mrow>
    </mrow>
    <annotation encoding="StarMath 5.0">T_e(t)</annotation>
  </semantics>
</math>
</file>

<file path=Object 13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sub>
                    <mo stretchy="false">Ψ</mo>
                    <mrow>
                      <mo stretchy="false">α</mo>
                      <mi>c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L</mi>
                        <mrow>
                          <mo stretchy="false">α</mo>
                          <mi>c</mi>
                        </mrow>
                      </msub>
                      <mo stretchy="false">⋅</mo>
                      <msub>
                        <mi>i</mi>
                        <mrow>
                          <mo stretchy="false">α</mo>
                          <mi>c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L</mi>
                        <mrow>
                          <mo stretchy="false">α</mo>
                          <mi>m</mi>
                        </mrow>
                      </msub>
                      <mo stretchy="false">⋅</mo>
                      <mfenced open="(" close=")">
                        <mrow>
                          <msub>
                            <mi>i</mi>
                            <mrow>
                              <mo stretchy="false">α</mo>
                              <mi>f</mi>
                              <mi>p</mi>
                            </mrow>
                          </msub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+</mo>
                            <msub>
                              <mi>i</mi>
                              <mrow>
                                <mo stretchy="false">α</mo>
                                <mi>p</mi>
                              </mrow>
                            </msub>
                          </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fenced>
                    </mrow>
                  </mrow>
                  <mi>,</mi>
                </mrow>
              </mtd>
            </mtr>
            <mtr>
              <mtd>
                <mrow>
                  <msub>
                    <mo stretchy="false">Ψ</mo>
                    <mrow>
                      <mo stretchy="false">β</mo>
                      <mi>c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L</mi>
                        <mrow>
                          <mo stretchy="false">β</mo>
                          <mi>c</mi>
                        </mrow>
                      </msub>
                      <mo stretchy="false">⋅</mo>
                      <msub>
                        <mi>i</mi>
                        <mrow>
                          <mo stretchy="false">β</mo>
                          <mi>c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L</mi>
                        <mrow>
                          <mo stretchy="false">β</mo>
                          <mi>m</mi>
                        </mrow>
                      </msub>
                      <mo stretchy="false">⋅</mo>
                      <msub>
                        <mi>i</mi>
                        <mrow>
                          <mo stretchy="false">β</mo>
                          <mi>p</mi>
                        </mrow>
                      </msub>
                    </mrow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  <mtr>
              <mtd>
                <mrow>
                  <msub>
                    <mo stretchy="false">Ψ</mo>
                    <mrow>
                      <mo stretchy="false">α</mo>
                      <mi>f</mi>
                      <mi>p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L</mi>
                        <mrow>
                          <mo stretchy="false">α</mo>
                          <mi>f</mi>
                          <mi>p</mi>
                        </mrow>
                      </msub>
                      <mo stretchy="false">⋅</mo>
                      <msub>
                        <mi>i</mi>
                        <mrow>
                          <mo stretchy="false">α</mo>
                          <mi>f</mi>
                          <mi>p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L</mi>
                        <mrow>
                          <mo stretchy="false">α</mo>
                          <mi>m</mi>
                        </mrow>
                      </msub>
                      <mo stretchy="false">⋅</mo>
                      <mfenced open="(" close=")">
                        <mrow>
                          <msub>
                            <mi>i</mi>
                            <mrow>
                              <mo stretchy="false">α</mo>
                              <mi>f</mi>
                              <mi>p</mi>
                            </mrow>
                          </msub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+</mo>
                            <msub>
                              <mi>i</mi>
                              <mrow>
                                <mo stretchy="false">α</mo>
                                <mi>p</mi>
                              </mrow>
                            </msub>
                          </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fenced>
                    </mrow>
                  </mrow>
                  <mi>,</mi>
                </mrow>
              </mtd>
            </mtr>
            <mtr>
              <mtd>
                <mrow>
                  <msub>
                    <mo stretchy="false">Ψ</mo>
                    <mrow>
                      <mo stretchy="false">α</mo>
                      <mi>p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L</mi>
                        <mrow>
                          <mo stretchy="false">α</mo>
                          <mi>p</mi>
                        </mrow>
                      </msub>
                      <mo stretchy="false">⋅</mo>
                      <msub>
                        <mi>i</mi>
                        <mrow>
                          <mo stretchy="false">α</mo>
                          <mi>p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L</mi>
                        <mrow>
                          <mo stretchy="false">α</mo>
                          <mi>m</mi>
                        </mrow>
                      </msub>
                      <mo stretchy="false">⋅</mo>
                      <mfenced open="(" close=")">
                        <mrow>
                          <msub>
                            <mi>i</mi>
                            <mrow>
                              <mo stretchy="false">α</mo>
                              <mi>f</mi>
                              <mi>p</mi>
                            </mrow>
                          </msub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+</mo>
                            <msub>
                              <mi>i</mi>
                              <mrow>
                                <mo stretchy="false">α</mo>
                                <mi>c</mi>
                              </mrow>
                            </msub>
                          </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fenced>
                    </mrow>
                  </mrow>
                  <mi>,</mi>
                </mrow>
              </mtd>
            </mtr>
            <mtr>
              <mtd>
                <mrow>
                  <msub>
                    <mo stretchy="false">Ψ</mo>
                    <mrow>
                      <mo stretchy="false">β</mo>
                      <mi>p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L</mi>
                        <mrow>
                          <mo stretchy="false">β</mo>
                          <mi>p</mi>
                        </mrow>
                      </msub>
                      <mo stretchy="false">⋅</mo>
                      <msub>
                        <mi>i</mi>
                        <mrow>
                          <mo stretchy="false">β</mo>
                          <mi>p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L</mi>
                        <mrow>
                          <mo stretchy="false">β</mo>
                          <mi>m</mi>
                        </mrow>
                      </msub>
                      <mo stretchy="false">⋅</mo>
                      <msub>
                        <mi>i</mi>
                        <mrow>
                          <mo stretchy="false">β</mo>
                          <mi>c</mi>
                        </mrow>
                      </msub>
                    </mrow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</mtable>
        </mrow>
      </mrow>
    </mrow>
    <annotation encoding="StarMath 5.0">alignl left lbrace stack { 
%PSI_{%alpha c}(t) = L_{%alpha c} cdot i_{%alpha c}(t) + L_{%alpha m} cdot left ( i_{%alpha f p}(t) + i_{%alpha p}(t) right ), #
%PSI_{%beta c}(t) = L_{%beta c} cdot i_{%beta c}(t) + L_{%beta m} cdot i_{%beta p}(t) , #
%PSI_{%alpha f p}(t) = L_{%alpha f p} cdot i_{%alpha f p}(t) + L_{%alpha m} cdot left ( i_{%alpha f p}(t) + i_{%alpha p}(t) right ), #
%PSI_{%alpha p}(t) = L_{%alpha p} cdot i_{%alpha p}(t) + L_{%alpha m} cdot left ( i_{%alpha f p}(t) + i_{%alpha c}(t) right ), #
%PSI_{%beta p}(t) = L_{%beta p} cdot i_{%beta p}(t) + L_{%beta m} cdot i_{%beta c}(t),
} right none</annotation>
  </semantics>
</math>
</file>

<file path=Object 14/content.xml><?xml version="1.0" encoding="utf-8"?>
<math xmlns="http://www.w3.org/1998/Math/MathML">
  <semantics>
    <mrow>
      <msub>
        <mi>L</mi>
        <mrow>
          <mo stretchy="false">α</mo>
          <mi>c</mi>
        </mrow>
      </msub>
      <mi>,</mi>
      <mi/>
      <msub>
        <mi>L</mi>
        <mrow>
          <mo stretchy="false">β</mo>
          <mi>c</mi>
        </mrow>
      </msub>
      <mi>,</mi>
      <mi/>
      <msub>
        <mi>L</mi>
        <mrow>
          <mo stretchy="false">α</mo>
          <mi>f</mi>
          <mi>p</mi>
        </mrow>
      </msub>
      <mi>,</mi>
      <mi/>
      <msub>
        <mi>L</mi>
        <mrow>
          <mo stretchy="false">α</mo>
          <mi>p</mi>
        </mrow>
      </msub>
      <mi>,</mi>
      <mi/>
      <msub>
        <mi>L</mi>
        <mrow>
          <mo stretchy="false">β</mo>
          <mi>p</mi>
        </mrow>
      </msub>
    </mrow>
    <annotation encoding="StarMath 5.0">L_{%alpha c},~
L_{%beta c},~
L_{%alpha f p},~
L_{%alpha p},~
L_{%beta p}</annotation>
  </semantics>
</math>
</file>

<file path=Object 15/content.xml><?xml version="1.0" encoding="utf-8"?>
<math xmlns="http://www.w3.org/1998/Math/MathML">
  <semantics>
    <mrow>
      <msub>
        <mi>L</mi>
        <mrow>
          <mo stretchy="false">α</mo>
          <mi>m</mi>
        </mrow>
      </msub>
      <mi>,</mi>
      <mi/>
      <msub>
        <mi>L</mi>
        <mrow>
          <mo stretchy="false">β</mo>
          <mi>m</mi>
        </mrow>
      </msub>
    </mrow>
    <annotation encoding="StarMath 5.0">L_{%alpha m},~
L_{%beta m}</annotation>
  </semantics>
</math>
</file>

<file path=Object 16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sub>
                    <mo stretchy="false">Ψ</mo>
                    <mrow>
                      <mo stretchy="false">α</mo>
                      <mi>c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sub>
                      <mo stretchy="false">Ψ</mo>
                      <mrow>
                        <mo stretchy="false">α</mo>
                        <mi>m</mi>
                      </mrow>
                    </msub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sub>
                      <mo stretchy="false">Ψ</mo>
                      <mrow>
                        <mo stretchy="false">α</mo>
                        <mi>c</mi>
                        <mo stretchy="false">σ</mo>
                      </mrow>
                    </msub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  <mtr>
              <mtd>
                <mrow>
                  <msub>
                    <mo stretchy="false">Ψ</mo>
                    <mrow>
                      <mo stretchy="false">β</mo>
                      <mi>c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sub>
                      <mo stretchy="false">Ψ</mo>
                      <mrow>
                        <mo stretchy="false">β</mo>
                        <mi>m</mi>
                      </mrow>
                    </msub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sub>
                      <mo stretchy="false">Ψ</mo>
                      <mrow>
                        <mo stretchy="false">β</mo>
                        <mi>c</mi>
                        <mo stretchy="false">σ</mo>
                      </mrow>
                    </msub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  <mtr>
              <mtd>
                <mrow>
                  <msub>
                    <mo stretchy="false">Ψ</mo>
                    <mrow>
                      <mo stretchy="false">α</mo>
                      <mi>f</mi>
                      <mi>p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sub>
                      <mo stretchy="false">Ψ</mo>
                      <mrow>
                        <mo stretchy="false">α</mo>
                        <mi>m</mi>
                      </mrow>
                    </msub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sub>
                      <mo stretchy="false">Ψ</mo>
                      <mrow>
                        <mo stretchy="false">α</mo>
                        <mi>f</mi>
                        <mi>p</mi>
                        <mo stretchy="false">σ</mo>
                      </mrow>
                    </msub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  <mtr>
              <mtd>
                <mrow>
                  <msub>
                    <mo stretchy="false">Ψ</mo>
                    <mrow>
                      <mo stretchy="false">α</mo>
                      <mi>p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sub>
                      <mo stretchy="false">Ψ</mo>
                      <mrow>
                        <mo stretchy="false">α</mo>
                        <mi>m</mi>
                      </mrow>
                    </msub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sub>
                      <mo stretchy="false">Ψ</mo>
                      <mrow>
                        <mo stretchy="false">α</mo>
                        <mi>p</mi>
                        <mo stretchy="false">σ</mo>
                      </mrow>
                    </msub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  <mtr>
              <mtd>
                <mrow>
                  <msub>
                    <mo stretchy="false">Ψ</mo>
                    <mrow>
                      <mo stretchy="false">β</mo>
                      <mi>p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sub>
                      <mo stretchy="false">Ψ</mo>
                      <mrow>
                        <mo stretchy="false">β</mo>
                        <mi>m</mi>
                      </mrow>
                    </msub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sub>
                      <mo stretchy="false">Ψ</mo>
                      <mrow>
                        <mo stretchy="false">β</mo>
                        <mi>p</mi>
                        <mo stretchy="false">σ</mo>
                      </mrow>
                    </msub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</mtable>
        </mrow>
      </mrow>
    </mrow>
    <annotation encoding="StarMath 5.0">alignl left lbrace stack { 
%PSI_{%alpha c}(t) = %PSI_{%alpha m}(t) + %PSI_{%alpha c %sigma}(t), #
%PSI_{%beta  c}(t) = %PSI_{%beta  m}(t) + %PSI_{%beta  c %sigma}(t), #
%PSI_{%alpha f p}(t) = %PSI_{%alpha m}(t) + %PSI_{%alpha f p %sigma}(t), #
%PSI_{%alpha p}(t) = %PSI_{%alpha m}(t) + %PSI_{%alpha p %sigma}(t), #
%PSI_{%beta  p}(t) = %PSI_{%beta  m}(t) + %PSI_{%beta  p %sigma}(t),
} right none</annotation>
  </semantics>
</math>
</file>

<file path=Object 17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sub>
                    <mo stretchy="false">Ψ</mo>
                    <mrow>
                      <mo stretchy="false">α</mo>
                      <mi>c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L</mi>
                        <mrow>
                          <mo stretchy="false">α</mo>
                          <mi>c</mi>
                        </mrow>
                      </msub>
                      <mo stretchy="false">⋅</mo>
                      <msub>
                        <mi>i</mi>
                        <mrow>
                          <mo stretchy="false">α</mo>
                          <mi>c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L</mi>
                        <mrow>
                          <mo stretchy="false">α</mo>
                          <mi>m</mi>
                        </mrow>
                      </msub>
                      <mo stretchy="false">⋅</mo>
                      <mfenced open="(" close=")">
                        <mrow>
                          <msub>
                            <mi>i</mi>
                            <mrow>
                              <mo stretchy="false">α</mo>
                              <mi>f</mi>
                              <mi>p</mi>
                            </mrow>
                          </msub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+</mo>
                            <msub>
                              <mi>i</mi>
                              <mrow>
                                <mo stretchy="false">α</mo>
                                <mi>p</mi>
                              </mrow>
                            </msub>
                          </mrow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+</mo>
                            <msub>
                              <mi>i</mi>
                              <mrow>
                                <mo stretchy="false">α</mo>
                                <mi>c</mi>
                              </mrow>
                            </msub>
                          </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fenced>
                    </mrow>
                  </mrow>
                  <mi>,</mi>
                </mrow>
              </mtd>
            </mtr>
            <mtr>
              <mtd>
                <mrow>
                  <msub>
                    <mo stretchy="false">Ψ</mo>
                    <mrow>
                      <mo stretchy="false">β</mo>
                      <mi>c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L</mi>
                        <mrow>
                          <mo stretchy="false">β</mo>
                          <mi>c</mi>
                        </mrow>
                      </msub>
                      <mo stretchy="false">⋅</mo>
                      <msub>
                        <mi>i</mi>
                        <mrow>
                          <mo stretchy="false">β</mo>
                          <mi>c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L</mi>
                        <mrow>
                          <mo stretchy="false">β</mo>
                          <mi>m</mi>
                        </mrow>
                      </msub>
                      <mo stretchy="false">⋅</mo>
                      <mfenced open="(" close=")">
                        <mrow>
                          <msub>
                            <mi>i</mi>
                            <mrow>
                              <mo stretchy="false">β</mo>
                              <mi>p</mi>
                            </mrow>
                          </msub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+</mo>
                            <msub>
                              <mi>i</mi>
                              <mrow>
                                <mo stretchy="false">β</mo>
                                <mi>c</mi>
                              </mrow>
                            </msub>
                          </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fenced>
                    </mrow>
                  </mrow>
                  <mi>,</mi>
                </mrow>
              </mtd>
            </mtr>
            <mtr>
              <mtd>
                <mrow>
                  <msub>
                    <mo stretchy="false">Ψ</mo>
                    <mrow>
                      <mo stretchy="false">α</mo>
                      <mi>f</mi>
                      <mi>p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L</mi>
                        <mrow>
                          <mo stretchy="false">α</mo>
                          <mi>f</mi>
                          <mi>p</mi>
                        </mrow>
                      </msub>
                      <mo stretchy="false">⋅</mo>
                      <msub>
                        <mi>i</mi>
                        <mrow>
                          <mo stretchy="false">α</mo>
                          <mi>f</mi>
                          <mi>p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L</mi>
                        <mrow>
                          <mo stretchy="false">α</mo>
                          <mi>m</mi>
                        </mrow>
                      </msub>
                      <mo stretchy="false">⋅</mo>
                      <mfenced open="(" close=")">
                        <mrow>
                          <msub>
                            <mi>i</mi>
                            <mrow>
                              <mo stretchy="false">α</mo>
                              <mi>f</mi>
                              <mi>p</mi>
                            </mrow>
                          </msub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+</mo>
                            <msub>
                              <mi>i</mi>
                              <mrow>
                                <mo stretchy="false">α</mo>
                                <mi>p</mi>
                              </mrow>
                            </msub>
                          </mrow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+</mo>
                            <msub>
                              <mi>i</mi>
                              <mrow>
                                <mo stretchy="false">α</mo>
                                <mi>c</mi>
                              </mrow>
                            </msub>
                          </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fenced>
                    </mrow>
                  </mrow>
                  <mi>,</mi>
                </mrow>
              </mtd>
            </mtr>
            <mtr>
              <mtd>
                <mrow>
                  <msub>
                    <mo stretchy="false">Ψ</mo>
                    <mrow>
                      <mo stretchy="false">α</mo>
                      <mi>p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L</mi>
                        <mrow>
                          <mo stretchy="false">α</mo>
                          <mi>p</mi>
                        </mrow>
                      </msub>
                      <mo stretchy="false">⋅</mo>
                      <msub>
                        <mi>i</mi>
                        <mrow>
                          <mo stretchy="false">α</mo>
                          <mi>p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L</mi>
                        <mrow>
                          <mo stretchy="false">α</mo>
                          <mi>m</mi>
                        </mrow>
                      </msub>
                      <mo stretchy="false">⋅</mo>
                      <mfenced open="(" close=")">
                        <mrow>
                          <msub>
                            <mi>i</mi>
                            <mrow>
                              <mo stretchy="false">α</mo>
                              <mi>f</mi>
                              <mi>p</mi>
                            </mrow>
                          </msub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+</mo>
                            <msub>
                              <mi>i</mi>
                              <mrow>
                                <mo stretchy="false">α</mo>
                                <mi>c</mi>
                              </mrow>
                            </msub>
                          </mrow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+</mo>
                            <msub>
                              <mi>i</mi>
                              <mrow>
                                <mo stretchy="false">α</mo>
                                <mi>p</mi>
                              </mrow>
                            </msub>
                          </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fenced>
                    </mrow>
                  </mrow>
                  <mi>,</mi>
                </mrow>
              </mtd>
            </mtr>
            <mtr>
              <mtd>
                <mrow>
                  <msub>
                    <mo stretchy="false">Ψ</mo>
                    <mrow>
                      <mo stretchy="false">β</mo>
                      <mi>p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L</mi>
                        <mrow>
                          <mo stretchy="false">β</mo>
                          <mi>p</mi>
                        </mrow>
                      </msub>
                      <mo stretchy="false">⋅</mo>
                      <msub>
                        <mi>i</mi>
                        <mrow>
                          <mo stretchy="false">β</mo>
                          <mi>p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L</mi>
                        <mrow>
                          <mo stretchy="false">β</mo>
                          <mi>m</mi>
                        </mrow>
                      </msub>
                      <mo stretchy="false">⋅</mo>
                      <mfenced open="(" close=")">
                        <mrow>
                          <msub>
                            <mi>i</mi>
                            <mrow>
                              <mo stretchy="false">β</mo>
                              <mi>c</mi>
                            </mrow>
                          </msub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+</mo>
                            <msub>
                              <mi>i</mi>
                              <mrow>
                                <mo stretchy="false">β</mo>
                                <mi>p</mi>
                              </mrow>
                            </msub>
                          </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fenced>
                    </mrow>
                  </mrow>
                  <mi>,</mi>
                </mrow>
              </mtd>
            </mtr>
          </mtable>
        </mrow>
      </mrow>
    </mrow>
    <annotation encoding="StarMath 5.0">alignl left lbrace stack { 
%PSI_{%alpha c}(t) = L_{%alpha c} cdot i_{%alpha c}(t) + L_{%alpha m} cdot left ( i_{%alpha f p}(t) + i_{%alpha p}(t) + i_{%alpha c}(t) right ), #
%PSI_{%beta c}(t) = L_{%beta c} cdot i_{%beta c}(t) + L_{%beta m} cdot left ( i_{%beta p}(t) + i_{%beta c}(t) right ), #
%PSI_{%alpha f p}(t) = L_{%alpha f p} cdot i_{%alpha f p}(t) + L_{%alpha m} cdot left ( i_{%alpha f p}(t) + i_{%alpha p}(t) + i_{%alpha c}(t) right ), #
%PSI_{%alpha p}(t) = L_{%alpha p} cdot i_{%alpha p}(t) + L_{%alpha m} cdot left ( i_{%alpha f p}(t) + i_{%alpha c}(t) + i_{%alpha p}(t) right ), #
%PSI_{%beta p}(t) = L_{%beta p} cdot i_{%beta p}(t) + L_{%beta m} cdot left ( i_{%beta c}(t)+ i_{%beta p}(t) right ),
} right none</annotation>
  </semantics>
</math>
</file>

<file path=Object 18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sub>
                    <mo stretchy="false">Ψ</mo>
                    <mrow>
                      <mo stretchy="false">α</mo>
                      <mi>c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L</mi>
                        <mrow>
                          <mo stretchy="false">α</mo>
                          <mi>c</mi>
                        </mrow>
                      </msub>
                      <mo stretchy="false">⋅</mo>
                      <msub>
                        <mi>i</mi>
                        <mrow>
                          <mo stretchy="false">α</mo>
                          <mi>c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L</mi>
                        <mrow>
                          <mo stretchy="false">α</mo>
                          <mi>m</mi>
                        </mrow>
                      </msub>
                      <mo stretchy="false">⋅</mo>
                      <mfenced open="(" close=")">
                        <mrow>
                          <msub>
                            <mi>i</mi>
                            <mrow>
                              <mo stretchy="false">α</mo>
                              <mi>f</mi>
                              <mi>p</mi>
                            </mrow>
                          </msub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+</mo>
                            <msub>
                              <mi>i</mi>
                              <mrow>
                                <mo stretchy="false">α</mo>
                                <mi>p</mi>
                              </mrow>
                            </msub>
                          </mrow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+</mo>
                            <msub>
                              <mi>i</mi>
                              <mrow>
                                <mo stretchy="false">α</mo>
                                <mi>c</mi>
                              </mrow>
                            </msub>
                          </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fenced>
                    </mrow>
                  </mrow>
                  <mi>,</mi>
                </mrow>
              </mtd>
            </mtr>
            <mtr>
              <mtd>
                <mrow>
                  <msub>
                    <mo stretchy="false">Ψ</mo>
                    <mrow>
                      <mo stretchy="false">α</mo>
                      <mi>f</mi>
                      <mi>p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L</mi>
                        <mrow>
                          <mo stretchy="false">α</mo>
                          <mi>f</mi>
                          <mi>p</mi>
                        </mrow>
                      </msub>
                      <mo stretchy="false">⋅</mo>
                      <msub>
                        <mi>i</mi>
                        <mrow>
                          <mo stretchy="false">α</mo>
                          <mi>f</mi>
                          <mi>p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L</mi>
                        <mrow>
                          <mo stretchy="false">α</mo>
                          <mi>m</mi>
                        </mrow>
                      </msub>
                      <mo stretchy="false">⋅</mo>
                      <mfenced open="(" close=")">
                        <mrow>
                          <msub>
                            <mi>i</mi>
                            <mrow>
                              <mo stretchy="false">α</mo>
                              <mi>f</mi>
                              <mi>p</mi>
                            </mrow>
                          </msub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+</mo>
                            <msub>
                              <mi>i</mi>
                              <mrow>
                                <mo stretchy="false">α</mo>
                                <mi>p</mi>
                              </mrow>
                            </msub>
                          </mrow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+</mo>
                            <msub>
                              <mi>i</mi>
                              <mrow>
                                <mo stretchy="false">α</mo>
                                <mi>c</mi>
                              </mrow>
                            </msub>
                          </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fenced>
                    </mrow>
                  </mrow>
                  <mi>,</mi>
                </mrow>
              </mtd>
            </mtr>
            <mtr>
              <mtd>
                <mrow>
                  <msub>
                    <mo stretchy="false">Ψ</mo>
                    <mrow>
                      <mo stretchy="false">α</mo>
                      <mi>p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L</mi>
                        <mrow>
                          <mo stretchy="false">α</mo>
                          <mi>p</mi>
                        </mrow>
                      </msub>
                      <mo stretchy="false">⋅</mo>
                      <msub>
                        <mi>i</mi>
                        <mrow>
                          <mo stretchy="false">α</mo>
                          <mi>p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L</mi>
                        <mrow>
                          <mo stretchy="false">α</mo>
                          <mi>m</mi>
                        </mrow>
                      </msub>
                      <mo stretchy="false">⋅</mo>
                      <mfenced open="(" close=")">
                        <mrow>
                          <msub>
                            <mi>i</mi>
                            <mrow>
                              <mo stretchy="false">α</mo>
                              <mi>f</mi>
                              <mi>p</mi>
                            </mrow>
                          </msub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+</mo>
                            <msub>
                              <mi>i</mi>
                              <mrow>
                                <mo stretchy="false">α</mo>
                                <mi>c</mi>
                              </mrow>
                            </msub>
                          </mrow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+</mo>
                            <msub>
                              <mi>i</mi>
                              <mrow>
                                <mo stretchy="false">α</mo>
                                <mi>p</mi>
                              </mrow>
                            </msub>
                          </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fenced>
                    </mrow>
                  </mrow>
                  <mi>,</mi>
                </mrow>
              </mtd>
            </mtr>
            <mtr>
              <mtd>
                <mrow>
                  <msub>
                    <mo stretchy="false">Ψ</mo>
                    <mrow>
                      <mo stretchy="false">β</mo>
                      <mi>c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L</mi>
                        <mrow>
                          <mo stretchy="false">β</mo>
                          <mi>c</mi>
                        </mrow>
                      </msub>
                      <mo stretchy="false">⋅</mo>
                      <msub>
                        <mi>i</mi>
                        <mrow>
                          <mo stretchy="false">β</mo>
                          <mi>c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L</mi>
                        <mrow>
                          <mo stretchy="false">β</mo>
                          <mi>m</mi>
                        </mrow>
                      </msub>
                      <mo stretchy="false">⋅</mo>
                      <mfenced open="(" close=")">
                        <mrow>
                          <msub>
                            <mi>i</mi>
                            <mrow>
                              <mo stretchy="false">β</mo>
                              <mi>p</mi>
                            </mrow>
                          </msub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+</mo>
                            <msub>
                              <mi>i</mi>
                              <mrow>
                                <mo stretchy="false">β</mo>
                                <mi>c</mi>
                              </mrow>
                            </msub>
                          </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fenced>
                    </mrow>
                  </mrow>
                  <mi>,</mi>
                </mrow>
              </mtd>
            </mtr>
            <mtr>
              <mtd>
                <mrow>
                  <msub>
                    <mo stretchy="false">Ψ</mo>
                    <mrow>
                      <mo stretchy="false">β</mo>
                      <mi>p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L</mi>
                        <mrow>
                          <mo stretchy="false">β</mo>
                          <mi>p</mi>
                        </mrow>
                      </msub>
                      <mo stretchy="false">⋅</mo>
                      <msub>
                        <mi>i</mi>
                        <mrow>
                          <mo stretchy="false">β</mo>
                          <mi>p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L</mi>
                        <mrow>
                          <mo stretchy="false">β</mo>
                          <mi>m</mi>
                        </mrow>
                      </msub>
                      <mo stretchy="false">⋅</mo>
                      <mfenced open="(" close=")">
                        <mrow>
                          <msub>
                            <mi>i</mi>
                            <mrow>
                              <mo stretchy="false">β</mo>
                              <mi>c</mi>
                            </mrow>
                          </msub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+</mo>
                            <msub>
                              <mi>i</mi>
                              <mrow>
                                <mo stretchy="false">β</mo>
                                <mi>p</mi>
                              </mrow>
                            </msub>
                          </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fenced>
                    </mrow>
                  </mrow>
                  <mi>,</mi>
                </mrow>
              </mtd>
            </mtr>
          </mtable>
        </mrow>
      </mrow>
    </mrow>
    <annotation encoding="StarMath 5.0">alignl left lbrace stack { 
%PSI_{%alpha c}(t) = L_{%alpha c} cdot i_{%alpha c}(t) + L_{%alpha m} cdot left ( i_{%alpha f p}(t) + i_{%alpha p}(t) + i_{%alpha c}(t) right ), #
%PSI_{%alpha f p}(t) = L_{%alpha f p} cdot i_{%alpha f p}(t) + L_{%alpha m} cdot left ( i_{%alpha f p}(t) + i_{%alpha p}(t) + i_{%alpha c}(t) right ), #
%PSI_{%alpha p}(t) = L_{%alpha p} cdot i_{%alpha p}(t) + L_{%alpha m} cdot left ( i_{%alpha f p}(t) + i_{%alpha c}(t) + i_{%alpha p}(t) right ), #
%PSI_{%beta c}(t) = L_{%beta c} cdot i_{%beta c}(t) + L_{%beta m} cdot left ( i_{%beta p}(t) + i_{%beta c}(t) right ), #
%PSI_{%beta p}(t) = L_{%beta p} cdot i_{%beta p}(t) + L_{%beta m} cdot left ( i_{%beta c}(t)+ i_{%beta p}(t) right ),
} right none</annotation>
  </semantics>
</math>
</file>

<file path=Object 19/content.xml><?xml version="1.0" encoding="utf-8"?>
<math xmlns="http://www.w3.org/1998/Math/MathML">
  <semantics>
    <mrow>
      <msub>
        <mi>A</mi>
        <mrow>
          <mo stretchy="false">α</mo>
        </mrow>
      </msub>
      <mrow>
        <mi/>
        <mo stretchy="false">=</mo>
        <mi/>
      </mrow>
      <mfenced open="[" close="]">
        <mrow>
          <mtable>
            <mtr>
              <mtd>
                <mrow>
                  <mrow>
                    <msub>
                      <mi>L</mi>
                      <mrow>
                        <mo stretchy="false">α</mo>
                        <mi>c</mi>
                        <mo stretchy="false">σ</mo>
                      </mrow>
                    </msub>
                    <mo stretchy="false">+</mo>
                    <msub>
                      <mi>L</mi>
                      <mrow>
                        <mo stretchy="false">α</mo>
                        <mi>m</mi>
                      </mrow>
                    </msub>
                  </mrow>
                  <mi/>
                  <msub>
                    <mi>L</mi>
                    <mrow>
                      <mo stretchy="false">α</mo>
                      <mi>m</mi>
                    </mrow>
                  </msub>
                  <mi/>
                  <msub>
                    <mi>L</mi>
                    <mrow>
                      <mo stretchy="false">α</mo>
                      <mi>m</mi>
                    </mrow>
                  </msub>
                </mrow>
              </mtd>
            </mtr>
            <mtr>
              <mtd>
                <mrow>
                  <msub>
                    <mi>L</mi>
                    <mrow>
                      <mo stretchy="false">α</mo>
                      <mi>m</mi>
                    </mrow>
                  </msub>
                  <mi/>
                  <mrow>
                    <msub>
                      <mi>L</mi>
                      <mrow>
                        <mo stretchy="false">α</mo>
                        <mi>f</mi>
                        <mi>p</mi>
                      </mrow>
                    </msub>
                    <mo stretchy="false">+</mo>
                    <msub>
                      <mi>L</mi>
                      <mrow>
                        <mo stretchy="false">α</mo>
                        <mi>m</mi>
                      </mrow>
                    </msub>
                  </mrow>
                  <mi/>
                  <msub>
                    <mi>L</mi>
                    <mrow>
                      <mo stretchy="false">α</mo>
                      <mi>m</mi>
                    </mrow>
                  </msub>
                </mrow>
              </mtd>
            </mtr>
            <mtr>
              <mtd>
                <mrow>
                  <msub>
                    <mi>L</mi>
                    <mrow>
                      <mo stretchy="false">α</mo>
                      <mi>m</mi>
                    </mrow>
                  </msub>
                  <mi/>
                  <msub>
                    <mi>L</mi>
                    <mrow>
                      <mo stretchy="false">α</mo>
                      <mi>m</mi>
                    </mrow>
                  </msub>
                  <mi/>
                  <mrow>
                    <msub>
                      <mi>L</mi>
                      <mrow>
                        <mo stretchy="false">α</mo>
                        <mi>p</mi>
                        <mo stretchy="false">σ</mo>
                      </mrow>
                    </msub>
                    <mo stretchy="false">+</mo>
                    <msub>
                      <mi>L</mi>
                      <mrow>
                        <mo stretchy="false">α</mo>
                        <mi>m</mi>
                      </mrow>
                    </msub>
                  </mrow>
                </mrow>
              </mtd>
            </mtr>
          </mtable>
        </mrow>
      </mfenced>
    </mrow>
    <annotation encoding="StarMath 5.0">A_{%alpha} ~=~ left [ stack{
alignl L_{%alpha c %sigma} + L_{%alpha m}~~~~~~~ L_{%alpha m} ~~~~~~~~~~ L_{%alpha m} #
alignl L_{%alpha m}~~~~~~~~~~ L_{%alpha f p} + L_{%alpha m} ~~~~~~~ L_{%alpha m} #
alignl L_{%alpha m}~~~~~~~~~~~~~~ L_{%alpha m} ~~~~~~ L_{%alpha p %sigma} + L_{%alpha m}
}
right ]</annotation>
  </semantics>
</math>
</file>

<file path=Object 2/content.xml><?xml version="1.0" encoding="utf-8"?>
<math xmlns="http://www.w3.org/1998/Math/MathML">
  <semantics>
    <mrow>
      <msub>
        <mi>U</mi>
        <mrow>
          <mo stretchy="false">α</mo>
          <mi>f</mi>
          <mi>p</mi>
        </mrow>
      </msub>
      <mrow>
        <mo stretchy="false">(</mo>
        <mrow>
          <mi>t</mi>
        </mrow>
        <mo stretchy="false">)</mo>
      </mrow>
    </mrow>
    <annotation encoding="StarMath 5.0">U_{%alpha f p}(t)</annotation>
  </semantics>
</math>
</file>

<file path=Object 20/content.xml><?xml version="1.0" encoding="utf-8"?>
<math xmlns="http://www.w3.org/1998/Math/MathML">
  <semantics>
    <mrow>
      <msub>
        <mi>A</mi>
        <mrow>
          <mo stretchy="false">β</mo>
        </mrow>
      </msub>
      <mrow>
        <mi/>
        <mo stretchy="false">=</mo>
        <mi/>
      </mrow>
      <mfenced open="[" close="]">
        <mrow>
          <mtable>
            <mtr>
              <mtd>
                <mrow>
                  <mrow>
                    <msub>
                      <mi>L</mi>
                      <mrow>
                        <mo stretchy="false">β</mo>
                        <mi>c</mi>
                      </mrow>
                    </msub>
                    <mo stretchy="false">+</mo>
                    <msub>
                      <mi>L</mi>
                      <mrow>
                        <mo stretchy="false">β</mo>
                        <mi>m</mi>
                      </mrow>
                    </msub>
                  </mrow>
                  <mi/>
                  <msub>
                    <mi>L</mi>
                    <mrow>
                      <mo stretchy="false">β</mo>
                      <mi>m</mi>
                    </mrow>
                  </msub>
                </mrow>
              </mtd>
            </mtr>
            <mtr>
              <mtd>
                <mrow>
                  <msub>
                    <mi>L</mi>
                    <mrow>
                      <mo stretchy="false">β</mo>
                      <mi>m</mi>
                    </mrow>
                  </msub>
                  <mi/>
                  <mrow>
                    <msub>
                      <mi>L</mi>
                      <mrow>
                        <mo stretchy="false">β</mo>
                        <mi>p</mi>
                      </mrow>
                    </msub>
                    <mo stretchy="false">+</mo>
                    <msub>
                      <mi>L</mi>
                      <mrow>
                        <mo stretchy="false">β</mo>
                        <mi>m</mi>
                      </mrow>
                    </msub>
                  </mrow>
                </mrow>
              </mtd>
            </mtr>
          </mtable>
        </mrow>
      </mfenced>
    </mrow>
    <annotation encoding="StarMath 5.0">A_{%beta} ~=~ left [ stack{
alignl L_{%beta c} + L_{%beta m}~~~~~~~ L_{%beta m} #
alignl L_{%beta m}~~~~~~~~~~ L_{%beta p} + L_{%beta m}
}
right ]</annotation>
  </semantics>
</math>
</file>

<file path=Object 21/content.xml><?xml version="1.0" encoding="utf-8"?>
<math xmlns="http://www.w3.org/1998/Math/MathML">
  <semantics>
    <mrow>
      <msub>
        <mi>r</mi>
        <mrow>
          <mo stretchy="false">α</mo>
        </mrow>
      </msub>
      <mrow>
        <mi/>
        <mo stretchy="false">=</mo>
        <mi/>
      </mrow>
      <msup>
        <mfenced open="[" close="]">
          <mrow>
            <msub>
              <mi>R</mi>
              <mrow>
                <mo stretchy="false">α</mo>
                <mi>c</mi>
              </mrow>
            </msub>
            <mi/>
            <msub>
              <mi>R</mi>
              <mrow>
                <mo stretchy="false">α</mo>
                <mi>f</mi>
                <mi>p</mi>
              </mrow>
            </msub>
            <mi/>
            <msub>
              <mi>R</mi>
              <mrow>
                <mo stretchy="false">α</mo>
                <mi>p</mi>
              </mrow>
            </msub>
          </mrow>
        </mfenced>
        <mi>T</mi>
      </msup>
    </mrow>
    <annotation encoding="StarMath 5.0">r_{%alpha} ~=~ left [ 
alignl R_{%alpha c} ~~~ R_{%alpha f p} ~~~ R_{%alpha p}
right ] ^ T</annotation>
  </semantics>
</math>
</file>

<file path=Object 22/content.xml><?xml version="1.0" encoding="utf-8"?>
<math xmlns="http://www.w3.org/1998/Math/MathML">
  <semantics>
    <mrow>
      <msub>
        <mi>r</mi>
        <mrow>
          <mo stretchy="false">β</mo>
        </mrow>
      </msub>
      <mrow>
        <mi/>
        <mo stretchy="false">=</mo>
        <mi/>
      </mrow>
      <msup>
        <mfenced open="[" close="]">
          <mrow>
            <msub>
              <mo stretchy="false">Ψ</mo>
              <mrow>
                <mo stretchy="false">β</mo>
                <mi>c</mi>
              </mrow>
            </msub>
            <mi/>
            <msub>
              <mo stretchy="false">Ψ</mo>
              <mrow>
                <mo stretchy="false">β</mo>
                <mi>p</mi>
              </mrow>
            </msub>
          </mrow>
        </mfenced>
        <mi>T</mi>
      </msup>
    </mrow>
    <annotation encoding="StarMath 5.0">r_{%beta} ~=~ left [ 
alignl %PSI_{%beta c} ~~~ %PSI_{%beta p}
right ] ^ T</annotation>
  </semantics>
</math>
</file>

<file path=Object 23/content.xml><?xml version="1.0" encoding="utf-8"?>
<math xmlns="http://www.w3.org/1998/Math/MathML">
  <semantics>
    <mrow>
      <msub>
        <mi>i</mi>
        <mrow>
          <mo stretchy="false">α</mo>
        </mrow>
      </msub>
      <mrow>
        <mi/>
        <mo stretchy="false">=</mo>
        <mi/>
      </mrow>
      <msup>
        <mfenced open="[" close="]">
          <mrow>
            <msub>
              <mi>i</mi>
              <mrow>
                <mo stretchy="false">α</mo>
                <mi>c</mi>
              </mrow>
            </msub>
            <mi/>
            <msub>
              <mi>i</mi>
              <mrow>
                <mo stretchy="false">α</mo>
                <mi>f</mi>
                <mi>p</mi>
              </mrow>
            </msub>
            <mi/>
            <msub>
              <mi>i</mi>
              <mrow>
                <mo stretchy="false">α</mo>
                <mi>p</mi>
              </mrow>
            </msub>
          </mrow>
        </mfenced>
        <mi>T</mi>
      </msup>
    </mrow>
    <annotation encoding="StarMath 5.0">i_{%alpha} ~=~ left [ 
alignl i_{%alpha c} ~~~ i_{%alpha f p} ~~~ i_{%alpha p}
right ] ^ T</annotation>
  </semantics>
</math>
</file>

<file path=Object 24/content.xml><?xml version="1.0" encoding="utf-8"?>
<math xmlns="http://www.w3.org/1998/Math/MathML">
  <semantics>
    <mrow>
      <msub>
        <mi>i</mi>
        <mrow>
          <mo stretchy="false">β</mo>
        </mrow>
      </msub>
      <mrow>
        <mi/>
        <mo stretchy="false">=</mo>
        <mi/>
      </mrow>
      <msup>
        <mfenced open="[" close="]">
          <mrow>
            <msub>
              <mi>i</mi>
              <mrow>
                <mo stretchy="false">β</mo>
                <mi>c</mi>
              </mrow>
            </msub>
            <mi/>
            <msub>
              <mi>i</mi>
              <mrow>
                <mo stretchy="false">β</mo>
                <mi>p</mi>
              </mrow>
            </msub>
          </mrow>
        </mfenced>
        <mi>T</mi>
      </msup>
    </mrow>
    <annotation encoding="StarMath 5.0">i_{%beta} ~=~ left [ 
alignl i_{%beta c} ~~~ i_{%beta p}
right ] ^ T</annotation>
  </semantics>
</math>
</file>

<file path=Object 25/content.xml><?xml version="1.0" encoding="utf-8"?>
<math xmlns="http://www.w3.org/1998/Math/MathML">
  <semantics>
    <mrow>
      <msub>
        <mi>i</mi>
        <mrow>
          <mo stretchy="false">α</mo>
        </mrow>
      </msub>
      <mrow>
        <mi/>
        <mo stretchy="false">=</mo>
        <mi/>
      </mrow>
      <mrow>
        <msubsup>
          <mi>A</mi>
          <mrow>
            <mo stretchy="false">α</mo>
          </mrow>
          <mrow>
            <mrow>
              <mo stretchy="false">−</mo>
              <mn>1</mn>
            </mrow>
          </mrow>
        </msubsup>
        <mo stretchy="false">⋅</mo>
        <msub>
          <mi>r</mi>
          <mrow>
            <mo stretchy="false">α</mo>
          </mrow>
        </msub>
      </mrow>
      <mi>,</mi>
      <mi/>
      <msub>
        <mi>i</mi>
        <mrow>
          <mo stretchy="false">β</mo>
        </mrow>
      </msub>
      <mrow>
        <mi/>
        <mo stretchy="false">=</mo>
        <mi/>
      </mrow>
      <mrow>
        <msubsup>
          <mi>A</mi>
          <mrow>
            <mo stretchy="false">β</mo>
          </mrow>
          <mrow>
            <mrow>
              <mo stretchy="false">−</mo>
              <mn>1</mn>
            </mrow>
          </mrow>
        </msubsup>
        <mo stretchy="false">⋅</mo>
        <msub>
          <mi>r</mi>
          <mrow>
            <mo stretchy="false">β</mo>
          </mrow>
        </msub>
      </mrow>
    </mrow>
    <annotation encoding="StarMath 5.0">i_{%alpha} ~=~ A_{%alpha} ^ {-1} cdot r_{%alpha},~
i_{%beta} ~=~ A_{%beta} ^ {-1} cdot r_{%beta}</annotation>
  </semantics>
</math>
</file>

<file path=Object 26/content.xml><?xml version="1.0" encoding="utf-8"?>
<math xmlns="http://www.w3.org/1998/Math/MathML">
  <semantics>
    <mrow>
      <mrow>
        <msub>
          <mi>K</mi>
          <mrow>
            <mo stretchy="false">α</mo>
          </mrow>
        </msub>
        <mo stretchy="false">=</mo>
        <msubsup>
          <mi>A</mi>
          <mrow>
            <mo stretchy="false">α</mo>
          </mrow>
          <mrow>
            <mo stretchy="false">−</mo>
            <mn>1</mn>
          </mrow>
        </msubsup>
      </mrow>
      <mrow>
        <msub>
          <mi>D</mi>
          <mrow>
            <mo stretchy="false">α</mo>
          </mrow>
        </msub>
        <mo stretchy="false">=</mo>
        <mfenced open="[" close="]">
          <mrow>
            <mtable>
              <mtr>
                <mtd>
                  <mrow>
                    <mrow>
                      <mrow>
                        <mrow>
                          <mo stretchy="false">(</mo>
                          <mrow>
                            <mrow>
                              <msub>
                                <mi>L</mi>
                                <mrow>
                                  <mo stretchy="false">α</mo>
                                  <mi>p</mi>
                                </mrow>
                              </msub>
                              <mo stretchy="false">+</mo>
                              <msub>
                                <mi>L</mi>
                                <mrow>
                                  <mo stretchy="false">α</mo>
                                  <mi>m</mi>
                                </mrow>
                              </msub>
                            </mrow>
                          </mrow>
                          <mo stretchy="false">)</mo>
                        </mrow>
                        <mo stretchy="false">⋅</mo>
                        <msub>
                          <mi>L</mi>
                          <mrow>
                            <mo stretchy="false">α</mo>
                            <mi>f</mi>
                            <mi>p</mi>
                          </mrow>
                        </msub>
                      </mrow>
                      <mo stretchy="false">+</mo>
                      <mrow>
                        <msub>
                          <mi>L</mi>
                          <mrow>
                            <mi>a</mi>
                            <mi>m</mi>
                          </mrow>
                        </msub>
                        <mo stretchy="false">⋅</mo>
                        <msub>
                          <mi>L</mi>
                          <mrow>
                            <mo stretchy="false">α</mo>
                            <mi>p</mi>
                          </mrow>
                        </msub>
                      </mrow>
                    </mrow>
                    <mrow>
                      <mi/>
                      <mo stretchy="false">−</mo>
                      <mrow>
                        <msub>
                          <mi>L</mi>
                          <mrow>
                            <mo stretchy="false">α</mo>
                            <mi>m</mi>
                          </mrow>
                        </msub>
                        <mo stretchy="false">⋅</mo>
                        <msub>
                          <mi>L</mi>
                          <mrow>
                            <mo stretchy="false">α</mo>
                            <mi>p</mi>
                          </mrow>
                        </msub>
                      </mrow>
                    </mrow>
                    <mrow>
                      <mi/>
                      <mo stretchy="false">−</mo>
                      <mrow>
                        <msub>
                          <mi>L</mi>
                          <mrow>
                            <mo stretchy="false">α</mo>
                            <mi>f</mi>
                            <mi>p</mi>
                          </mrow>
                        </msub>
                        <mo stretchy="false">⋅</mo>
                        <msub>
                          <mi>L</mi>
                          <mrow>
                            <mo stretchy="false">α</mo>
                            <mi>m</mi>
                          </mrow>
                        </msub>
                      </mrow>
                    </mrow>
                  </mrow>
                </mtd>
              </mtr>
              <mtr>
                <mtd>
                  <mrow>
                    <mrow>
                      <mrow>
                        <mo stretchy="false">−</mo>
                        <msub>
                          <mi>L</mi>
                          <mrow>
                            <mo stretchy="false">α</mo>
                            <mi>m</mi>
                          </mrow>
                        </msub>
                      </mrow>
                      <mo stretchy="false">⋅</mo>
                      <msub>
                        <mi>L</mi>
                        <mrow>
                          <mo stretchy="false">α</mo>
                          <mi>p</mi>
                        </mrow>
                      </msub>
                    </mrow>
                    <mi/>
                    <mrow>
                      <mrow>
                        <mrow>
                          <mo stretchy="false">(</mo>
                          <mrow>
                            <mrow>
                              <msub>
                                <mi>L</mi>
                                <mrow>
                                  <mo stretchy="false">α</mo>
                                  <mi>p</mi>
                                </mrow>
                              </msub>
                              <mo stretchy="false">+</mo>
                              <msub>
                                <mi>L</mi>
                                <mrow>
                                  <mo stretchy="false">α</mo>
                                  <mi>m</mi>
                                </mrow>
                              </msub>
                            </mrow>
                          </mrow>
                          <mo stretchy="false">)</mo>
                        </mrow>
                        <mo stretchy="false">⋅</mo>
                        <msub>
                          <mi>L</mi>
                          <mrow>
                            <mi>c</mi>
                          </mrow>
                        </msub>
                      </mrow>
                      <mo stretchy="false">+</mo>
                      <mrow>
                        <msub>
                          <mi>L</mi>
                          <mrow>
                            <mi>a</mi>
                            <mi>m</mi>
                          </mrow>
                        </msub>
                        <mo stretchy="false">⋅</mo>
                        <msub>
                          <mi>L</mi>
                          <mrow>
                            <mo stretchy="false">α</mo>
                            <mi>p</mi>
                          </mrow>
                        </msub>
                      </mrow>
                    </mrow>
                    <mrow>
                      <mi/>
                      <mo stretchy="false">−</mo>
                      <mrow>
                        <msub>
                          <mi>L</mi>
                          <mrow>
                            <mo stretchy="false">α</mo>
                            <mi>c</mi>
                          </mrow>
                        </msub>
                        <mo stretchy="false">⋅</mo>
                        <msub>
                          <mi>L</mi>
                          <mrow>
                            <mo stretchy="false">α</mo>
                            <mi>m</mi>
                          </mrow>
                        </msub>
                      </mrow>
                    </mrow>
                  </mrow>
                </mtd>
              </mtr>
              <mtr>
                <mtd>
                  <mrow>
                    <mrow>
                      <mrow>
                        <mo stretchy="false">−</mo>
                        <msub>
                          <mi>L</mi>
                          <mrow>
                            <mo stretchy="false">α</mo>
                            <mi>f</mi>
                            <mi>p</mi>
                          </mrow>
                        </msub>
                      </mrow>
                      <mo stretchy="false">⋅</mo>
                      <msub>
                        <mi>L</mi>
                        <mrow>
                          <mo stretchy="false">α</mo>
                          <mi>m</mi>
                        </mrow>
                      </msub>
                    </mrow>
                    <mrow>
                      <mi/>
                      <mo stretchy="false">−</mo>
                      <mrow>
                        <msub>
                          <mi>L</mi>
                          <mrow>
                            <mi>c</mi>
                          </mrow>
                        </msub>
                        <mo stretchy="false">⋅</mo>
                        <msub>
                          <mi>L</mi>
                          <mrow>
                            <mo stretchy="false">α</mo>
                            <mi>m</mi>
                          </mrow>
                        </msub>
                      </mrow>
                    </mrow>
                    <mi/>
                    <mrow>
                      <mrow>
                        <mrow>
                          <mo stretchy="false">(</mo>
                          <mrow>
                            <mrow>
                              <msub>
                                <mi>L</mi>
                                <mrow>
                                  <mi>с</mi>
                                </mrow>
                              </msub>
                              <mo stretchy="false">+</mo>
                              <msub>
                                <mi>L</mi>
                                <mrow>
                                  <mo stretchy="false">α</mo>
                                  <mi>m</mi>
                                </mrow>
                              </msub>
                            </mrow>
                          </mrow>
                          <mo stretchy="false">)</mo>
                        </mrow>
                        <mo stretchy="false">⋅</mo>
                        <msub>
                          <mi>L</mi>
                          <mrow>
                            <mo stretchy="false">α</mo>
                            <mi>f</mi>
                            <mi>p</mi>
                          </mrow>
                        </msub>
                      </mrow>
                      <mo stretchy="false">+</mo>
                      <mrow>
                        <msub>
                          <mi>L</mi>
                          <mrow>
                            <mi>c</mi>
                          </mrow>
                        </msub>
                        <mo stretchy="false">⋅</mo>
                        <msub>
                          <mi>L</mi>
                          <mrow>
                            <mo stretchy="false">α</mo>
                            <mi>m</mi>
                          </mrow>
                        </msub>
                      </mrow>
                    </mrow>
                  </mrow>
                </mtd>
              </mtr>
            </mtable>
          </mrow>
        </mfenced>
      </mrow>
    </mrow>
    <annotation encoding="StarMath 5.0">K_{%alpha} = A_{%alpha}^-1 D_{%alpha} =
left [ stack{
alignl (L_{%alpha p} + L_{%alpha m}) cdot L_{%alpha f p} + L_{a m} cdot L_{%alpha p} ~~~~~
-L_{%alpha m} cdot L_{%alpha p}
~~~~~~~~~~~~~~
-L_{%alpha f p} cdot L_{%alpha m} #
alignl
-L_{%alpha m} cdot L_{%alpha p}
~~~~~~~~~~~~~~~
(L_{%alpha p} + L_{%alpha m}) cdot L_{c} + L_{a m} cdot L_{%alpha p}
~~~~~~~
-L_{%alpha c} cdot L_{%alpha m} #
alignl
-L_{%alpha f p} cdot L_{%alpha m}
~~~~~~~~~~~~~~~~~~
-L_{c} cdot L_{%alpha m}
~~~~~~
(L_{с} + L_{%alpha m}) cdot L_{%alpha f p} + L_{c} cdot L_{%alpha m}
}
right ]</annotation>
  </semantics>
</math>
</file>

<file path=Object 27/content.xml><?xml version="1.0" encoding="utf-8"?>
<math xmlns="http://www.w3.org/1998/Math/MathML">
  <semantics>
    <mrow>
      <mrow>
        <msub>
          <mi>K</mi>
          <mrow>
            <mo stretchy="false">β</mo>
          </mrow>
        </msub>
        <mo stretchy="false">=</mo>
        <msubsup>
          <mi>A</mi>
          <mrow>
            <mo stretchy="false">β</mo>
          </mrow>
          <mrow>
            <mo stretchy="false">−</mo>
            <mn>1</mn>
          </mrow>
        </msubsup>
      </mrow>
      <mrow>
        <msub>
          <mi>D</mi>
          <mrow>
            <mo stretchy="false">β</mo>
          </mrow>
        </msub>
        <mo stretchy="false">=</mo>
        <mfenced open="[" close="]">
          <mrow>
            <mtable>
              <mtr>
                <mtd>
                  <mrow>
                    <mrow>
                      <msub>
                        <mi>L</mi>
                        <mrow>
                          <mo stretchy="false">β</mo>
                          <mi>p</mi>
                        </mrow>
                      </msub>
                      <mo stretchy="false">+</mo>
                      <msub>
                        <mi>L</mi>
                        <mrow>
                          <mo stretchy="false">β</mo>
                          <mi>m</mi>
                        </mrow>
                      </msub>
                    </mrow>
                    <mrow>
                      <mi/>
                      <mo stretchy="false">−</mo>
                      <msub>
                        <mi>L</mi>
                        <mrow>
                          <mo stretchy="false">β</mo>
                          <mi>m</mi>
                        </mrow>
                      </msub>
                    </mrow>
                  </mrow>
                </mtd>
              </mtr>
              <mtr>
                <mtd>
                  <mrow>
                    <mrow>
                      <mo stretchy="false">−</mo>
                      <msub>
                        <mi>L</mi>
                        <mrow>
                          <mo stretchy="false">β</mo>
                          <mi>m</mi>
                        </mrow>
                      </msub>
                    </mrow>
                    <mi/>
                    <mrow>
                      <msub>
                        <mi>L</mi>
                        <mrow>
                          <mo stretchy="false">β</mo>
                          <mi>c</mi>
                        </mrow>
                      </msub>
                      <mo stretchy="false">+</mo>
                      <msub>
                        <mi>L</mi>
                        <mrow>
                          <mo stretchy="false">β</mo>
                          <mi>m</mi>
                        </mrow>
                      </msub>
                    </mrow>
                  </mrow>
                </mtd>
              </mtr>
            </mtable>
          </mrow>
        </mfenced>
      </mrow>
    </mrow>
    <annotation encoding="StarMath 5.0">K_{%beta} = A_{%beta}^-1 D_{%beta} =
left [ stack{
alignl L_{%beta p} + L_{%beta m} ~~~~~~ -L_{%beta m} #
alignl -L_{%beta m} ~~~~~~ L_{%beta c} + L_{%beta m}
}
right ]</annotation>
  </semantics>
</math>
</file>

<file path=Object 28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sub>
                    <mi>i</mi>
                    <mrow>
                      <mo stretchy="false">α</mo>
                    </mrow>
                  </msub>
                  <mrow>
                    <mi/>
                    <mo stretchy="false">=</mo>
                    <mi/>
                  </mrow>
                  <mrow>
                    <msubsup>
                      <mi>A</mi>
                      <mrow>
                        <mo stretchy="false">α</mo>
                      </mrow>
                      <mrow>
                        <mrow>
                          <mo stretchy="false">−</mo>
                          <mn>1</mn>
                        </mrow>
                      </mrow>
                    </msubsup>
                    <mo stretchy="false">⋅</mo>
                    <msub>
                      <mi>r</mi>
                      <mrow>
                        <mo stretchy="false">α</mo>
                      </mrow>
                    </msub>
                  </mrow>
                  <mrow>
                    <mi/>
                    <mo stretchy="false">=</mo>
                    <mi/>
                  </mrow>
                  <mfrac>
                    <mrow>
                      <msub>
                        <mi>K</mi>
                        <mrow>
                          <mo stretchy="false">α</mo>
                        </mrow>
                      </msub>
                      <msub>
                        <mi>r</mi>
                        <mrow>
                          <mo stretchy="false">α</mo>
                        </mrow>
                      </msub>
                    </mrow>
                    <msub>
                      <mi>D</mi>
                      <mrow>
                        <mo stretchy="false">α</mo>
                      </mrow>
                    </msub>
                  </mfrac>
                  <mi>,</mi>
                  <mi/>
                </mrow>
              </mtd>
            </mtr>
            <mtr>
              <mtd>
                <mrow>
                  <msub>
                    <mi>i</mi>
                    <mrow>
                      <mo stretchy="false">β</mo>
                    </mrow>
                  </msub>
                  <mrow>
                    <mi/>
                    <mo stretchy="false">=</mo>
                    <mi/>
                  </mrow>
                  <mrow>
                    <msubsup>
                      <mi>A</mi>
                      <mrow>
                        <mo stretchy="false">β</mo>
                      </mrow>
                      <mrow>
                        <mrow>
                          <mo stretchy="false">−</mo>
                          <mn>1</mn>
                        </mrow>
                      </mrow>
                    </msubsup>
                    <mo stretchy="false">⋅</mo>
                    <msub>
                      <mi>r</mi>
                      <mrow>
                        <mo stretchy="false">β</mo>
                      </mrow>
                    </msub>
                  </mrow>
                  <mrow>
                    <mi/>
                    <mo stretchy="false">=</mo>
                    <mi/>
                  </mrow>
                  <mfrac>
                    <mrow>
                      <msub>
                        <mi>K</mi>
                        <mrow>
                          <mo stretchy="false">β</mo>
                        </mrow>
                      </msub>
                      <msub>
                        <mi>r</mi>
                        <mrow>
                          <mo stretchy="false">β</mo>
                        </mrow>
                      </msub>
                    </mrow>
                    <msub>
                      <mi>D</mi>
                      <mrow>
                        <mo stretchy="false">β</mo>
                      </mrow>
                    </msub>
                  </mfrac>
                  <mi>,</mi>
                </mrow>
              </mtd>
            </mtr>
          </mtable>
        </mrow>
      </mrow>
    </mrow>
    <annotation encoding="StarMath 5.0">left lbrace stack { 
i_{%alpha} ~=~ A_{%alpha} ^ {-1} cdot r_{%alpha} ~=~ {K_{%alpha} r_{%alpha}} over D_{%alpha},~#
i_{%beta} ~=~ A_{%beta} ^ {-1} cdot r_{%beta} ~=~ {K_{%beta} r_{%beta}} over D_{%beta},
} right none</annotation>
  </semantics>
</math>
</file>

<file path=Object 29/content.xml><?xml version="1.0" encoding="utf-8"?>
<math xmlns="http://www.w3.org/1998/Math/MathML">
  <semantics>
    <mtable>
      <mtr>
        <mtd>
          <mrow>
            <msub>
              <mi>D</mi>
              <mrow>
                <mo stretchy="false">α</mo>
              </mrow>
            </msub>
            <mrow>
              <mi/>
              <mo stretchy="false">=</mo>
              <mi/>
            </mrow>
            <mi mathvariant="italic">det</mi>
            <mfenced open="(" close=")">
              <mrow>
                <msub>
                  <mi>A</mi>
                  <mrow>
                    <mo stretchy="false">α</mo>
                  </mrow>
                </msub>
              </mrow>
            </mfenced>
            <mi>,</mi>
          </mrow>
        </mtd>
      </mtr>
      <mtr>
        <mtd>
          <mrow>
            <msub>
              <mi>D</mi>
              <mrow>
                <mo stretchy="false">β</mo>
              </mrow>
            </msub>
            <mrow>
              <mi/>
              <mo stretchy="false">=</mo>
              <mi/>
            </mrow>
            <mi mathvariant="italic">det</mi>
            <mfenced open="(" close=")">
              <mrow>
                <msub>
                  <mi>A</mi>
                  <mrow>
                    <mo stretchy="false">β</mo>
                  </mrow>
                </msub>
              </mrow>
            </mfenced>
            <mn>.</mn>
          </mrow>
        </mtd>
      </mtr>
    </mtable>
    <annotation encoding="StarMath 5.0">D_{%alpha} ~=~ det left (A_{%alpha} right ),
newline
D_{%beta} ~=~ det left (A_{%beta} right ).</annotation>
  </semantics>
</math>
</file>

<file path=Object 3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sub>
                    <mi>U</mi>
                    <mrow>
                      <mo stretchy="false">α</mo>
                      <mi>c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R</mi>
                        <mi>c</mi>
                      </msub>
                      <mo stretchy="false">⋅</mo>
                      <msub>
                        <mi>i</mi>
                        <mrow>
                          <mo stretchy="false">α</mo>
                          <mi>c</mi>
                        </mrow>
                      </msub>
                    </mrow>
                  </mrow>
                  <mrow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+</mo>
                      <mfrac>
                        <mrow>
                          <mi>d</mi>
                          <msub>
                            <mo stretchy="false">Ψ</mo>
                            <mrow>
                              <mo stretchy="false">α</mo>
                              <mi>c</mi>
                            </mrow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  <mrow>
                          <mi mathvariant="italic">dt</mi>
                        </mrow>
                      </mfrac>
                    </mrow>
                    <mo stretchy="false">+</mo>
                    <mrow>
                      <msub>
                        <mi>p</mi>
                        <mi>п</mi>
                      </msub>
                      <mo stretchy="false">⋅</mo>
                      <mo stretchy="false">Ω</mo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⋅</mo>
                    <msub>
                      <mo stretchy="false">Ψ</mo>
                      <mrow>
                        <mo stretchy="false">β</mo>
                        <mi>c</mi>
                      </mrow>
                    </msub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  <mtr>
              <mtd>
                <mrow>
                  <msub>
                    <mi>U</mi>
                    <mrow>
                      <mo stretchy="false">β</mo>
                      <mi>c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R</mi>
                        <mi>c</mi>
                      </msub>
                      <mo stretchy="false">⋅</mo>
                      <msub>
                        <mi>i</mi>
                        <mrow>
                          <mo stretchy="false">β</mo>
                          <mi>c</mi>
                        </mrow>
                      </msub>
                    </mrow>
                  </mrow>
                  <mrow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+</mo>
                      <mfrac>
                        <mrow>
                          <mi>d</mi>
                          <msub>
                            <mo stretchy="false">Ψ</mo>
                            <mrow>
                              <mo stretchy="false">β</mo>
                              <mi>c</mi>
                            </mrow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  <mrow>
                          <mi mathvariant="italic">dt</mi>
                        </mrow>
                      </mfrac>
                    </mrow>
                    <mo stretchy="false">−</mo>
                    <mrow>
                      <msub>
                        <mi>p</mi>
                        <mi>п</mi>
                      </msub>
                      <mo stretchy="false">⋅</mo>
                      <mo stretchy="false">Ω</mo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⋅</mo>
                    <msub>
                      <mo stretchy="false">Ψ</mo>
                      <mrow>
                        <mo stretchy="false">α</mo>
                        <mi>c</mi>
                      </mrow>
                    </msub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  <mtr>
              <mtd>
                <mrow>
                  <msub>
                    <mi>U</mi>
                    <mrow>
                      <mo stretchy="false">α</mo>
                      <mi>f</mi>
                      <mi>p</mi>
                    </mrow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sub>
                        <mi>R</mi>
                        <mrow>
                          <mo stretchy="false">α</mo>
                          <mi>p</mi>
                        </mrow>
                      </msub>
                      <mo stretchy="false">⋅</mo>
                      <msub>
                        <mi>i</mi>
                        <mrow>
                          <mo stretchy="false">α</mo>
                          <mi>p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frac>
                      <mrow>
                        <mi>d</mi>
                        <msub>
                          <mo stretchy="false">Ψ</mo>
                          <mrow>
                            <mo stretchy="false">α</mo>
                            <mi>p</mi>
                          </mrow>
                        </msub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row>
                        <mi mathvariant="italic">dt</mi>
                      </mrow>
                    </mfrac>
                  </mrow>
                  <mi>,</mi>
                </mrow>
              </mtd>
            </mtr>
            <mtr>
              <mtd>
                <mrow>
                  <mrow>
                    <mn>0</mn>
                    <mo stretchy="false">=</mo>
                    <mrow>
                      <msub>
                        <mi>R</mi>
                        <mrow>
                          <mo stretchy="false">α</mo>
                          <mi>p</mi>
                        </mrow>
                      </msub>
                      <mo stretchy="false">⋅</mo>
                      <msub>
                        <mi>i</mi>
                        <mrow>
                          <mo stretchy="false">α</mo>
                          <mi>p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frac>
                      <mrow>
                        <mi>d</mi>
                        <msub>
                          <mo stretchy="false">Ψ</mo>
                          <mrow>
                            <mo stretchy="false">α</mo>
                            <mi>p</mi>
                          </mrow>
                        </msub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row>
                        <mi mathvariant="italic">dt</mi>
                      </mrow>
                    </mfrac>
                  </mrow>
                  <mi>,</mi>
                </mrow>
              </mtd>
            </mtr>
            <mtr>
              <mtd>
                <mrow>
                  <mrow>
                    <mn>0</mn>
                    <mo stretchy="false">=</mo>
                    <mrow>
                      <msub>
                        <mi>R</mi>
                        <mrow>
                          <mo stretchy="false">β</mo>
                          <mi>p</mi>
                        </mrow>
                      </msub>
                      <mo stretchy="false">⋅</mo>
                      <msub>
                        <mi>i</mi>
                        <mrow>
                          <mo stretchy="false">β</mo>
                          <mi>p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frac>
                      <mrow>
                        <mi>d</mi>
                        <msub>
                          <mo stretchy="false">Ψ</mo>
                          <mrow>
                            <mo stretchy="false">β</mo>
                            <mi>p</mi>
                          </mrow>
                        </msub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row>
                        <mi mathvariant="italic">dt</mi>
                      </mrow>
                    </mfrac>
                  </mrow>
                  <mi>;</mi>
                </mrow>
              </mtd>
            </mtr>
          </mtable>
        </mrow>
      </mrow>
    </mrow>
    <annotation encoding="StarMath 5.0">left lbrace stack { 
U_{%alpha c}(t) = R_c cdot i_{%alpha c}(t) + {d %PSI_{%alpha c} (t)} over {dt} + p_п cdot %OMEGA(t) cdot %PSI_{%beta  c}(t), #
U_{%beta  c}(t) = R_c cdot i_{%beta  c}(t) + {d %PSI_{%beta  c} (t)} over {dt} - p_п cdot %OMEGA(t) cdot %PSI_{%alpha  c}(t), #
U_{%alpha f p}(t) = R_{%alpha p} cdot i_{%alpha p}(t) + {d %PSI_{%alpha p} (t)} over {dt}, #
0 = R_{%alpha p} cdot i_{%alpha p}(t) + {d %PSI_{%alpha p} (t)} over {dt} , #
0 = R_{%beta p} cdot i_{%beta  p}(t) + {d %PSI_{%beta p} (t)} over {dt} ;
} right none</annotation>
  </semantics>
</math>
</file>

<file path=Object 30/content.xml><?xml version="1.0" encoding="utf-8"?>
<math xmlns="http://www.w3.org/1998/Math/MathML">
  <semantics>
    <mtable>
      <mtr>
        <mtd>
          <mrow>
            <msub>
              <mi>K</mi>
              <mrow>
                <mn>11</mn>
              </mrow>
            </msub>
            <mrow>
              <mi/>
              <mo stretchy="false">=</mo>
              <mi/>
            </mrow>
            <mfrac>
              <mrow>
                <mrow>
                  <msub>
                    <mi>R</mi>
                    <mrow>
                      <mi>c</mi>
                    </mrow>
                  </msub>
                  <mo stretchy="false">⋅</mo>
                  <msub>
                    <mi>K</mi>
                    <mrow>
                      <mo stretchy="false">α</mo>
                    </mrow>
                  </msub>
                </mrow>
                <mrow>
                  <mo stretchy="false">(</mo>
                  <mrow>
                    <mn>1,1</mn>
                  </mrow>
                  <mo stretchy="false">)</mo>
                </mrow>
              </mrow>
              <mrow>
                <msub>
                  <mi>D</mi>
                  <mrow>
                    <mo stretchy="false">α</mo>
                  </mrow>
                </msub>
              </mrow>
            </mfrac>
            <mi>,</mi>
            <mi/>
            <msub>
              <mi>K</mi>
              <mrow>
                <mn>12</mn>
              </mrow>
            </msub>
            <mrow>
              <mi/>
              <mo stretchy="false">=</mo>
              <mi/>
            </mrow>
            <mfrac>
              <mrow>
                <mrow>
                  <msub>
                    <mi>R</mi>
                    <mrow>
                      <mi>c</mi>
                    </mrow>
                  </msub>
                  <mo stretchy="false">⋅</mo>
                  <msub>
                    <mi>K</mi>
                    <mrow>
                      <mo stretchy="false">α</mo>
                    </mrow>
                  </msub>
                </mrow>
                <mrow>
                  <mo stretchy="false">(</mo>
                  <mrow>
                    <mn>1,2</mn>
                  </mrow>
                  <mo stretchy="false">)</mo>
                </mrow>
              </mrow>
              <mrow>
                <msub>
                  <mi>D</mi>
                  <mrow>
                    <mo stretchy="false">α</mo>
                  </mrow>
                </msub>
              </mrow>
            </mfrac>
            <mi>,</mi>
            <mi/>
            <msub>
              <mi>K</mi>
              <mrow>
                <mn>13</mn>
              </mrow>
            </msub>
            <mrow>
              <mi/>
              <mo stretchy="false">=</mo>
              <mi/>
            </mrow>
            <mfrac>
              <mrow>
                <mrow>
                  <msub>
                    <mi>R</mi>
                    <mrow>
                      <mi>c</mi>
                    </mrow>
                  </msub>
                  <mo stretchy="false">⋅</mo>
                  <msub>
                    <mi>K</mi>
                    <mrow>
                      <mo stretchy="false">α</mo>
                    </mrow>
                  </msub>
                </mrow>
                <mrow>
                  <mo stretchy="false">(</mo>
                  <mrow>
                    <mn>1,3</mn>
                  </mrow>
                  <mo stretchy="false">)</mo>
                </mrow>
              </mrow>
              <mrow>
                <msub>
                  <mi>D</mi>
                  <mrow>
                    <mo stretchy="false">α</mo>
                  </mrow>
                </msub>
              </mrow>
            </mfrac>
            <mi/>
            <mi>,</mi>
            <mi/>
          </mrow>
        </mtd>
      </mtr>
      <mtr>
        <mtd>
          <mrow>
            <msub>
              <mi>K</mi>
              <mrow>
                <mn>21</mn>
              </mrow>
            </msub>
            <mrow>
              <mi/>
              <mo stretchy="false">=</mo>
              <mi/>
            </mrow>
            <mfrac>
              <mrow>
                <mrow>
                  <msub>
                    <mi>R</mi>
                    <mrow>
                      <mi>c</mi>
                    </mrow>
                  </msub>
                  <mo stretchy="false">⋅</mo>
                  <msub>
                    <mi>K</mi>
                    <mrow>
                      <mo stretchy="false">β</mo>
                    </mrow>
                  </msub>
                </mrow>
                <mrow>
                  <mo stretchy="false">(</mo>
                  <mrow>
                    <mn>1,1</mn>
                  </mrow>
                  <mo stretchy="false">)</mo>
                </mrow>
              </mrow>
              <mrow>
                <msub>
                  <mi>D</mi>
                  <mrow>
                    <mo stretchy="false">β</mo>
                  </mrow>
                </msub>
              </mrow>
            </mfrac>
            <mi>,</mi>
            <mi/>
            <msub>
              <mi>K</mi>
              <mrow>
                <mn>22</mn>
              </mrow>
            </msub>
            <mrow>
              <mi/>
              <mo stretchy="false">=</mo>
              <mi/>
            </mrow>
            <mfrac>
              <mrow>
                <mrow>
                  <msub>
                    <mi>R</mi>
                    <mrow>
                      <mi>c</mi>
                    </mrow>
                  </msub>
                  <mo stretchy="false">⋅</mo>
                  <msub>
                    <mi>K</mi>
                    <mrow>
                      <mo stretchy="false">β</mo>
                    </mrow>
                  </msub>
                </mrow>
                <mrow>
                  <mo stretchy="false">(</mo>
                  <mrow>
                    <mn>1,2</mn>
                  </mrow>
                  <mo stretchy="false">)</mo>
                </mrow>
              </mrow>
              <mrow>
                <msub>
                  <mi>D</mi>
                  <mrow>
                    <mo stretchy="false">β</mo>
                  </mrow>
                </msub>
              </mrow>
            </mfrac>
            <mi/>
            <mi>,</mi>
          </mrow>
        </mtd>
      </mtr>
      <mtr>
        <mtd>
          <mrow>
            <msub>
              <mi>K</mi>
              <mrow>
                <mn>31</mn>
              </mrow>
            </msub>
            <mrow>
              <mi/>
              <mo stretchy="false">=</mo>
              <mi/>
            </mrow>
            <mfrac>
              <mrow>
                <mrow>
                  <msub>
                    <mi>R</mi>
                    <mrow>
                      <mi>f</mi>
                    </mrow>
                  </msub>
                  <mo stretchy="false">⋅</mo>
                  <msub>
                    <mi>K</mi>
                    <mrow>
                      <mo stretchy="false">α</mo>
                    </mrow>
                  </msub>
                </mrow>
                <mrow>
                  <mo stretchy="false">(</mo>
                  <mrow>
                    <mn>2,1</mn>
                  </mrow>
                  <mo stretchy="false">)</mo>
                </mrow>
              </mrow>
              <mrow>
                <msub>
                  <mi>D</mi>
                  <mrow>
                    <mo stretchy="false">α</mo>
                  </mrow>
                </msub>
              </mrow>
            </mfrac>
            <mi>,</mi>
            <mi/>
            <msub>
              <mi>K</mi>
              <mrow>
                <mn>32</mn>
              </mrow>
            </msub>
            <mrow>
              <mi/>
              <mo stretchy="false">=</mo>
              <mi/>
            </mrow>
            <mfrac>
              <mrow>
                <mrow>
                  <msub>
                    <mi>R</mi>
                    <mrow>
                      <mi>f</mi>
                    </mrow>
                  </msub>
                  <mo stretchy="false">⋅</mo>
                  <msub>
                    <mi>K</mi>
                    <mrow>
                      <mo stretchy="false">α</mo>
                    </mrow>
                  </msub>
                </mrow>
                <mrow>
                  <mo stretchy="false">(</mo>
                  <mrow>
                    <mn>2,2</mn>
                  </mrow>
                  <mo stretchy="false">)</mo>
                </mrow>
              </mrow>
              <mrow>
                <msub>
                  <mi>D</mi>
                  <mrow>
                    <mo stretchy="false">α</mo>
                  </mrow>
                </msub>
              </mrow>
            </mfrac>
            <mi>,</mi>
            <mi/>
            <msub>
              <mi>K</mi>
              <mrow>
                <mn>33</mn>
              </mrow>
            </msub>
            <mrow>
              <mi/>
              <mo stretchy="false">=</mo>
              <mi/>
            </mrow>
            <mfrac>
              <mrow>
                <mrow>
                  <msub>
                    <mi>R</mi>
                    <mrow>
                      <mi>f</mi>
                    </mrow>
                  </msub>
                  <mo stretchy="false">⋅</mo>
                  <msub>
                    <mi>K</mi>
                    <mrow>
                      <mo stretchy="false">α</mo>
                    </mrow>
                  </msub>
                </mrow>
                <mrow>
                  <mo stretchy="false">(</mo>
                  <mrow>
                    <mn>2,3</mn>
                  </mrow>
                  <mo stretchy="false">)</mo>
                </mrow>
              </mrow>
              <mrow>
                <msub>
                  <mi>D</mi>
                  <mrow>
                    <mo stretchy="false">α</mo>
                  </mrow>
                </msub>
              </mrow>
            </mfrac>
            <mi/>
            <mi>,</mi>
            <mi/>
          </mrow>
        </mtd>
      </mtr>
      <mtr>
        <mtd>
          <mrow>
            <msub>
              <mi>K</mi>
              <mrow>
                <mn>41</mn>
              </mrow>
            </msub>
            <mrow>
              <mi/>
              <mo stretchy="false">=</mo>
              <mi/>
            </mrow>
            <mfrac>
              <mrow>
                <mrow>
                  <msub>
                    <mi>R</mi>
                    <mrow>
                      <mo stretchy="false">α</mo>
                      <mi>p</mi>
                    </mrow>
                  </msub>
                  <mo stretchy="false">⋅</mo>
                  <msub>
                    <mi>K</mi>
                    <mrow>
                      <mo stretchy="false">α</mo>
                    </mrow>
                  </msub>
                </mrow>
                <mrow>
                  <mo stretchy="false">(</mo>
                  <mrow>
                    <mn>3,1</mn>
                  </mrow>
                  <mo stretchy="false">)</mo>
                </mrow>
              </mrow>
              <mrow>
                <msub>
                  <mi>D</mi>
                  <mrow>
                    <mo stretchy="false">α</mo>
                  </mrow>
                </msub>
              </mrow>
            </mfrac>
            <mi>,</mi>
            <mi/>
            <msub>
              <mi>K</mi>
              <mrow>
                <mn>42</mn>
              </mrow>
            </msub>
            <mrow>
              <mi/>
              <mo stretchy="false">=</mo>
              <mi/>
            </mrow>
            <mfrac>
              <mrow>
                <mrow>
                  <msub>
                    <mi>R</mi>
                    <mrow>
                      <mo stretchy="false">α</mo>
                      <mi>p</mi>
                    </mrow>
                  </msub>
                  <mo stretchy="false">⋅</mo>
                  <msub>
                    <mi>K</mi>
                    <mrow>
                      <mo stretchy="false">α</mo>
                    </mrow>
                  </msub>
                </mrow>
                <mrow>
                  <mo stretchy="false">(</mo>
                  <mrow>
                    <mn>3,2</mn>
                  </mrow>
                  <mo stretchy="false">)</mo>
                </mrow>
              </mrow>
              <mrow>
                <msub>
                  <mi>D</mi>
                  <mrow>
                    <mo stretchy="false">α</mo>
                  </mrow>
                </msub>
              </mrow>
            </mfrac>
            <mi>,</mi>
            <mi/>
            <msub>
              <mi>K</mi>
              <mrow>
                <mn>43</mn>
              </mrow>
            </msub>
            <mrow>
              <mi/>
              <mo stretchy="false">=</mo>
              <mi/>
            </mrow>
            <mfrac>
              <mrow>
                <mrow>
                  <msub>
                    <mi>R</mi>
                    <mrow>
                      <mo stretchy="false">α</mo>
                      <mi>p</mi>
                    </mrow>
                  </msub>
                  <mo stretchy="false">⋅</mo>
                  <msub>
                    <mi>K</mi>
                    <mrow>
                      <mo stretchy="false">α</mo>
                    </mrow>
                  </msub>
                </mrow>
                <mrow>
                  <mo stretchy="false">(</mo>
                  <mrow>
                    <mn>3,3</mn>
                  </mrow>
                  <mo stretchy="false">)</mo>
                </mrow>
              </mrow>
              <mrow>
                <msub>
                  <mi>D</mi>
                  <mrow>
                    <mo stretchy="false">α</mo>
                  </mrow>
                </msub>
              </mrow>
            </mfrac>
            <mi>,</mi>
            <mi/>
          </mrow>
        </mtd>
      </mtr>
      <mtr>
        <mtd>
          <mrow>
            <msub>
              <mi>K</mi>
              <mrow>
                <mn>51</mn>
              </mrow>
            </msub>
            <mrow>
              <mi/>
              <mo stretchy="false">=</mo>
              <mi/>
            </mrow>
            <mfrac>
              <mrow>
                <mrow>
                  <msub>
                    <mi>R</mi>
                    <mrow>
                      <mo stretchy="false">β</mo>
                      <mi>p</mi>
                    </mrow>
                  </msub>
                  <mo stretchy="false">⋅</mo>
                  <msub>
                    <mi>K</mi>
                    <mrow>
                      <mo stretchy="false">β</mo>
                    </mrow>
                  </msub>
                </mrow>
                <mrow>
                  <mo stretchy="false">(</mo>
                  <mrow>
                    <mn>2,1</mn>
                  </mrow>
                  <mo stretchy="false">)</mo>
                </mrow>
              </mrow>
              <mrow>
                <msub>
                  <mi>D</mi>
                  <mrow>
                    <mo stretchy="false">β</mo>
                  </mrow>
                </msub>
              </mrow>
            </mfrac>
            <mi>,</mi>
            <mi/>
            <msub>
              <mi>K</mi>
              <mrow>
                <mn>52</mn>
              </mrow>
            </msub>
            <mrow>
              <mi/>
              <mo stretchy="false">=</mo>
              <mi/>
            </mrow>
            <mfrac>
              <mrow>
                <mrow>
                  <msub>
                    <mi>R</mi>
                    <mrow>
                      <mo stretchy="false">β</mo>
                      <mi>p</mi>
                    </mrow>
                  </msub>
                  <mo stretchy="false">⋅</mo>
                  <msub>
                    <mi>K</mi>
                    <mrow>
                      <mo stretchy="false">β</mo>
                    </mrow>
                  </msub>
                </mrow>
                <mrow>
                  <mo stretchy="false">(</mo>
                  <mrow>
                    <mn>2,2</mn>
                  </mrow>
                  <mo stretchy="false">)</mo>
                </mrow>
              </mrow>
              <mrow>
                <msub>
                  <mi>D</mi>
                  <mrow>
                    <mo stretchy="false">β</mo>
                  </mrow>
                </msub>
              </mrow>
            </mfrac>
            <mi/>
            <mi>,</mi>
          </mrow>
        </mtd>
      </mtr>
    </mtable>
    <annotation encoding="StarMath 5.0">K_{11} ~=~ {R_{c} cdot K_{%alpha} (1,1)} over {D_{%alpha}},~
K_{12} ~=~ {R_{c} cdot K_{%alpha} (1,2)} over {D_{%alpha}},~
K_{13} ~=~ {R_{c} cdot K_{%alpha} (1,3)} over {D_{%alpha}}~~~~,~
newline
K_{21} ~=~ {R_{c} cdot K_{%beta} (1,1)} over {D_{%beta}},~
K_{22} ~=~ {R_{c} cdot K_{%beta} (1,2)} over {D_{%beta}}~
~~~~~~~~~~~~~~~~~~~~~~~~~~,
newline
K_{31} ~=~ {R_{f} cdot K_{%alpha} (2,1)} over {D_{%alpha}},~
K_{32} ~=~ {R_{f} cdot K_{%alpha} (2,2)} over {D_{%alpha}},~
K_{33} ~=~ {R_{f} cdot K_{%alpha} (2,3)} over {D_{%alpha}}~~,~
newline
K_{41} ~=~ {R_{%alpha p} cdot K_{%alpha} (3,1)} over {D_{%alpha}},~
K_{42} ~=~ {R_{%alpha p} cdot K_{%alpha} (3,2)} over {D_{%alpha}},~
K_{43} ~=~ {R_{%alpha p} cdot K_{%alpha} (3,3)} over {D_{%alpha}},~
newline
K_{51} ~=~ {R_{%beta p} cdot K_{%beta} (2,1)} over {D_{%beta}},~
K_{52} ~=~ {R_{%beta p} cdot K_{%beta} (2,2)} over {D_{%beta}}~
~~~~~~~~~~~~~~~~~~~~~~~,
</annotation>
  </semantics>
</math>
</file>

<file path=Object 31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row>
                    <mfrac>
                      <mrow>
                        <mi>d</mi>
                        <msub>
                          <mo stretchy="false">Ψ</mo>
                          <mrow>
                            <mo stretchy="false">α</mo>
                            <mi>c</mi>
                          </mrow>
                        </msub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row>
                        <mi mathvariant="italic">dt</mi>
                      </mrow>
                    </mfrac>
                    <mo stretchy="false">=</mo>
                    <msub>
                      <mi>U</mi>
                      <mrow>
                        <mo stretchy="false">α</mo>
                        <mi>c</mi>
                      </mrow>
                    </msub>
                  </mrow>
                  <mrow>
                    <mrow>
                      <mrow>
                        <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o stretchy="false">−</mo>
                          <mrow>
                            <msub>
                              <mi>K</mi>
                              <mn>11</mn>
                            </msub>
                            <mo stretchy="false">⋅</mo>
                            <mrow>
                              <msub>
                                <mo stretchy="false">Ψ</mo>
                                <mrow>
                                  <mo stretchy="false">α</mo>
                                  <mi>c</mi>
                                </mrow>
                              </msub>
                              <mrow>
                                <mo stretchy="false">(</mo>
                                <mrow>
                                  <mi>t</mi>
                                </mrow>
                                <mo stretchy="false">)</mo>
                              </mrow>
                            </mrow>
                          </mrow>
                        </mrow>
                        <mo stretchy="false">−</mo>
                        <mrow>
                          <msub>
                            <mi>K</mi>
                            <mn>12</mn>
                          </msub>
                          <mo stretchy="false">⋅</mo>
                          <mrow>
                            <msub>
                              <mo stretchy="false">Ψ</mo>
                              <mrow>
                                <mo stretchy="false">α</mo>
                                <mi>f</mi>
                                <mi>p</mi>
                              </mrow>
                            </msub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</mrow>
                        </mrow>
                      </mrow>
                      <mo stretchy="false">−</mo>
                      <mrow>
                        <msub>
                          <mi>K</mi>
                          <mn>13</mn>
                        </msub>
                        <mo stretchy="false">⋅</mo>
                        <mrow>
                          <msub>
                            <mo stretchy="false">Ψ</mo>
                            <mrow>
                              <mo stretchy="false">α</mo>
                              <mi>p</mi>
                            </mrow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row>
                    </mrow>
                    <mo stretchy="false">−</mo>
                    <mo stretchy="false">ω</mo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⋅</mo>
                    <mrow>
                      <msub>
                        <mo stretchy="false">Ψ</mo>
                        <mrow>
                          <mo stretchy="false">β</mo>
                          <mi>c</mi>
                        </mrow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</mrow>
                  <mi>,</mi>
                </mrow>
              </mtd>
            </mtr>
            <mtr>
              <mtd>
                <mrow>
                  <mrow>
                    <mfrac>
                      <mrow>
                        <mi>d</mi>
                        <msub>
                          <mo stretchy="false">Ψ</mo>
                          <mrow>
                            <mo stretchy="false">β</mo>
                            <mi>c</mi>
                          </mrow>
                        </msub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row>
                        <mi mathvariant="italic">dt</mi>
                      </mrow>
                    </mfrac>
                    <mo stretchy="false">=</mo>
                    <msub>
                      <mi>U</mi>
                      <mrow>
                        <mo stretchy="false">β</mo>
                        <mi>c</mi>
                      </mrow>
                    </msub>
                  </mrow>
                  <mrow>
                    <mrow>
                      <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o stretchy="false">−</mo>
                        <mrow>
                          <msub>
                            <mi>K</mi>
                            <mn>21</mn>
                          </msub>
                          <mo stretchy="false">⋅</mo>
                          <mrow>
                            <msub>
                              <mo stretchy="false">Ψ</mo>
                              <mrow>
                                <mo stretchy="false">β</mo>
                                <mi>c</mi>
                              </mrow>
                            </msub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</mrow>
                        </mrow>
                      </mrow>
                      <mo stretchy="false">−</mo>
                      <mrow>
                        <msub>
                          <mi>K</mi>
                          <mn>22</mn>
                        </msub>
                        <mo stretchy="false">⋅</mo>
                        <mrow>
                          <msub>
                            <mo stretchy="false">Ψ</mo>
                            <mrow>
                              <mo stretchy="false">β</mo>
                              <mi>p</mi>
                            </mrow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row>
                    </mrow>
                    <mo stretchy="false">−</mo>
                    <mo stretchy="false">ω</mo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⋅</mo>
                    <mrow>
                      <msub>
                        <mo stretchy="false">Ψ</mo>
                        <mrow>
                          <mo stretchy="false">α</mo>
                          <mi>c</mi>
                        </mrow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</mrow>
                  <mi>,</mi>
                </mrow>
              </mtd>
            </mtr>
            <mtr>
              <mtd>
                <mrow>
                  <mrow>
                    <mfrac>
                      <mrow>
                        <mi>d</mi>
                        <msub>
                          <mo stretchy="false">Ψ</mo>
                          <mrow>
                            <mo stretchy="false">α</mo>
                            <mi>f</mi>
                            <mi>p</mi>
                          </mrow>
                        </msub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row>
                        <mi mathvariant="italic">dt</mi>
                      </mrow>
                    </mfrac>
                    <mo stretchy="false">=</mo>
                    <msub>
                      <mi>U</mi>
                      <mrow>
                        <mo stretchy="false">α</mo>
                        <mi>f</mi>
                        <mi>p</mi>
                      </mrow>
                    </msub>
                  </mrow>
                  <mrow>
                    <mrow>
                      <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o stretchy="false">−</mo>
                        <mrow>
                          <msub>
                            <mi>K</mi>
                            <mn>31</mn>
                          </msub>
                          <mo stretchy="false">⋅</mo>
                          <mrow>
                            <msub>
                              <mo stretchy="false">Ψ</mo>
                              <mrow>
                                <mo stretchy="false">α</mo>
                                <mi>c</mi>
                              </mrow>
                            </msub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</mrow>
                        </mrow>
                      </mrow>
                      <mo stretchy="false">−</mo>
                      <mrow>
                        <msub>
                          <mi>K</mi>
                          <mn>32</mn>
                        </msub>
                        <mo stretchy="false">⋅</mo>
                        <mrow>
                          <msub>
                            <mo stretchy="false">Ψ</mo>
                            <mrow>
                              <mo stretchy="false">α</mo>
                              <mi>f</mi>
                              <mi>p</mi>
                            </mrow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row>
                    </mrow>
                    <mo stretchy="false">−</mo>
                    <mrow>
                      <msub>
                        <mi>K</mi>
                        <mn>33</mn>
                      </msub>
                      <mo stretchy="false">⋅</mo>
                      <msub>
                        <mo stretchy="false">Ψ</mo>
                        <mrow>
                          <mo stretchy="false">α</mo>
                          <mi>p</mi>
                        </mrow>
                      </msub>
                    </mrow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  <mtr>
              <mtd>
                <mrow>
                  <mrow>
                    <mfrac>
                      <mrow>
                        <mi>d</mi>
                        <msub>
                          <mo stretchy="false">Ψ</mo>
                          <mrow>
                            <mo stretchy="false">α</mo>
                            <mi>p</mi>
                          </mrow>
                        </msub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row>
                        <mi mathvariant="italic">dt</mi>
                      </mrow>
                    </mfrac>
                    <mo stretchy="false">=</mo>
                    <mrow>
                      <mrow>
                        <mrow>
                          <mrow>
                            <mo stretchy="false">−</mo>
                            <msub>
                              <mi>K</mi>
                              <mn>41</mn>
                            </msub>
                          </mrow>
                          <mo stretchy="false">⋅</mo>
                          <mrow>
                            <msub>
                              <mo stretchy="false">Ψ</mo>
                              <mrow>
                                <mo stretchy="false">α</mo>
                                <mi>c</mi>
                              </mrow>
                            </msub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</mrow>
                        </mrow>
                        <mo stretchy="false">−</mo>
                        <mrow>
                          <msub>
                            <mi>K</mi>
                            <mn>42</mn>
                          </msub>
                          <mo stretchy="false">⋅</mo>
                          <mrow>
                            <msub>
                              <mo stretchy="false">Ψ</mo>
                              <mrow>
                                <mo stretchy="false">α</mo>
                                <mi>f</mi>
                                <mi>p</mi>
                              </mrow>
                            </msub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</mrow>
                        </mrow>
                      </mrow>
                      <mo stretchy="false">−</mo>
                      <mrow>
                        <msub>
                          <mi>K</mi>
                          <mn>43</mn>
                        </msub>
                        <mo stretchy="false">⋅</mo>
                        <msub>
                          <mo stretchy="false">Ψ</mo>
                          <mrow>
                            <mo stretchy="false">α</mo>
                            <mi>p</mi>
                          </mrow>
                        </msub>
                      </mrow>
                    </mrow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  <mtr>
              <mtd>
                <mrow>
                  <mrow>
                    <mfrac>
                      <mrow>
                        <mi>d</mi>
                        <msub>
                          <mo stretchy="false">Ψ</mo>
                          <mrow>
                            <mo stretchy="false">β</mo>
                            <mi>p</mi>
                          </mrow>
                        </msub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row>
                        <mi mathvariant="italic">dt</mi>
                      </mrow>
                    </mfrac>
                    <mo stretchy="false">=</mo>
                    <mrow>
                      <mrow>
                        <mrow>
                          <mo stretchy="false">−</mo>
                          <msub>
                            <mi>K</mi>
                            <mn>51</mn>
                          </msub>
                        </mrow>
                        <mo stretchy="false">⋅</mo>
                        <mrow>
                          <msub>
                            <mo stretchy="false">Ψ</mo>
                            <mrow>
                              <mo stretchy="false">β</mo>
                              <mi>c</mi>
                            </mrow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row>
                      <mo stretchy="false">−</mo>
                      <mrow>
                        <msub>
                          <mi>K</mi>
                          <mn>52</mn>
                        </msub>
                        <mo stretchy="false">⋅</mo>
                        <mrow>
                          <msub>
                            <mo stretchy="false">Ψ</mo>
                            <mrow>
                              <mo stretchy="false">β</mo>
                              <mi>p</mi>
                            </mrow>
                          </msub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row>
                    </mrow>
                  </mrow>
                  <mi>,</mi>
                </mrow>
              </mtd>
            </mtr>
          </mtable>
        </mrow>
      </mrow>
    </mrow>
    <annotation encoding="StarMath 5.0">
left lbrace stack { 
{d %PSI_{%alpha c} (t)} over {dt} = U_{%alpha c}(t) - K_11 cdot {%PSI_{%alpha c} (t)} - K_12 cdot {%PSI_{%alpha f p} (t)} - K_13 cdot {%PSI_{%alpha p} (t)} - %omega(t) cdot {%PSI_{%beta c} (t)}, #
{d %PSI_{%beta c} (t)} over {dt} = U_{%beta c}(t) - K_21 cdot {%PSI_{%beta c} (t)}
- K_22 cdot {%PSI_{%beta p} (t)} - %omega(t) cdot {%PSI_{%alpha c} (t)}, #
{d %PSI_{%alpha f p} (t)} over {dt} = U_{%alpha f p}(t) - K_31 cdot {%PSI_{%alpha c} (t)} - K_32 cdot {%PSI_{%alpha f p} (t)} - K_33 cdot %PSI_{%alpha p}(t), #
{d %PSI_{%alpha p} (t)} over {dt} = - K_41 cdot {%PSI_{%alpha c} (t)} - K_42 cdot {%PSI_{%alpha f p} (t)} - K_43 cdot %PSI_{%alpha p}(t), #
{d %PSI_{%beta p} (t)} over {dt} = - K_51 cdot {%PSI_{%beta c} (t)}
- K_52 cdot {%PSI_{%beta p} (t)} , 
} right none</annotation>
  </semantics>
</math>
</file>

<file path=Object 32/content.xml><?xml version="1.0" encoding="utf-8"?>
<math xmlns="http://www.w3.org/1998/Math/MathML">
  <semantics>
    <mrow>
      <msub>
        <mi>i</mi>
        <mrow>
          <mo stretchy="false">α</mo>
          <mi>c</mi>
        </mrow>
      </msub>
      <mrow>
        <mo stretchy="false">(</mo>
        <mrow>
          <mi>t</mi>
        </mrow>
        <mo stretchy="false">)</mo>
      </mrow>
      <mi>,</mi>
      <mi/>
      <msub>
        <mi>i</mi>
        <mrow>
          <mo stretchy="false">β</mo>
          <mi>c</mi>
        </mrow>
      </msub>
      <mrow>
        <mo stretchy="false">(</mo>
        <mrow>
          <mi>t</mi>
        </mrow>
        <mo stretchy="false">)</mo>
      </mrow>
    </mrow>
    <annotation encoding="StarMath 5.0">i_{%alpha c}(t),~
i_{%beta c}(t)</annotation>
  </semantics>
</math>
</file>

<file path=Object 33/content.xml><?xml version="1.0" encoding="utf-8"?>
<math xmlns="http://www.w3.org/1998/Math/MathML">
  <semantics>
    <mtable>
      <mtr>
        <mtd>
          <mrow>
            <msub>
              <mi>C</mi>
              <mrow>
                <mn>1</mn>
              </mrow>
            </msub>
            <mrow>
              <mi/>
              <mo stretchy="false">=</mo>
              <mi/>
            </mrow>
            <mfrac>
              <mrow>
                <msub>
                  <mi>K</mi>
                  <mrow>
                    <mo stretchy="false">α</mo>
                  </mrow>
                </msub>
                <mrow>
                  <mo stretchy="false">(</mo>
                  <mrow>
                    <mn>1,1</mn>
                  </mrow>
                  <mo stretchy="false">)</mo>
                </mrow>
              </mrow>
              <mrow>
                <msub>
                  <mi>D</mi>
                  <mrow>
                    <mo stretchy="false">α</mo>
                  </mrow>
                </msub>
              </mrow>
            </mfrac>
            <mi>,</mi>
            <mi/>
            <msub>
              <mi>C</mi>
              <mrow>
                <mn>2</mn>
              </mrow>
            </msub>
            <mrow>
              <mi/>
              <mo stretchy="false">=</mo>
              <mi/>
            </mrow>
            <mfrac>
              <mrow>
                <msub>
                  <mi>K</mi>
                  <mrow>
                    <mo stretchy="false">α</mo>
                  </mrow>
                </msub>
                <mrow>
                  <mo stretchy="false">(</mo>
                  <mrow>
                    <mn>1,2</mn>
                  </mrow>
                  <mo stretchy="false">)</mo>
                </mrow>
              </mrow>
              <mrow>
                <msub>
                  <mi>D</mi>
                  <mrow>
                    <mo stretchy="false">α</mo>
                  </mrow>
                </msub>
              </mrow>
            </mfrac>
            <mi>,</mi>
            <mi/>
            <msub>
              <mi>C</mi>
              <mrow>
                <mn>3</mn>
              </mrow>
            </msub>
            <mrow>
              <mi/>
              <mo stretchy="false">=</mo>
              <mi/>
            </mrow>
            <mfrac>
              <mrow>
                <msub>
                  <mi>K</mi>
                  <mrow>
                    <mo stretchy="false">α</mo>
                  </mrow>
                </msub>
                <mrow>
                  <mo stretchy="false">(</mo>
                  <mrow>
                    <mn>1,3</mn>
                  </mrow>
                  <mo stretchy="false">)</mo>
                </mrow>
              </mrow>
              <mrow>
                <msub>
                  <mi>D</mi>
                  <mrow>
                    <mo stretchy="false">α</mo>
                  </mrow>
                </msub>
              </mrow>
            </mfrac>
            <mi>,</mi>
            <mi/>
          </mrow>
        </mtd>
      </mtr>
      <mtr>
        <mtd>
          <mrow>
            <msub>
              <mi>C</mi>
              <mrow>
                <mn>4</mn>
              </mrow>
            </msub>
            <mrow>
              <mi/>
              <mo stretchy="false">=</mo>
              <mi/>
            </mrow>
            <mfrac>
              <mrow>
                <msub>
                  <mi>K</mi>
                  <mrow>
                    <mo stretchy="false">β</mo>
                  </mrow>
                </msub>
                <mrow>
                  <mo stretchy="false">(</mo>
                  <mrow>
                    <mn>1,1</mn>
                  </mrow>
                  <mo stretchy="false">)</mo>
                </mrow>
              </mrow>
              <mrow>
                <msub>
                  <mi>D</mi>
                  <mrow>
                    <mo stretchy="false">β</mo>
                  </mrow>
                </msub>
              </mrow>
            </mfrac>
            <mi>,</mi>
            <mi/>
            <msub>
              <mi>C</mi>
              <mrow>
                <mn>5</mn>
              </mrow>
            </msub>
            <mrow>
              <mi/>
              <mo stretchy="false">=</mo>
              <mi/>
            </mrow>
            <mfrac>
              <mrow>
                <msub>
                  <mi>K</mi>
                  <mrow>
                    <mo stretchy="false">β</mo>
                  </mrow>
                </msub>
                <mrow>
                  <mo stretchy="false">(</mo>
                  <mrow>
                    <mn>1,2</mn>
                  </mrow>
                  <mo stretchy="false">)</mo>
                </mrow>
              </mrow>
              <mrow>
                <msub>
                  <mi>D</mi>
                  <mrow>
                    <mo stretchy="false">β</mo>
                  </mrow>
                </msub>
              </mrow>
            </mfrac>
          </mrow>
        </mtd>
      </mtr>
    </mtable>
    <annotation encoding="StarMath 5.0">C_{1} ~=~ {K_{%alpha} (1,1)} over {D_{%alpha}},~
C_{2} ~=~ {K_{%alpha} (1,2)} over {D_{%alpha}},~
C_{3} ~=~ {K_{%alpha} (1,3)} over {D_{%alpha}},~
newline
C_{4} ~=~ {K_{%beta} (1,1)} over {D_{%beta}},~
C_{5} ~=~ {K_{%beta} (1,2)} over {D_{%beta}}</annotation>
  </semantics>
</math>
</file>

<file path=Object 34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sub>
                    <mi>i</mi>
                    <mrow>
                      <mo stretchy="false">α</mo>
                      <mi>c</mi>
                    </mrow>
                  </msub>
                  <mrow>
                    <mi/>
                    <mo stretchy="false">=</mo>
                    <mi/>
                  </mrow>
                  <mrow>
                    <msub>
                      <mi>C</mi>
                      <mn>1</mn>
                    </msub>
                    <mo stretchy="false">⋅</mo>
                    <msub>
                      <mo stretchy="false">Ψ</mo>
                      <mrow>
                        <mo stretchy="false">α</mo>
                        <mi>c</mi>
                      </mrow>
                    </msub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C</mi>
                        <mn>2</mn>
                      </msub>
                      <mo stretchy="false">⋅</mo>
                      <msub>
                        <mo stretchy="false">Ψ</mo>
                        <mrow>
                          <mo stretchy="false">α</mo>
                          <mi>f</mi>
                          <mi>p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C</mi>
                        <mn>3</mn>
                      </msub>
                      <mo stretchy="false">⋅</mo>
                      <msub>
                        <mo stretchy="false">Ψ</mo>
                        <mrow>
                          <mo stretchy="false">α</mo>
                          <mi>p</mi>
                        </mrow>
                      </msub>
                    </mrow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  <mi/>
                </mrow>
              </mtd>
            </mtr>
            <mtr>
              <mtd>
                <mrow>
                  <msub>
                    <mi>i</mi>
                    <mrow>
                      <mo stretchy="false">β</mo>
                      <mi>c</mi>
                    </mrow>
                  </msub>
                  <mrow>
                    <mi/>
                    <mo stretchy="false">=</mo>
                    <mi/>
                  </mrow>
                  <mrow>
                    <msub>
                      <mi>C</mi>
                      <mn>4</mn>
                    </msub>
                    <mo stretchy="false">⋅</mo>
                    <msub>
                      <mo stretchy="false">Ψ</mo>
                      <mrow>
                        <mo stretchy="false">β</mo>
                        <mi>c</mi>
                      </mrow>
                    </msub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C</mi>
                        <mn>5</mn>
                      </msub>
                      <mo stretchy="false">⋅</mo>
                      <msub>
                        <mo stretchy="false">Ψ</mo>
                        <mrow>
                          <mo stretchy="false">β</mo>
                          <mi>p</mi>
                        </mrow>
                      </msub>
                    </mrow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/>
                </mrow>
              </mtd>
            </mtr>
          </mtable>
        </mrow>
      </mrow>
    </mrow>
    <annotation encoding="StarMath 5.0">alignl 
left lbrace stack { 
i_{%alpha c} ~=~ C_1 cdot %PSI_{%alpha c}(t) + C_2 cdot %PSI_{%alpha f p}(t) + C_3 cdot %PSI_{%alpha p}(t),~#
i_{%beta  c} ~=~ C_4 cdot %PSI_{%beta c}(t) + C_5 cdot %PSI_{%beta p}(t)~
} right none</annotation>
  </semantics>
</math>
</file>

<file path=Object 35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i>M</mi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sub>
                      <mi>M</mi>
                      <mi>e</mi>
                    </msub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J</mi>
                        <mrow>
                          <mo stretchy="false">Σ</mo>
                        </mrow>
                      </msub>
                      <mo stretchy="false">⋅</mo>
                      <mrow>
                        <mfrac>
                          <mrow>
                            <mi>d</mi>
                            <mo stretchy="false">Ω</mo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</mrow>
                          <mrow>
                            <mi mathvariant="italic">dt</mi>
                          </mrow>
                        </mfrac>
                      </mrow>
                    </mrow>
                  </mrow>
                  <mi>,</mi>
                </mrow>
              </mtd>
            </mtr>
            <mtr>
              <mtd>
                <mrow>
                  <msub>
                    <mi>M</mi>
                    <mi>e</mi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row>
                        <mfrac>
                          <mrow>
                            <mrow>
                              <msub>
                                <mi>p</mi>
                                <mi>п</mi>
                              </msub>
                              <mo stretchy="false">⋅</mo>
                              <msub>
                                <mi>p</mi>
                                <mi>f</mi>
                              </msub>
                            </mrow>
                          </mrow>
                          <mrow>
                            <mn>2</mn>
                          </mrow>
                        </mfrac>
                      </mrow>
                      <mo stretchy="false">⋅</mo>
                      <mfenced open="[" close="]">
                        <mrow>
                          <msub>
                            <mo stretchy="false">Ψ</mo>
                            <mrow>
                              <mo stretchy="false">α</mo>
                              <mi>c</mi>
                            </mrow>
                          </msub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⋅</mo>
                            <msub>
                              <mi>i</mi>
                              <mrow>
                                <mo stretchy="false">β</mo>
                                <mi>c</mi>
                              </mrow>
                            </msub>
                          </mrow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−</mo>
                            <msub>
                              <mo stretchy="false">Ψ</mo>
                              <mrow>
                                <mo stretchy="false">β</mo>
                                <mi>c</mi>
                              </mrow>
                            </msub>
                          </mrow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⋅</mo>
                            <msub>
                              <mi>i</mi>
                              <mrow>
                                <mo stretchy="false">α</mo>
                                <mi>c</mi>
                              </mrow>
                            </msub>
                          </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fenced>
                    </mrow>
                  </mrow>
                  <mi>;</mi>
                </mrow>
              </mtd>
            </mtr>
          </mtable>
        </mrow>
      </mrow>
    </mrow>
    <annotation encoding="StarMath 5.0">left lbrace stack { 
M(t) = M_e(t) + J_{%SIGMA} cdot {{d %OMEGA(t)} over {dt}}, #
M_e(t) = {{p_п cdot p_f} over {2}} cdot left [ %PSI_{%alpha c}(t) cdot i_{%beta c}(t) - %PSI_{%beta c}(t) cdot i_{%alpha c}(t) right ] ;
} right none</annotation>
  </semantics>
</math>
</file>

<file path=Object 36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row>
                    <mfrac>
                      <mrow>
                        <mi>d</mi>
                        <mo stretchy="false">Ω</mo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row>
                        <mi mathvariant="italic">dt</mi>
                      </mrow>
                    </mfrac>
                    <mo stretchy="false">=</mo>
                    <mrow>
                      <mfrac>
                        <mn>1</mn>
                        <mi>J</mi>
                      </mfrac>
                      <mo stretchy="false">⋅</mo>
                      <mfenced open="(" close=")">
                        <mrow>
                          <msub>
                            <mi>M</mi>
                            <mi>е</mi>
                          </msub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−</mo>
                            <msub>
                              <mi>M</mi>
                              <mi mathvariant="italic">возм</mi>
                            </msub>
                          </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fenced>
                    </mrow>
                  </mrow>
                  <mi>,</mi>
                </mrow>
              </mtd>
            </mtr>
            <mtr>
              <mtd>
                <mrow>
                  <mrow>
                    <mfrac>
                      <mrow>
                        <mi>d</mi>
                        <mo stretchy="false">θ</mo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row>
                        <mi mathvariant="italic">dt</mi>
                      </mrow>
                    </mfrac>
                    <mo stretchy="false">=</mo>
                    <mo stretchy="false">Ω</mo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</mtable>
        </mrow>
      </mrow>
    </mrow>
    <annotation encoding="StarMath 5.0">left lbrace stack { 
{d %OMEGA(t)} over {dt} = 1 over J cdot left ( M_е(t) - M_возм(t) right ), #
{d %theta(t)} over {dt} = %OMEGA(t),
} right none</annotation>
  </semantics>
</math>
</file>

<file path=Object 37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row>
                    <mfrac>
                      <mrow>
                        <msub>
                          <mi mathvariant="italic">di</mi>
                          <mrow>
                            <mo stretchy="false">α</mo>
                            <mi>c</mi>
                          </mrow>
                        </msub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row>
                        <mi mathvariant="italic">dt</mi>
                      </mrow>
                    </mfrac>
                    <mo stretchy="false">=</mo>
                    <mrow>
                      <mrow>
                        <mfrac>
                          <mn>1</mn>
                          <msub>
                            <mi>L</mi>
                            <mrow>
                              <mo stretchy="false">α</mo>
                              <mi>c</mi>
                            </mrow>
                          </msub>
                        </mfrac>
                      </mrow>
                      <mo stretchy="false">⋅</mo>
                      <msub>
                        <mi>U</mi>
                        <mrow>
                          <mo stretchy="false">α</mo>
                          <mi>c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−</mo>
                    <mrow>
                      <mfrac>
                        <mrow>
                          <mi>R</mi>
                        </mrow>
                        <mrow>
                          <msub>
                            <mi>L</mi>
                            <mrow>
                              <mo stretchy="false">α</mo>
                              <mi>c</mi>
                            </mrow>
                          </msub>
                        </mrow>
                      </mfrac>
                      <mo stretchy="false">⋅</mo>
                      <msub>
                        <mi>i</mi>
                        <mrow>
                          <mo stretchy="false">α</mo>
                          <mi>c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row>
                        <mfrac>
                          <msub>
                            <mi>L</mi>
                            <mrow>
                              <mo stretchy="false">β</mo>
                              <mi>c</mi>
                            </mrow>
                          </msub>
                          <mrow>
                            <msub>
                              <mi>L</mi>
                              <mrow>
                                <mo stretchy="false">α</mo>
                                <mi>c</mi>
                              </mrow>
                            </msub>
                          </mrow>
                        </mfrac>
                        <mo stretchy="false">⋅</mo>
                        <msub>
                          <mi>p</mi>
                          <mi>п</mi>
                        </msub>
                      </mrow>
                      <mo stretchy="false">⋅</mo>
                      <mo stretchy="false">Ω</mo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⋅</mo>
                    <msub>
                      <mi>i</mi>
                      <mrow>
                        <mo stretchy="false">β</mo>
                        <mi>c</mi>
                      </mrow>
                    </msub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  <mtr>
              <mtd>
                <mrow>
                  <mrow>
                    <mfrac>
                      <mrow>
                        <msub>
                          <mi mathvariant="italic">di</mi>
                          <mrow>
                            <mo stretchy="false">β</mo>
                            <mi>c</mi>
                          </mrow>
                        </msub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row>
                        <mi mathvariant="italic">dt</mi>
                      </mrow>
                    </mfrac>
                    <mo stretchy="false">=</mo>
                    <mrow>
                      <mrow>
                        <mfrac>
                          <mn>1</mn>
                          <msub>
                            <mi>L</mi>
                            <mrow>
                              <mo stretchy="false">β</mo>
                              <mi>c</mi>
                            </mrow>
                          </msub>
                        </mfrac>
                      </mrow>
                      <mo stretchy="false">⋅</mo>
                      <msub>
                        <mi>U</mi>
                        <mrow>
                          <mo stretchy="false">β</mo>
                          <mi>c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−</mo>
                    <mrow>
                      <mfrac>
                        <mrow>
                          <mi>R</mi>
                        </mrow>
                        <mrow>
                          <msub>
                            <mi>L</mi>
                            <mrow>
                              <mo stretchy="false">β</mo>
                              <mi>c</mi>
                            </mrow>
                          </msub>
                        </mrow>
                      </mfrac>
                      <mo stretchy="false">⋅</mo>
                      <msub>
                        <mi>i</mi>
                        <mrow>
                          <mo stretchy="false">β</mo>
                          <mi>c</mi>
                        </mrow>
                      </msub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row>
                        <mfrac>
                          <msub>
                            <mi>L</mi>
                            <mrow>
                              <mo stretchy="false">α</mo>
                              <mi>c</mi>
                            </mrow>
                          </msub>
                          <mrow>
                            <msub>
                              <mi>L</mi>
                              <mrow>
                                <mo stretchy="false">β</mo>
                                <mi>c</mi>
                              </mrow>
                            </msub>
                          </mrow>
                        </mfrac>
                        <mo stretchy="false">⋅</mo>
                        <msub>
                          <mi>p</mi>
                          <mi>п</mi>
                        </msub>
                      </mrow>
                      <mo stretchy="false">⋅</mo>
                      <mo stretchy="false">Ω</mo>
                    </mrow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⋅</mo>
                    <msub>
                      <mi>i</mi>
                      <mrow>
                        <mo stretchy="false">α</mo>
                        <mi>c</mi>
                      </mrow>
                    </msub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−</mo>
                    <mfrac>
                      <mrow>
                        <mrow>
                          <mrow>
                            <mo stretchy="false">λ</mo>
                            <mo stretchy="false">⋅</mo>
                            <msub>
                              <mi>p</mi>
                              <mi>п</mi>
                            </msub>
                          </mrow>
                          <mo stretchy="false">⋅</mo>
                          <mo stretchy="false">Ω</mo>
                        </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row>
                        <msub>
                          <mi>L</mi>
                          <mrow>
                            <mo stretchy="false">β</mo>
                            <mi>c</mi>
                          </mrow>
                        </msub>
                      </mrow>
                    </mfrac>
                  </mrow>
                  <mi>,</mi>
                </mrow>
              </mtd>
            </mtr>
            <mtr>
              <mtd>
                <mrow>
                  <msub>
                    <mi>T</mi>
                    <mi>e</mi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row>
                        <mrow>
                          <mn>0.5</mn>
                          <mo stretchy="false">⋅</mo>
                          <msub>
                            <mi>p</mi>
                            <mi>п</mi>
                          </msub>
                        </mrow>
                        <mo stretchy="false">⋅</mo>
                        <msub>
                          <mi>p</mi>
                          <mi>f</mi>
                        </msub>
                      </mrow>
                      <mo stretchy="false">⋅</mo>
                      <mfenced open="(" close=")">
                        <mrow>
                          <mrow>
                            <mo stretchy="false">λ</mo>
                            <mo stretchy="false">⋅</mo>
                            <msub>
                              <mi>i</mi>
                              <mrow>
                                <mo stretchy="false">β</mo>
                                <mi>c</mi>
                              </mrow>
                            </msub>
                          </mrow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+</mo>
                            <mrow>
                              <mrow>
                                <mo stretchy="false">(</mo>
                                <mrow>
                                  <mrow>
                                    <msub>
                                      <mi>L</mi>
                                      <mrow>
                                        <mo stretchy="false">α</mo>
                                        <mi>c</mi>
                                      </mrow>
                                    </msub>
                                    <mo stretchy="false">−</mo>
                                    <msub>
                                      <mi>L</mi>
                                      <mrow>
                                        <mo stretchy="false">β</mo>
                                        <mi>c</mi>
                                      </mrow>
                                    </msub>
                                  </mrow>
                                </mrow>
                                <mo stretchy="false">)</mo>
                              </mrow>
                              <mo stretchy="false">⋅</mo>
                              <msub>
                                <mi>i</mi>
                                <mrow>
                                  <mo stretchy="false">α</mo>
                                  <mi>c</mi>
                                </mrow>
                              </msub>
                            </mrow>
                          </mrow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⋅</mo>
                            <msub>
                              <mi>i</mi>
                              <mrow>
                                <mo stretchy="false">β</mo>
                                <mi>c</mi>
                              </mrow>
                            </msub>
                          </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fenced>
                    </mrow>
                  </mrow>
                  <mi>,</mi>
                </mrow>
              </mtd>
            </mtr>
            <mtr>
              <mtd>
                <mrow>
                  <mrow>
                    <mfrac>
                      <mrow>
                        <mi>d</mi>
                        <mo stretchy="false">Ω</mo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row>
                        <mi mathvariant="italic">dt</mi>
                      </mrow>
                    </mfrac>
                    <mo stretchy="false">=</mo>
                    <mrow>
                      <mfrac>
                        <mn>1</mn>
                        <mi>J</mi>
                      </mfrac>
                      <mo stretchy="false">⋅</mo>
                      <mfenced open="(" close=")">
                        <mrow>
                          <msub>
                            <mi>T</mi>
                            <mi>е</mi>
                          </msub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−</mo>
                            <msub>
                              <mi>M</mi>
                              <mi>в</mi>
                            </msub>
                          </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fenced>
                    </mrow>
                  </mrow>
                  <mi>,</mi>
                </mrow>
              </mtd>
            </mtr>
            <mtr>
              <mtd>
                <mrow>
                  <mrow>
                    <mfrac>
                      <mrow>
                        <mi>d</mi>
                        <mo stretchy="false">θ</mo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row>
                        <mi mathvariant="italic">dt</mi>
                      </mrow>
                    </mfrac>
                    <mo stretchy="false">=</mo>
                    <mo stretchy="false">Ω</mo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</mtable>
        </mrow>
      </mrow>
    </mrow>
    <annotation encoding="StarMath 5.0">left lbrace stack { 
{di_{%alpha c}(t)} over {dt} = {1 over L_{%alpha c}} cdot U_{%alpha c}(t)
- {R} over {L_{%alpha c}} cdot i_{%alpha c}(t)
+ L_{%beta c} over {L_{%alpha c}} cdot p_п cdot %OMEGA(t) cdot i_{%beta c}(t), #

{di_{%beta c}(t)} over {dt} = {1 over L_{%beta c}} cdot U_{%beta c}(t)
- {R} over {L_{%beta c}} cdot i_{%beta c}(t)
+ L_{%alpha c} over {L_{%beta c}} cdot p_п cdot %OMEGA(t) cdot i_{%alpha c}(t)
- {%lambda cdot p_п cdot %OMEGA(t)} over {L_{%beta c}}, #

T_e(t) = 0.5 cdot p_п cdot p_f cdot left ( 
%lambda cdot i_{%beta c}(t) + (L_{%alpha c} - L_{%beta c}) cdot i_{%alpha c}(t) cdot i_{%beta c}(t)

right ), #
{d %OMEGA(t)} over {dt} = 1 over J cdot left ( T_е(t) - M_в(t) right ), #
{d %theta(t)} over {dt} = %OMEGA(t),
} right none</annotation>
  </semantics>
</math>
</file>

<file path=Object 38/content.xml><?xml version="1.0" encoding="utf-8"?>
<math xmlns="http://www.w3.org/1998/Math/MathML">
  <semantics>
    <mrow>
      <msub>
        <mi>i</mi>
        <mrow>
          <mo stretchy="false">α</mo>
          <mi>c</mi>
        </mrow>
      </msub>
      <mrow>
        <mo stretchy="false">(</mo>
        <mrow>
          <mi>t</mi>
        </mrow>
        <mo stretchy="false">)</mo>
      </mrow>
      <mi>,</mi>
      <mi/>
      <msub>
        <mi>i</mi>
        <mrow>
          <mo stretchy="false">β</mo>
          <mi>c</mi>
        </mrow>
      </msub>
      <mrow>
        <mo stretchy="false">(</mo>
        <mrow>
          <mi>t</mi>
        </mrow>
        <mo stretchy="false">)</mo>
      </mrow>
    </mrow>
    <annotation encoding="StarMath 5.0">i_{%alpha c}(t),~
i_{%beta c}(t)</annotation>
  </semantics>
</math>
</file>

<file path=Object 39/content.xml><?xml version="1.0" encoding="utf-8"?>
<math xmlns="http://www.w3.org/1998/Math/MathML">
  <semantics>
    <mrow>
      <mo stretchy="false">θ</mo>
      <mrow>
        <mo stretchy="false">(</mo>
        <mrow>
          <mi>t</mi>
        </mrow>
        <mo stretchy="false">)</mo>
      </mrow>
    </mrow>
    <annotation encoding="StarMath 5.0">%theta(t)</annotation>
  </semantics>
</math>
</file>

<file path=Object 4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i>M</mi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sub>
                      <mi>M</mi>
                      <mi>e</mi>
                    </msub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+</mo>
                    <mrow>
                      <msub>
                        <mi>J</mi>
                        <mrow>
                          <mo stretchy="false">Σ</mo>
                        </mrow>
                      </msub>
                      <mo stretchy="false">⋅</mo>
                      <mrow>
                        <mfrac>
                          <mrow>
                            <mi>d</mi>
                            <mo stretchy="false">Ω</mo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</mrow>
                          <mrow>
                            <mi mathvariant="italic">dt</mi>
                          </mrow>
                        </mfrac>
                      </mrow>
                    </mrow>
                  </mrow>
                  <mi>,</mi>
                </mrow>
              </mtd>
            </mtr>
            <mtr>
              <mtd>
                <mrow>
                  <msub>
                    <mi>M</mi>
                    <mi>e</mi>
                  </msub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=</mo>
                    <mrow>
                      <mrow>
                        <mfrac>
                          <mrow>
                            <mrow>
                              <msub>
                                <mi>p</mi>
                                <mi>п</mi>
                              </msub>
                              <mo stretchy="false">⋅</mo>
                              <msub>
                                <mi>p</mi>
                                <mi>f</mi>
                              </msub>
                            </mrow>
                          </mrow>
                          <mrow>
                            <mn>2</mn>
                          </mrow>
                        </mfrac>
                      </mrow>
                      <mo stretchy="false">⋅</mo>
                      <mfenced open="[" close="]">
                        <mrow>
                          <msub>
                            <mo stretchy="false">Ψ</mo>
                            <mrow>
                              <mo stretchy="false">α</mo>
                              <mi>c</mi>
                            </mrow>
                          </msub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⋅</mo>
                            <msub>
                              <mi>i</mi>
                              <mrow>
                                <mo stretchy="false">β</mo>
                                <mi>c</mi>
                              </mrow>
                            </msub>
                          </mrow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−</mo>
                            <msub>
                              <mo stretchy="false">Ψ</mo>
                              <mrow>
                                <mo stretchy="false">β</mo>
                                <mi>c</mi>
                              </mrow>
                            </msub>
                          </mrow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⋅</mo>
                            <msub>
                              <mi>i</mi>
                              <mrow>
                                <mo stretchy="false">α</mo>
                                <mi>c</mi>
                              </mrow>
                            </msub>
                          </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</mfenced>
                    </mrow>
                  </mrow>
                  <mi>;</mi>
                </mrow>
              </mtd>
            </mtr>
          </mtable>
        </mrow>
      </mrow>
    </mrow>
    <annotation encoding="StarMath 5.0">left lbrace stack { 
M(t) = M_e(t) + J_{%SIGMA} cdot {{d %OMEGA(t)} over {dt}}, #
M_e(t) = {{p_п cdot p_f} over {2}} cdot left [ %PSI_{%alpha c}(t) cdot i_{%beta c}(t) - %PSI_{%beta c}(t) cdot i_{%alpha c}(t) right ] ;
} right none</annotation>
  </semantics>
</math>
</file>

<file path=Object 40/content.xml><?xml version="1.0" encoding="utf-8"?>
<math xmlns="http://www.w3.org/1998/Math/MathML">
  <semantics>
    <mrow>
      <mo stretchy="false">Ω</mo>
      <mrow>
        <mo stretchy="false">(</mo>
        <mrow>
          <mi>t</mi>
        </mrow>
        <mo stretchy="false">)</mo>
      </mrow>
    </mrow>
    <annotation encoding="StarMath 5.0">%OMEGA(t)</annotation>
  </semantics>
</math>
</file>

<file path=Object 41/content.xml><?xml version="1.0" encoding="utf-8"?>
<math xmlns="http://www.w3.org/1998/Math/MathML">
  <semantics>
    <mrow>
      <msub>
        <mi>U</mi>
        <mrow>
          <mi>a</mi>
          <mi>c</mi>
        </mrow>
      </msub>
      <mrow>
        <mo stretchy="false">(</mo>
        <mrow>
          <mi>t</mi>
        </mrow>
        <mo stretchy="false">)</mo>
      </mrow>
    </mrow>
    <annotation encoding="StarMath 5.0">U_{a c} (t)</annotation>
  </semantics>
</math>
</file>

<file path=Object 42/content.xml><?xml version="1.0" encoding="utf-8"?>
<math xmlns="http://www.w3.org/1998/Math/MathML">
  <semantics>
    <mrow>
      <mi>J</mi>
    </mrow>
    <annotation encoding="StarMath 5.0">J</annotation>
  </semantics>
</math>
</file>

<file path=Object 43/content.xml><?xml version="1.0" encoding="utf-8"?>
<math xmlns="http://www.w3.org/1998/Math/MathML">
  <semantics>
    <mrow>
      <mo stretchy="false">θ</mo>
      <mrow>
        <mo stretchy="false">(</mo>
        <mrow>
          <mi>t</mi>
        </mrow>
        <mo stretchy="false">)</mo>
      </mrow>
    </mrow>
    <annotation encoding="StarMath 5.0">%theta(t)</annotation>
  </semantics>
</math>
</file>

<file path=Object 44/content.xml><?xml version="1.0" encoding="utf-8"?>
<math xmlns="http://www.w3.org/1998/Math/MathML">
  <semantics>
    <mrow>
      <msub>
        <mi>M</mi>
        <mi>e</mi>
      </msub>
      <mrow>
        <mo stretchy="false">(</mo>
        <mrow>
          <mi>t</mi>
        </mrow>
        <mo stretchy="false">)</mo>
      </mrow>
    </mrow>
    <annotation encoding="StarMath 5.0">M_e(t)</annotation>
  </semantics>
</math>
</file>

<file path=Object 45/content.xml><?xml version="1.0" encoding="utf-8"?>
<math xmlns="http://www.w3.org/1998/Math/MathML">
  <semantics>
    <mrow>
      <msub>
        <mi>M</mi>
        <mi mathvariant="italic">возм</mi>
      </msub>
      <mrow>
        <mo stretchy="false">(</mo>
        <mrow>
          <mi>t</mi>
        </mrow>
        <mo stretchy="false">)</mo>
      </mrow>
    </mrow>
    <annotation encoding="StarMath 5.0">M_возм(t)</annotation>
  </semantics>
</math>
</file>

<file path=Object 46/content.xml><?xml version="1.0" encoding="utf-8"?>
<math xmlns="http://www.w3.org/1998/Math/MathML">
  <semantics>
    <mrow>
      <msub>
        <mi>U</mi>
        <mrow>
          <mi>b</mi>
          <mi>c</mi>
        </mrow>
      </msub>
      <mrow>
        <mo stretchy="false">(</mo>
        <mrow>
          <mi>t</mi>
        </mrow>
        <mo stretchy="false">)</mo>
      </mrow>
    </mrow>
    <annotation encoding="StarMath 5.0">U_{b c}(t)</annotation>
  </semantics>
</math>
</file>

<file path=Object 47/content.xml><?xml version="1.0" encoding="utf-8"?>
<math xmlns="http://www.w3.org/1998/Math/MathML">
  <semantics>
    <mrow>
      <msub>
        <mi>M</mi>
        <mi>в</mi>
      </msub>
      <mrow>
        <mo stretchy="false">(</mo>
        <mrow>
          <mi>t</mi>
        </mrow>
        <mo stretchy="false">)</mo>
      </mrow>
    </mrow>
    <annotation encoding="StarMath 5.0">M_в(t)</annotation>
  </semantics>
</math>
</file>

<file path=Object 48/content.xml><?xml version="1.0" encoding="utf-8"?>
<math xmlns="http://www.w3.org/1998/Math/MathML">
  <semantics>
    <mrow>
      <mi>q</mi>
      <mrow>
        <mo stretchy="false">(</mo>
        <mrow>
          <mi>t</mi>
        </mrow>
        <mo stretchy="false">)</mo>
      </mrow>
    </mrow>
    <annotation encoding="StarMath 5.0">q(t)</annotation>
  </semantics>
</math>
</file>

<file path=Object 49/content.xml><?xml version="1.0" encoding="utf-8"?>
<math xmlns="http://www.w3.org/1998/Math/MathML">
  <semantics>
    <mrow>
      <mi>q</mi>
      <mi>'</mi>
      <mrow>
        <mo stretchy="false">(</mo>
        <mrow>
          <mi>t</mi>
        </mrow>
        <mo stretchy="false">)</mo>
      </mrow>
    </mrow>
    <annotation encoding="StarMath 5.0">q'(t)</annotation>
  </semantics>
</math>
</file>

<file path=Object 5/content.xml><?xml version="1.0" encoding="utf-8"?>
<math xmlns="http://www.w3.org/1998/Math/MathML">
  <semantics>
    <mrow>
      <msub>
        <mi>R</mi>
        <mrow>
          <mi>c</mi>
        </mrow>
      </msub>
      <mi>,</mi>
      <mi/>
      <msub>
        <mi>R</mi>
        <mrow>
          <mi>f</mi>
        </mrow>
      </msub>
      <mi>,</mi>
      <mi/>
      <msub>
        <mi>R</mi>
        <mrow>
          <mo stretchy="false">α</mo>
          <mi>p</mi>
        </mrow>
      </msub>
      <mi>,</mi>
      <mi/>
      <msub>
        <mi>R</mi>
        <mrow>
          <mo stretchy="false">β</mo>
          <mi>p</mi>
        </mrow>
      </msub>
    </mrow>
    <annotation encoding="StarMath 5.0">R_{c},~
R_{f},~
R_{%alpha p},~
R_{%beta p}</annotation>
  </semantics>
</math>
</file>

<file path=Object 50/content.xml><?xml version="1.0" encoding="utf-8"?>
<math xmlns="http://www.w3.org/1998/Math/MathML">
  <semantics>
    <mrow>
      <msub>
        <mi>T</mi>
        <mi>e</mi>
      </msub>
      <mrow>
        <mo stretchy="false">(</mo>
        <mrow>
          <mi>t</mi>
        </mrow>
        <mo stretchy="false">)</mo>
      </mrow>
    </mrow>
    <annotation encoding="StarMath 5.0">T_e(t)</annotation>
  </semantics>
</math>
</file>

<file path=Object 51/content.xml><?xml version="1.0" encoding="utf-8"?>
<math xmlns="http://www.w3.org/1998/Math/MathML">
  <semantics>
    <mrow>
      <msub>
        <mi>i</mi>
        <mrow>
          <mo stretchy="false">α</mo>
          <mi>c</mi>
        </mrow>
      </msub>
      <mrow>
        <mo stretchy="false">(</mo>
        <mrow>
          <mi>t</mi>
        </mrow>
        <mo stretchy="false">)</mo>
      </mrow>
    </mrow>
    <annotation encoding="StarMath 5.0">i_{%alpha c}(t)</annotation>
  </semantics>
</math>
</file>

<file path=Object 52/content.xml><?xml version="1.0" encoding="utf-8"?>
<math xmlns="http://www.w3.org/1998/Math/MathML">
  <semantics>
    <mrow>
      <msub>
        <mi>i</mi>
        <mrow>
          <mo stretchy="false">β</mo>
          <mi>c</mi>
        </mrow>
      </msub>
      <mrow>
        <mo stretchy="false">(</mo>
        <mrow>
          <mi>t</mi>
        </mrow>
        <mo stretchy="false">)</mo>
      </mrow>
    </mrow>
    <annotation encoding="StarMath 5.0">i_{%beta c}(t)</annotation>
  </semantics>
</math>
</file>

<file path=Object 53/content.xml><?xml version="1.0" encoding="utf-8"?>
<math xmlns="http://www.w3.org/1998/Math/MathML">
  <semantics>
    <mrow>
      <mi>R</mi>
    </mrow>
    <annotation encoding="StarMath 5.0">R</annotation>
  </semantics>
</math>
</file>

<file path=Object 54/content.xml><?xml version="1.0" encoding="utf-8"?>
<math xmlns="http://www.w3.org/1998/Math/MathML">
  <semantics>
    <mrow>
      <msub>
        <mi>i</mi>
        <mrow>
          <mo stretchy="false">α</mo>
          <mi>c</mi>
        </mrow>
      </msub>
      <mrow>
        <mo stretchy="false">(</mo>
        <mrow>
          <mi>t</mi>
        </mrow>
        <mo stretchy="false">)</mo>
      </mrow>
    </mrow>
    <annotation encoding="StarMath 5.0">i_{%alpha c}(t)</annotation>
  </semantics>
</math>
</file>

<file path=Object 55/content.xml><?xml version="1.0" encoding="utf-8"?>
<math xmlns="http://www.w3.org/1998/Math/MathML">
  <semantics>
    <mrow>
      <msub>
        <mi>L</mi>
        <mrow>
          <mo stretchy="false">β</mo>
        </mrow>
      </msub>
      <mrow>
        <mo stretchy="false">(</mo>
        <mrow>
          <mi>t</mi>
        </mrow>
        <mo stretchy="false">)</mo>
      </mrow>
    </mrow>
    <annotation encoding="StarMath 5.0">L_{%beta}(t)</annotation>
  </semantics>
</math>
</file>

<file path=Object 56/content.xml><?xml version="1.0" encoding="utf-8"?>
<math xmlns="http://www.w3.org/1998/Math/MathML">
  <semantics>
    <mrow>
      <mi>J</mi>
    </mrow>
    <annotation encoding="StarMath 5.0">J</annotation>
  </semantics>
</math>
</file>

<file path=Object 57/content.xml><?xml version="1.0" encoding="utf-8"?>
<math xmlns="http://www.w3.org/1998/Math/MathML">
  <semantics>
    <mrow>
      <msub>
        <mi>p</mi>
        <mi>п</mi>
      </msub>
    </mrow>
    <annotation encoding="StarMath 5.0">p_п</annotation>
  </semantics>
</math>
</file>

<file path=Object 58/content.xml><?xml version="1.0" encoding="utf-8"?>
<math xmlns="http://www.w3.org/1998/Math/MathML">
  <semantics>
    <mrow>
      <msub>
        <mi>p</mi>
        <mi>f</mi>
      </msub>
    </mrow>
    <annotation encoding="StarMath 5.0">p_f</annotation>
  </semantics>
</math>
</file>

<file path=Object 59/content.xml><?xml version="1.0" encoding="utf-8"?>
<math xmlns="http://www.w3.org/1998/Math/MathML">
  <semantics>
    <mrow>
      <mi>q</mi>
      <mrow>
        <mo stretchy="false">(</mo>
        <mrow>
          <mn>0</mn>
        </mrow>
        <mo stretchy="false">)</mo>
      </mrow>
    </mrow>
    <annotation encoding="StarMath 5.0">q(0)</annotation>
  </semantics>
</math>
</file>

<file path=Object 6/content.xml><?xml version="1.0" encoding="utf-8"?>
<math xmlns="http://www.w3.org/1998/Math/MathML">
  <semantics>
    <mrow>
      <msub>
        <mi>i</mi>
        <mrow>
          <mo stretchy="false">α</mo>
          <mi>c</mi>
        </mrow>
      </msub>
      <mrow>
        <mo stretchy="false">(</mo>
        <mrow>
          <mi>t</mi>
        </mrow>
        <mo stretchy="false">)</mo>
      </mrow>
      <mi>,</mi>
      <mi/>
      <msub>
        <mi>i</mi>
        <mrow>
          <mo stretchy="false">β</mo>
          <mi>c</mi>
        </mrow>
      </msub>
      <mrow>
        <mo stretchy="false">(</mo>
        <mrow>
          <mi>t</mi>
        </mrow>
        <mo stretchy="false">)</mo>
      </mrow>
      <mi>,</mi>
      <mi/>
      <msub>
        <mi>i</mi>
        <mrow>
          <mo stretchy="false">α</mo>
          <mi>f</mi>
          <mi>p</mi>
        </mrow>
      </msub>
      <mrow>
        <mo stretchy="false">(</mo>
        <mrow>
          <mi>t</mi>
        </mrow>
        <mo stretchy="false">)</mo>
      </mrow>
      <mi>,</mi>
      <mi/>
      <msub>
        <mi>i</mi>
        <mrow>
          <mo stretchy="false">α</mo>
          <mi>p</mi>
        </mrow>
      </msub>
      <mrow>
        <mo stretchy="false">(</mo>
        <mrow>
          <mi>t</mi>
        </mrow>
        <mo stretchy="false">)</mo>
      </mrow>
      <mi>,</mi>
      <mi/>
      <msub>
        <mi>i</mi>
        <mrow>
          <mo stretchy="false">β</mo>
          <mi>p</mi>
        </mrow>
      </msub>
      <mrow>
        <mo stretchy="false">(</mo>
        <mrow>
          <mi>t</mi>
        </mrow>
        <mo stretchy="false">)</mo>
      </mrow>
    </mrow>
    <annotation encoding="StarMath 5.0">i_{%alpha c}(t),~
i_{%beta c}(t),~
i_{%alpha f p}(t),~
i_{%alpha p}(t),~
i_{%beta p}(t)</annotation>
  </semantics>
</math>
</file>

<file path=Object 60/content.xml><?xml version="1.0" encoding="utf-8"?>
<math xmlns="http://www.w3.org/1998/Math/MathML">
  <semantics>
    <mrow>
      <mi>q</mi>
      <mi>'</mi>
      <mrow>
        <mo stretchy="false">(</mo>
        <mrow>
          <mn>0</mn>
        </mrow>
        <mo stretchy="false">)</mo>
      </mrow>
    </mrow>
    <annotation encoding="StarMath 5.0">q'(0)</annotation>
  </semantics>
</math>
</file>

<file path=Object 61/content.xml><?xml version="1.0" encoding="utf-8"?>
<math xmlns="http://www.w3.org/1998/Math/MathML">
  <semantics>
    <mrow>
      <msub>
        <mi>i</mi>
        <mrow>
          <mo stretchy="false">α</mo>
        </mrow>
      </msub>
      <mrow>
        <mo stretchy="false">(</mo>
        <mrow>
          <mn>0</mn>
        </mrow>
        <mo stretchy="false">)</mo>
      </mrow>
    </mrow>
    <annotation encoding="StarMath 5.0">i_{%alpha}(0)</annotation>
  </semantics>
</math>
</file>

<file path=Object 62/content.xml><?xml version="1.0" encoding="utf-8"?>
<math xmlns="http://www.w3.org/1998/Math/MathML">
  <semantics>
    <mrow>
      <msub>
        <mi>i</mi>
        <mrow>
          <mo stretchy="false">β</mo>
        </mrow>
      </msub>
      <mrow>
        <mo stretchy="false">(</mo>
        <mrow>
          <mn>0</mn>
        </mrow>
        <mo stretchy="false">)</mo>
      </mrow>
    </mrow>
    <annotation encoding="StarMath 5.0">i_{%beta}(0)</annotation>
  </semantics>
</math>
</file>

<file path=Object 63/content.xml><?xml version="1.0" encoding="utf-8"?>
<math xmlns="http://www.w3.org/1998/Math/MathML">
  <semantics>
    <mrow>
      <mo stretchy="false">α</mo>
    </mrow>
    <annotation encoding="StarMath 5.0">%alpha</annotation>
  </semantics>
</math>
</file>

<file path=Object 64/content.xml><?xml version="1.0" encoding="utf-8"?>
<math xmlns="http://www.w3.org/1998/Math/MathML">
  <semantics>
    <mrow>
      <mo stretchy="false">β</mo>
    </mrow>
    <annotation encoding="StarMath 5.0">%beta</annotation>
  </semantics>
</math>
</file>

<file path=Object 65/content.xml><?xml version="1.0" encoding="utf-8"?>
<math xmlns="http://www.w3.org/1998/Math/MathML">
  <semantics>
    <mrow>
      <msub>
        <mi>U</mi>
        <mrow>
          <mo stretchy="false">α</mo>
          <mi>c</mi>
        </mrow>
      </msub>
      <mrow>
        <mo stretchy="false">(</mo>
        <mrow>
          <mi>t</mi>
        </mrow>
        <mo stretchy="false">)</mo>
      </mrow>
    </mrow>
    <annotation encoding="StarMath 5.0">U_{%alpha c} (t)</annotation>
  </semantics>
</math>
</file>

<file path=Object 66/content.xml><?xml version="1.0" encoding="utf-8"?>
<math xmlns="http://www.w3.org/1998/Math/MathML">
  <semantics>
    <mrow>
      <msub>
        <mi>U</mi>
        <mrow>
          <mo stretchy="false">β</mo>
          <mi>c</mi>
        </mrow>
      </msub>
      <mrow>
        <mo stretchy="false">(</mo>
        <mrow>
          <mi>t</mi>
        </mrow>
        <mo stretchy="false">)</mo>
      </mrow>
    </mrow>
    <annotation encoding="StarMath 5.0">U_{%beta c}(t)</annotation>
  </semantics>
</math>
</file>

<file path=Object 67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row>
                    <mrow>
                      <msub>
                        <mi>U</mi>
                        <mrow>
                          <mo stretchy="false">α</mo>
                          <mi>c</mi>
                        </mrow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o stretchy="false">=</mo>
                    <mrow>
                      <mrow>
                        <msub>
                          <mi>U</mi>
                          <mrow>
                            <mi>a</mi>
                            <mi>c</mi>
                          </mrow>
                        </msub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o stretchy="false">⋅</mo>
                      <mi>sin</mi>
                    </mrow>
                  </mrow>
                  <mrow>
                    <mfenced open="(" close=")">
                      <mrow>
                        <mrow>
                          <msub>
                            <mi>p</mi>
                            <mi>п</mi>
                          </msub>
                          <mo stretchy="false">⋅</mo>
                          <mo stretchy="false">Ω</mo>
                        </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</mfenced>
                    <mo stretchy="false">−</mo>
                    <mrow>
                      <mrow>
                        <msub>
                          <mi>U</mi>
                          <mrow>
                            <mi>b</mi>
                            <mi>c</mi>
                          </mrow>
                        </msub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o stretchy="false">⋅</mo>
                      <mi>cos</mi>
                    </mrow>
                  </mrow>
                  <mfenced open="(" close=")">
                    <mrow>
                      <mrow>
                        <msub>
                          <mi>p</mi>
                          <mi>п</mi>
                        </msub>
                        <mo stretchy="false">⋅</mo>
                        <mo stretchy="false">Ω</mo>
                      </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</mfenced>
                  <mi>,</mi>
                </mrow>
              </mtd>
            </mtr>
            <mtr>
              <mtd>
                <mrow>
                  <mrow>
                    <mrow>
                      <msub>
                        <mi>U</mi>
                        <mrow>
                          <mo stretchy="false">β</mo>
                          <mi>c</mi>
                        </mrow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o stretchy="false">=</mo>
                    <mrow>
                      <mrow>
                        <msub>
                          <mi>U</mi>
                          <mrow>
                            <mi>a</mi>
                            <mi>c</mi>
                          </mrow>
                        </msub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o stretchy="false">⋅</mo>
                      <mi>cos</mi>
                    </mrow>
                  </mrow>
                  <mrow>
                    <mfenced open="(" close=")">
                      <mrow>
                        <mrow>
                          <msub>
                            <mi>p</mi>
                            <mi>п</mi>
                          </msub>
                          <mo stretchy="false">⋅</mo>
                          <mo stretchy="false">Ω</mo>
                        </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</mfenced>
                    <mo stretchy="false">−</mo>
                    <mrow>
                      <mrow>
                        <msub>
                          <mi>U</mi>
                          <mrow>
                            <mi>b</mi>
                            <mi>c</mi>
                          </mrow>
                        </msub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o stretchy="false">⋅</mo>
                      <mi>sin</mi>
                    </mrow>
                  </mrow>
                  <mfenced open="(" close=")">
                    <mrow>
                      <mrow>
                        <msub>
                          <mi>p</mi>
                          <mi>п</mi>
                        </msub>
                        <mo stretchy="false">⋅</mo>
                        <mo stretchy="false">Ω</mo>
                      </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</mfenced>
                  <mn>.</mn>
                </mrow>
              </mtd>
            </mtr>
          </mtable>
        </mrow>
      </mrow>
    </mrow>
    <annotation encoding="StarMath 5.0">left lbrace stack { 
{U_{%alpha c}(t)} =
{U_{a c}(t)} cdot sin left ( p_п cdot %OMEGA(t) right ) -
{U_{b c}(t)} cdot cos left ( p_п cdot %OMEGA(t) right )  , #
{U_{%beta c}(t)} =
{U_{a c}(t)} cdot cos left ( p_п cdot %OMEGA(t) right ) -
{U_{b c}(t)} cdot sin left ( p_п cdot %OMEGA(t) right )  .
} right none</annotation>
  </semantics>
</math>
</file>

<file path=Object 68/content.xml><?xml version="1.0" encoding="utf-8"?>
<math xmlns="http://www.w3.org/1998/Math/MathML">
  <semantics>
    <mrow>
      <msub>
        <mi>U</mi>
        <mrow>
          <mi>a</mi>
          <mi>c</mi>
        </mrow>
      </msub>
      <mrow>
        <mo stretchy="false">(</mo>
        <mrow>
          <mi>t</mi>
        </mrow>
        <mo stretchy="false">)</mo>
      </mrow>
    </mrow>
    <annotation encoding="StarMath 5.0">U_{a c} (t)</annotation>
  </semantics>
</math>
</file>

<file path=Object 69/content.xml><?xml version="1.0" encoding="utf-8"?>
<math xmlns="http://www.w3.org/1998/Math/MathML">
  <semantics>
    <mrow>
      <msub>
        <mi>U</mi>
        <mrow>
          <mi>b</mi>
          <mi>c</mi>
        </mrow>
      </msub>
      <mrow>
        <mo stretchy="false">(</mo>
        <mrow>
          <mi>t</mi>
        </mrow>
        <mo stretchy="false">)</mo>
      </mrow>
    </mrow>
    <annotation encoding="StarMath 5.0">U_{b c} (t)</annotation>
  </semantics>
</math>
</file>

<file path=Object 7/content.xml><?xml version="1.0" encoding="utf-8"?>
<math xmlns="http://www.w3.org/1998/Math/MathML">
  <semantics>
    <mrow>
      <msub>
        <mo stretchy="false">Ψ</mo>
        <mrow>
          <mo stretchy="false">α</mo>
          <mi>c</mi>
        </mrow>
      </msub>
      <mrow>
        <mo stretchy="false">(</mo>
        <mrow>
          <mi>t</mi>
        </mrow>
        <mo stretchy="false">)</mo>
      </mrow>
      <mi>,</mi>
      <mi/>
      <msub>
        <mo stretchy="false">Ψ</mo>
        <mrow>
          <mo stretchy="false">β</mo>
          <mi>c</mi>
        </mrow>
      </msub>
      <mrow>
        <mo stretchy="false">(</mo>
        <mrow>
          <mi>t</mi>
        </mrow>
        <mo stretchy="false">)</mo>
      </mrow>
      <mi>,</mi>
      <mi/>
      <msub>
        <mo stretchy="false">Ψ</mo>
        <mrow>
          <mo stretchy="false">α</mo>
          <mi>f</mi>
          <mi>p</mi>
        </mrow>
      </msub>
      <mrow>
        <mo stretchy="false">(</mo>
        <mrow>
          <mi>t</mi>
        </mrow>
        <mo stretchy="false">)</mo>
      </mrow>
      <mi>,</mi>
      <mi/>
      <msub>
        <mo stretchy="false">Ψ</mo>
        <mrow>
          <mo stretchy="false">α</mo>
          <mi>p</mi>
        </mrow>
      </msub>
      <mrow>
        <mo stretchy="false">(</mo>
        <mrow>
          <mi>t</mi>
        </mrow>
        <mo stretchy="false">)</mo>
      </mrow>
      <mi>,</mi>
      <mi/>
      <msub>
        <mo stretchy="false">Ψ</mo>
        <mrow>
          <mo stretchy="false">β</mo>
          <mi>p</mi>
        </mrow>
      </msub>
      <mrow>
        <mo stretchy="false">(</mo>
        <mrow>
          <mi>t</mi>
        </mrow>
        <mo stretchy="false">)</mo>
      </mrow>
    </mrow>
    <annotation encoding="StarMath 5.0">%PSI_{%alpha c}(t),~
%PSI_{%beta c}(t),~
%PSI_{%alpha f p}(t),~
%PSI_{%alpha p}(t),~
%PSI_{%beta p}(t)</annotation>
  </semantics>
</math>
</file>

<file path=Object 8/content.xml><?xml version="1.0" encoding="utf-8"?>
<math xmlns="http://www.w3.org/1998/Math/MathML">
  <semantics>
    <mrow>
      <mo stretchy="false">Ω</mo>
      <mrow>
        <mo stretchy="false">(</mo>
        <mrow>
          <mi>t</mi>
        </mrow>
        <mo stretchy="false">)</mo>
      </mrow>
    </mrow>
    <annotation encoding="StarMath 5.0">%OMEGA(t)</annotation>
  </semantics>
</math>
</file>

<file path=Object 9/content.xml><?xml version="1.0" encoding="utf-8"?>
<math xmlns="http://www.w3.org/1998/Math/MathML">
  <semantics>
    <mrow>
      <mrow>
        <mo stretchy="false">ω</mo>
        <mo stretchy="false">=</mo>
        <mrow>
          <msub>
            <mi>p</mi>
            <mi>п</mi>
          </msub>
          <mo stretchy="false">⋅</mo>
          <mo stretchy="false">Ω</mo>
        </mrow>
      </mrow>
      <mrow>
        <mo stretchy="false">(</mo>
        <mrow>
          <mi>t</mi>
        </mrow>
        <mo stretchy="false">)</mo>
      </mrow>
    </mrow>
    <annotation encoding="StarMath 5.0">%omega = p_п cdot %OMEGA(t)</annotation>
  </semantics>
</math>
</file>